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3.9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3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3" table:default-cell-style-name="Default"/>
        <table:table-column table:style-name="co6" table:default-cell-style-name="ce39"/>
        <table:table-row table:style-name="ro1">
          <table:table-cell table:style-name="ce26" office:value-type="string" calcext:value-type="string">
            <text:p>XP</text:p>
          </table:table-cell>
          <table:table-cell table:style-name="ce3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5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26" office:value-type="string" calcext:value-type="string">
            <text:p>ZT</text:p>
          </table:table-cell>
          <table:table-cell table:style-name="ce3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5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26" office:value-type="string" calcext:value-type="string">
            <text:p>ZTI</text:p>
          </table:table-cell>
          <table:table-cell table:style-name="ce3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5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5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26" office:value-type="string" calcext:value-type="string">
            <text:p>PV</text:p>
          </table:table-cell>
          <table:table-cell table:style-name="ce3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5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3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5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26" office:value-type="string" calcext:value-type="string">
            <text:p>XT</text:p>
          </table:table-cell>
          <table:table-cell table:style-name="ce3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5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26" office:value-type="string" calcext:value-type="string">
            <text:p>XZT</text:p>
          </table:table-cell>
          <table:table-cell table:style-name="ce3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5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26" office:value-type="string" calcext:value-type="string">
            <text:p>XZTJ</text:p>
          </table:table-cell>
          <table:table-cell table:style-name="ce3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5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26" office:value-type="string" calcext:value-type="string">
            <text:p>ZTJ</text:p>
          </table:table-cell>
          <table:table-cell table:style-name="ce3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5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26" office:value-type="string" calcext:value-type="string">
            <text:p>XPV</text:p>
          </table:table-cell>
          <table:table-cell table:style-name="ce3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5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2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5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6" office:value-type="string" calcext:value-type="string">
            <text:p>XK</text:p>
          </table:table-cell>
          <table:table-cell table:style-name="ce3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5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26" office:value-type="string" calcext:value-type="string">
            <text:p>XKT</text:p>
          </table:table-cell>
          <table:table-cell table:style-name="ce3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5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26" office:value-type="string" calcext:value-type="string">
            <text:p>KT</text:p>
          </table:table-cell>
          <table:table-cell table:style-name="ce32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5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6" office:value-type="string" calcext:value-type="string">
            <text:p>J</text:p>
          </table:table-cell>
          <table:table-cell table:style-name="ce3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5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6" office:value-type="string" calcext:value-type="string">
            <text:p>K</text:p>
          </table:table-cell>
          <table:table-cell table:style-name="ce3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5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3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5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6" office:value-type="string" calcext:value-type="string">
            <text:p>LJ</text:p>
          </table:table-cell>
          <table:table-cell table:style-name="ce3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5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3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5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3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5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3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5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6" office:value-type="string" calcext:value-type="string">
            <text:p>R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5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6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5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6" office:value-type="string" calcext:value-type="string">
            <text:p>TP</text:p>
          </table:table-cell>
          <table:table-cell table:style-name="ce3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5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6" office:value-type="string" calcext:value-type="string">
            <text:p>TPV</text:p>
          </table:table-cell>
          <table:table-cell table:style-name="ce3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5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6" office:value-type="string" calcext:value-type="string">
            <text:p>XSJ</text:p>
          </table:table-cell>
          <table:table-cell table:style-name="ce3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5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26" office:value-type="string" calcext:value-type="string">
            <text:p>SJ</text:p>
          </table:table-cell>
          <table:table-cell table:style-name="ce3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5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26" office:value-type="string" calcext:value-type="string">
            <text:p>SJ~</text:p>
          </table:table-cell>
          <table:table-cell table:style-name="ce3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5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2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5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6" office:value-type="string" calcext:value-type="string">
            <text:p>ZSTJ</text:p>
          </table:table-cell>
          <table:table-cell table:style-name="ce32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5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6" office:value-type="string" calcext:value-type="string">
            <text:p>T</text:p>
          </table:table-cell>
          <table:table-cell table:style-name="ce3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5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5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32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5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6" office:value-type="string" calcext:value-type="string">
            <text:p>Z</text:p>
          </table:table-cell>
          <table:table-cell table:style-name="ce32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5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6" office:value-type="string" calcext:value-type="string">
            <text:p>ZI</text:p>
          </table:table-cell>
          <table:table-cell table:style-name="ce32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5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26" office:value-type="string" calcext:value-type="string">
            <text:p>ZJ</text:p>
          </table:table-cell>
          <table:table-cell table:style-name="ce32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5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26" office:value-type="string" calcext:value-type="string">
            <text:p>ZJ~</text:p>
          </table:table-cell>
          <table:table-cell table:style-name="ce32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5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6" office:value-type="string" calcext:value-type="string">
            <text:p>ZST</text:p>
          </table:table-cell>
          <table:table-cell table:style-name="ce3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5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6" office:value-type="string" calcext:value-type="string">
            <text:p>XTP</text:p>
          </table:table-cell>
          <table:table-cell table:style-name="ce32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5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26" office:value-type="string" calcext:value-type="string">
            <text:p>RJ</text:p>
          </table:table-cell>
          <table:table-cell table:style-name="ce32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5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2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40" office:value-type="string" calcext:value-type="string">
            <text:p>freq</text:p>
          </table:table-cell>
          <table:table-cell table:style-name="ce44" table:formula="of:=COUNTA([.B2:.B541])" office:value-type="float" office:value="540" calcext:value-type="float">
            <text:p>540</text:p>
          </table:table-cell>
          <table:table-cell table:style-name="ce48" office:value-type="string" calcext:value-type="string">
            <text:p>translat</text:p>
          </table:table-cell>
          <table:table-cell table:style-name="ce48" office:value-type="string" calcext:value-type="string">
            <text:p>propo1</text:p>
          </table:table-cell>
          <table:table-cell table:style-name="ce48" office:value-type="string" calcext:value-type="string">
            <text:p>propo2</text:p>
          </table:table-cell>
          <table:table-cell table:style-name="ce50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LRJ</text:p>
          </table:table-cell>
          <table:table-cell/>
          <table:table-cell office:value-type="string" calcext:value-type="string">
            <text:p>tylko „brzmi-” nie ma twardego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I / ZTJ</text:p>
          </table:table-cell>
          <table:table-cell/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ć (ci)</text:p>
          </table:table-cell>
          <table:table-cell office:value-type="string" calcext:value-type="string">
            <text:p>TJ</text:p>
          </table:table-cell>
          <table:table-cell table:number-columns-repeated="3"/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LR</text:p>
          </table:table-cell>
          <table:table-cell table:number-columns-repeated="2"/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KTVRJ</text:p>
          </table:table-cell>
          <table:table-cell table:number-columns-repeated="2"/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 table:number-columns-repeated="2"/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ź</text:p>
          </table:table-cell>
          <table:table-cell/>
          <table:table-cell office:value-type="string" calcext:value-type="string">
            <text:p>ZTJ</text:p>
          </table:table-cell>
          <table:table-cell/>
          <table:table-cell office:value-type="string" calcext:value-type="string">
            <text:p>dzi=dź</text:p>
          </table:table-cell>
          <table:table-cell office:value-type="string" calcext:value-type="string">
            <text:p>dzięk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 office:value-type="string" calcext:value-type="string">
            <text:p>XTVRJ</text:p>
          </table:table-cell>
          <table:table-cell table:number-columns-repeated="2"/>
          <table:table-cell office:value-type="string" calcext:value-type="string">
            <text:p>nie ma drzw[aeouóyąę] tylko drzw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TVRJ</text:p>
          </table:table-cell>
          <table:table-cell/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 / KTPVJ</text:p>
          </table:table-cell>
          <table:table-cell/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3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ś/s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 / ź</text:p>
          </table:table-cell>
          <table:table-cell/>
          <table:table-cell office:value-type="string" calcext:value-type="string">
            <text:p>ZJ / ZI</text:p>
          </table:table-cell>
          <table:table-cell/>
          <table:table-cell office:value-type="string" calcext:value-type="string">
            <text:p>ZJ=ziemski;ZI=zimno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_pliku" table:style-name="ta1">
        <table:table-column table:style-name="co7" table:default-cell-style-name="ce27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7" table:number-columns-repeated="3" table:default-cell-style-name="ce34"/>
        <table:table-column table:style-name="co15" table:default-cell-style-name="ce39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.F1];)" office:value-type="string" office:string-value="&quot;b&quot;&quot;XP&quot;" calcext:value-type="string">
            <text:p>"b""XP"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number-columns-repeated="2"/>
          <table:table-cell table:formula="of:=CONCATENATE([$przecinki.$A$2];[.E2];[$przecinki.$A$2];[$przecinki.$B$2];[$przecinki.$C$2];[$przecinki.$A$2];[.E2];[$przecinki.$A$2];[$przecinki.$D$2])" office:value-type="string" office:string-value="&quot;XPL&quot;: &quot;XPL&quot;," calcext:value-type="string">
            <text:p>"XPL": "XPL"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number-columns-repeated="2"/>
          <table:table-cell table:formula="of:=CONCATENATE([$przecinki.$A$2];[.E3];[$przecinki.$A$2];[$przecinki.$B$2];[$przecinki.$C$2];[$przecinki.$A$2];[.E3];[$przecinki.$A$2];[$przecinki.$D$2])" office:value-type="string" office:string-value="&quot;XPLI&quot;: &quot;XPLI&quot;," calcext:value-type="string">
            <text:p>"XPLI": "XPLI"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number-columns-repeated="2"/>
          <table:table-cell table:formula="of:=CONCATENATE([$przecinki.$A$2];[.E4];[$przecinki.$A$2];[$przecinki.$B$2];[$przecinki.$C$2];[$przecinki.$A$2];[.E4];[$przecinki.$A$2];[$przecinki.$D$2])" office:value-type="string" office:string-value="&quot;XPLJ&quot;: &quot;XPLJ&quot;," calcext:value-type="string">
            <text:p>"XPLJ": "XPLJ"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number-columns-repeated="2"/>
          <table:table-cell table:formula="of:=CONCATENATE([$przecinki.$A$2];[.E5];[$przecinki.$A$2];[$przecinki.$B$2];[$przecinki.$C$2];[$przecinki.$A$2];[.E5];[$przecinki.$A$2];[$przecinki.$D$2])" office:value-type="string" office:string-value="&quot;XPR&quot;: &quot;XPR&quot;," calcext:value-type="string">
            <text:p>"XPR": "XPR"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6];[$przecinki.$A$2];[$przecinki.$B$2];[$przecinki.$C$2];[$przecinki.$A$2];[.E6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7];[$przecinki.$A$2];[$przecinki.$B$2];[$przecinki.$C$2];[$przecinki.$A$2];[.E7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number-columns-repeated="2"/>
          <table:table-cell table:formula="of:=CONCATENATE([$przecinki.$A$2];[.E8];[$przecinki.$A$2];[$przecinki.$B$2];[$przecinki.$C$2];[$przecinki.$A$2];[.E8];[$przecinki.$A$2];[$przecinki.$D$2])" office:value-type="string" office:string-value="&quot;XPVLR&quot;: &quot;XPVLR&quot;," calcext:value-type="string">
            <text:p>"XPVLR": "XPVLR"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number-columns-repeated="2"/>
          <table:table-cell table:formula="of:=CONCATENATE([$przecinki.$A$2];[.E9];[$przecinki.$A$2];[$przecinki.$B$2];[$przecinki.$C$2];[$przecinki.$A$2];[.E9];[$przecinki.$A$2];[$przecinki.$D$2])" office:value-type="string" office:string-value="&quot;XPVLRJ&quot;: &quot;XPVLRJ&quot;," calcext:value-type="string">
            <text:p>"XPVLRJ": "XPVLRJ"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number-columns-repeated="2"/>
          <table:table-cell table:formula="of:=CONCATENATE([$przecinki.$A$2];[.E10];[$przecinki.$A$2];[$przecinki.$B$2];[$przecinki.$C$2];[$przecinki.$A$2];[.E10];[$przecinki.$A$2];[$przecinki.$D$2])" office:value-type="string" office:string-value="&quot;XPVR&quot;: &quot;XPVR&quot;," calcext:value-type="string">
            <text:p>"XPVR": "XPVR"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number-columns-repeated="2"/>
          <table:table-cell table:formula="of:=CONCATENATE([$przecinki.$A$2];[.E11];[$przecinki.$A$2];[$przecinki.$B$2];[$przecinki.$C$2];[$przecinki.$A$2];[.E11];[$przecinki.$A$2];[$przecinki.$D$2])" office:value-type="string" office:string-value="&quot;XPRJ&quot;: &quot;XPRJ&quot;," calcext:value-type="string">
            <text:p>"XPRJ": "XPRJ"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number-columns-repeated="2"/>
          <table:table-cell table:formula="of:=CONCATENATE([$przecinki.$A$2];[.E12];[$przecinki.$A$2];[$przecinki.$B$2];[$przecinki.$C$2];[$przecinki.$A$2];[.E12];[$przecinki.$A$2];[$przecinki.$D$2])" office:value-type="string" office:string-value="&quot;XPVRJ&quot;: &quot;XPVRJ&quot;," calcext:value-type="string">
            <text:p>"XPVRJ": "XPVRJ"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number-columns-repeated="2"/>
          <table:table-cell table:formula="of:=CONCATENATE([$przecinki.$A$2];[.E13];[$przecinki.$A$2];[$przecinki.$B$2];[$przecinki.$C$2];[$przecinki.$A$2];[.E13];[$przecinki.$A$2];[$przecinki.$D$2])" office:value-type="string" office:string-value="&quot;XTPVRJ&quot;: &quot;XTPVRJ&quot;," calcext:value-type="string">
            <text:p>"XTPVRJ": "XTPVRJ"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D15]" office:value-type="string" office:string-value="XTPVLRJ" calcext:value-type="string">
            <text:p>XTPVLRJ</text:p>
          </table:table-cell>
          <table:table-cell table:formula="of:=[$'naglosy-edycja'.E15]" office:value-type="float" office:value="0" calcext:value-type="float">
            <text:p>0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number-columns-repeated="2"/>
          <table:table-cell table:formula="of:=CONCATENATE([$przecinki.$A$2];[.E14];[$przecinki.$A$2];[$przecinki.$B$2];[$przecinki.$C$2];[$przecinki.$A$2];[.E14];[$przecinki.$A$2];[$przecinki.$D$2])" office:value-type="string" office:string-value="&quot;XTPVLRJ&quot;: &quot;XTPVLRJ&quot;," calcext:value-type="string">
            <text:p>"XTPVLRJ": "XTPVLRJ"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number-columns-repeated="2"/>
          <table:table-cell table:formula="of:=CONCATENATE([$przecinki.$A$2];[.E15];[$przecinki.$A$2];[$przecinki.$B$2];[$przecinki.$C$2];[$przecinki.$A$2];[.E15];[$przecinki.$A$2];[$przecinki.$D$2])" office:value-type="string" office:string-value="&quot;XZP&quot;: &quot;XZP&quot;," calcext:value-type="string">
            <text:p>"XZP": "XZP"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number-columns-repeated="2"/>
          <table:table-cell table:formula="of:=CONCATENATE([$przecinki.$A$2];[.E16];[$przecinki.$A$2];[$przecinki.$B$2];[$przecinki.$C$2];[$przecinki.$A$2];[.E16];[$przecinki.$A$2];[$przecinki.$D$2])" office:value-type="string" office:string-value="&quot;XZPJ&quot;: &quot;XZPJ&quot;," calcext:value-type="string">
            <text:p>"XZPJ": "XZPJ"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17];[$przecinki.$A$2];[$przecinki.$B$2];[$przecinki.$C$2];[$przecinki.$A$2];[.E17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18];[$przecinki.$A$2];[$przecinki.$B$2];[$przecinki.$C$2];[$przecinki.$A$2];[.E18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19];[$przecinki.$A$2];[$przecinki.$B$2];[$przecinki.$C$2];[$przecinki.$A$2];[.E19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number-columns-repeated="2"/>
          <table:table-cell table:formula="of:=CONCATENATE([$przecinki.$A$2];[.E20];[$przecinki.$A$2];[$przecinki.$B$2];[$przecinki.$C$2];[$przecinki.$A$2];[.E20];[$przecinki.$A$2];[$przecinki.$D$2])" office:value-type="string" office:string-value="&quot;XZTPV&quot;: &quot;XZTPV&quot;," calcext:value-type="string">
            <text:p>"XZTPV": "XZTPV"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number-columns-repeated="2"/>
          <table:table-cell table:formula="of:=CONCATENATE([$przecinki.$A$2];[.E21];[$przecinki.$A$2];[$przecinki.$B$2];[$przecinki.$C$2];[$przecinki.$A$2];[.E21];[$przecinki.$A$2];[$przecinki.$D$2])" office:value-type="string" office:string-value="&quot;ZT&quot;: &quot;ZT&quot;," calcext:value-type="string">
            <text:p>"ZT": "ZT"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I / ZTJ" calcext:value-type="string">
            <text:p>ZTI / ZTJ</text:p>
          </table:table-cell>
          <table:table-cell table:formula="of:=[$'naglosy-edycja'.E23]" office:value-type="float" office:value="0" calcext:value-type="float">
            <text:p>0</text:p>
          </table:table-cell>
          <table:table-cell table:formula="of:=IF([.B22]=0;[.C22];[.B22])" office:value-type="string" office:string-value="ZTI / ZTJ" calcext:value-type="string">
            <text:p>ZTI / ZTJ</text:p>
          </table:table-cell>
          <table:table-cell table:number-columns-repeated="2"/>
          <table:table-cell table:formula="of:=CONCATENATE([$przecinki.$A$2];[.E22];[$przecinki.$A$2];[$przecinki.$B$2];[$przecinki.$C$2];[$przecinki.$A$2];[.E22];[$przecinki.$A$2];[$przecinki.$D$2])" office:value-type="string" office:string-value="&quot;ZTI / ZTJ&quot;: &quot;ZTI / ZTJ&quot;," calcext:value-type="string">
            <text:p>"ZTI / ZTJ": "ZTI / ZTJ"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number-columns-repeated="2"/>
          <table:table-cell table:formula="of:=CONCATENATE([$przecinki.$A$2];[.E23];[$przecinki.$A$2];[$przecinki.$B$2];[$przecinki.$C$2];[$przecinki.$A$2];[.E23];[$przecinki.$A$2];[$przecinki.$D$2])" office:value-type="string" office:string-value="&quot;ZTJ&quot;: &quot;ZTJ&quot;," calcext:value-type="string">
            <text:p>"ZTJ": "ZTJ"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number-columns-repeated="2"/>
          <table:table-cell table:formula="of:=CONCATENATE([$przecinki.$A$2];[.E24];[$przecinki.$A$2];[$przecinki.$B$2];[$przecinki.$C$2];[$przecinki.$A$2];[.E24];[$przecinki.$A$2];[$przecinki.$D$2])" office:value-type="string" office:string-value="&quot;ZKTL&quot;: &quot;ZKTL&quot;," calcext:value-type="string">
            <text:p>"ZKTL": "ZKTL"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number-columns-repeated="2"/>
          <table:table-cell table:formula="of:=CONCATENATE([$przecinki.$A$2];[.E25];[$przecinki.$A$2];[$przecinki.$B$2];[$przecinki.$C$2];[$przecinki.$A$2];[.E25];[$przecinki.$A$2];[$przecinki.$D$2])" office:value-type="string" office:string-value="&quot;ZKTLR&quot;: &quot;ZKTLR&quot;," calcext:value-type="string">
            <text:p>"ZKTLR": "ZKTLR"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number-columns-repeated="2"/>
          <table:table-cell table:formula="of:=CONCATENATE([$przecinki.$A$2];[.E26];[$przecinki.$A$2];[$przecinki.$B$2];[$przecinki.$C$2];[$przecinki.$A$2];[.E26];[$przecinki.$A$2];[$przecinki.$D$2])" office:value-type="string" office:string-value="&quot;ZTL&quot;: &quot;ZTL&quot;," calcext:value-type="string">
            <text:p>"ZTL": "ZTL"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number-columns-repeated="2"/>
          <table:table-cell table:formula="of:=CONCATENATE([$przecinki.$A$2];[.E27];[$przecinki.$A$2];[$przecinki.$B$2];[$przecinki.$C$2];[$przecinki.$A$2];[.E27];[$przecinki.$A$2];[$przecinki.$D$2])" office:value-type="string" office:string-value="&quot;ZTLJ&quot;: &quot;ZTLJ&quot;," calcext:value-type="string">
            <text:p>"ZTLJ": "ZTLJ"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28];[$przecinki.$A$2];[$przecinki.$B$2];[$przecinki.$C$2];[$przecinki.$A$2];[.E28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number-columns-repeated="2"/>
          <table:table-cell table:formula="of:=CONCATENATE([$przecinki.$A$2];[.E29];[$przecinki.$A$2];[$przecinki.$B$2];[$przecinki.$C$2];[$przecinki.$A$2];[.E29];[$przecinki.$A$2];[$przecinki.$D$2])" office:value-type="string" office:string-value="&quot;ZTLR&quot;: &quot;ZTLR&quot;," calcext:value-type="string">
            <text:p>"ZTLR": "ZTLR"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30];[$przecinki.$A$2];[$przecinki.$B$2];[$przecinki.$C$2];[$przecinki.$A$2];[.E30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number-columns-repeated="2"/>
          <table:table-cell table:formula="of:=CONCATENATE([$przecinki.$A$2];[.E31];[$przecinki.$A$2];[$przecinki.$B$2];[$przecinki.$C$2];[$przecinki.$A$2];[.E31];[$przecinki.$A$2];[$przecinki.$D$2])" office:value-type="string" office:string-value="&quot;PV&quot;: &quot;PV&quot;," calcext:value-type="string">
            <text:p>"PV": "PV"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number-columns-repeated="2"/>
          <table:table-cell table:formula="of:=CONCATENATE([$przecinki.$A$2];[.E32];[$przecinki.$A$2];[$przecinki.$B$2];[$przecinki.$C$2];[$przecinki.$A$2];[.E32];[$przecinki.$A$2];[$przecinki.$D$2])" office:value-type="string" office:string-value="&quot;ZTPV&quot;: &quot;ZTPV&quot;," calcext:value-type="string">
            <text:p>"ZTPV": "ZTPV"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number-columns-repeated="2"/>
          <table:table-cell table:formula="of:=CONCATENATE([$przecinki.$A$2];[.E33];[$przecinki.$A$2];[$przecinki.$B$2];[$przecinki.$C$2];[$przecinki.$A$2];[.E33];[$przecinki.$A$2];[$przecinki.$D$2])" office:value-type="string" office:string-value="&quot;ZTPVJ&quot;: &quot;ZTPVJ&quot;," calcext:value-type="string">
            <text:p>"ZTPVJ": "ZTPVJ"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4];[$przecinki.$A$2];[$przecinki.$B$2];[$przecinki.$C$2];[$przecinki.$A$2];[.E34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number-columns-repeated="2"/>
          <table:table-cell table:formula="of:=CONCATENATE([$przecinki.$A$2];[.E35];[$przecinki.$A$2];[$przecinki.$B$2];[$przecinki.$C$2];[$przecinki.$A$2];[.E35];[$przecinki.$A$2];[$przecinki.$D$2])" office:value-type="string" office:string-value="&quot;PV&quot;: &quot;PV&quot;," calcext:value-type="string">
            <text:p>"PV": "PV"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number-columns-repeated="2"/>
          <table:table-cell table:formula="of:=CONCATENATE([$przecinki.$A$2];[.E36];[$przecinki.$A$2];[$przecinki.$B$2];[$przecinki.$C$2];[$przecinki.$A$2];[.E36];[$przecinki.$A$2];[$przecinki.$D$2])" office:value-type="string" office:string-value="&quot;KPV&quot;: &quot;KPV&quot;," calcext:value-type="string">
            <text:p>"KPV": "KPV"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number-columns-repeated="2"/>
          <table:table-cell table:formula="of:=CONCATENATE([$przecinki.$A$2];[.E37];[$przecinki.$A$2];[$przecinki.$B$2];[$przecinki.$C$2];[$przecinki.$A$2];[.E37];[$przecinki.$A$2];[$przecinki.$D$2])" office:value-type="string" office:string-value="&quot;KPVLR&quot;: &quot;KPVLR&quot;," calcext:value-type="string">
            <text:p>"KPVLR": "KPVLR"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number-columns-repeated="2"/>
          <table:table-cell table:formula="of:=CONCATENATE([$przecinki.$A$2];[.E38];[$przecinki.$A$2];[$przecinki.$B$2];[$przecinki.$C$2];[$przecinki.$A$2];[.E38];[$przecinki.$A$2];[$przecinki.$D$2])" office:value-type="string" office:string-value="&quot;PVLJ&quot;: &quot;PVLJ&quot;," calcext:value-type="string">
            <text:p>"PVLJ": "PVLJ"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9];[$przecinki.$A$2];[$przecinki.$B$2];[$przecinki.$C$2];[$przecinki.$A$2];[.E39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number-columns-repeated="2"/>
          <table:table-cell table:formula="of:=CONCATENATE([$przecinki.$A$2];[.E40];[$przecinki.$A$2];[$przecinki.$B$2];[$przecinki.$C$2];[$przecinki.$A$2];[.E40];[$przecinki.$A$2];[$przecinki.$D$2])" office:value-type="string" office:string-value="&quot;PVLR&quot;: &quot;PVLR&quot;," calcext:value-type="string">
            <text:p>"PVLR": "PVLR"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number-columns-repeated="2"/>
          <table:table-cell table:formula="of:=CONCATENATE([$przecinki.$A$2];[.E41];[$przecinki.$A$2];[$przecinki.$B$2];[$przecinki.$C$2];[$przecinki.$A$2];[.E41];[$przecinki.$A$2];[$przecinki.$D$2])" office:value-type="string" office:string-value="&quot;PVLRJ&quot;: &quot;PVLRJ&quot;," calcext:value-type="string">
            <text:p>"PVLRJ": "PVLRJ"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42];[$przecinki.$A$2];[$przecinki.$B$2];[$przecinki.$C$2];[$przecinki.$A$2];[.E42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43];[$przecinki.$A$2];[$przecinki.$B$2];[$przecinki.$C$2];[$przecinki.$A$2];[.E43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45]" office:value-type="string" office:string-value="ć (ci)" calcext:value-type="string">
            <text:p>ć (ci)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number-columns-repeated="2"/>
          <table:table-cell table:formula="of:=CONCATENATE([$przecinki.$A$2];[.E44];[$przecinki.$A$2];[$przecinki.$B$2];[$przecinki.$C$2];[$przecinki.$A$2];[.E44];[$przecinki.$A$2];[$przecinki.$D$2])" office:value-type="string" office:string-value="&quot;TJ&quot;: &quot;TJ&quot;," calcext:value-type="string">
            <text:p>"TJ": "TJ"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45];[$przecinki.$A$2];[$przecinki.$B$2];[$przecinki.$C$2];[$przecinki.$A$2];[.E45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46];[$przecinki.$A$2];[$przecinki.$B$2];[$przecinki.$C$2];[$przecinki.$A$2];[.E46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number-columns-repeated="2"/>
          <table:table-cell table:formula="of:=CONCATENATE([$przecinki.$A$2];[.E47];[$przecinki.$A$2];[$przecinki.$B$2];[$przecinki.$C$2];[$przecinki.$A$2];[.E47];[$przecinki.$A$2];[$przecinki.$D$2])" office:value-type="string" office:string-value="&quot;ZTVJ&quot;: &quot;ZTVJ&quot;," calcext:value-type="string">
            <text:p>"ZTVJ": "ZTVJ"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48];[$przecinki.$A$2];[$przecinki.$B$2];[$przecinki.$C$2];[$przecinki.$A$2];[.E48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number-columns-repeated="2"/>
          <table:table-cell table:formula="of:=CONCATENATE([$przecinki.$A$2];[.E49];[$przecinki.$A$2];[$przecinki.$B$2];[$przecinki.$C$2];[$przecinki.$A$2];[.E49];[$przecinki.$A$2];[$przecinki.$D$2])" office:value-type="string" office:string-value="&quot;ZTPJ&quot;: &quot;ZTPJ&quot;," calcext:value-type="string">
            <text:p>"ZTPJ": "ZTPJ"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number-columns-repeated="2"/>
          <table:table-cell table:formula="of:=CONCATENATE([$przecinki.$A$2];[.E50];[$przecinki.$A$2];[$przecinki.$B$2];[$przecinki.$C$2];[$przecinki.$A$2];[.E50];[$przecinki.$A$2];[$przecinki.$D$2])" office:value-type="string" office:string-value="&quot;ZTPLR&quot;: &quot;ZTPLR&quot;," calcext:value-type="string">
            <text:p>"ZTPLR": "ZTPLR"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number-columns-repeated="2"/>
          <table:table-cell table:formula="of:=CONCATENATE([$przecinki.$A$2];[.E51];[$przecinki.$A$2];[$przecinki.$B$2];[$przecinki.$C$2];[$przecinki.$A$2];[.E51];[$przecinki.$A$2];[$przecinki.$D$2])" office:value-type="string" office:string-value="&quot;ZTPLRJ&quot;: &quot;ZTPLRJ&quot;," calcext:value-type="string">
            <text:p>"ZTPLRJ": "ZTPLRJ"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52];[$przecinki.$A$2];[$przecinki.$B$2];[$przecinki.$C$2];[$przecinki.$A$2];[.E52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number-columns-repeated="2"/>
          <table:table-cell table:formula="of:=CONCATENATE([$przecinki.$A$2];[.E53];[$przecinki.$A$2];[$przecinki.$B$2];[$przecinki.$C$2];[$przecinki.$A$2];[.E53];[$przecinki.$A$2];[$przecinki.$D$2])" office:value-type="string" office:string-value="&quot;ZTVJ&quot;: &quot;ZTVJ&quot;," calcext:value-type="string">
            <text:p>"ZTVJ": "ZTVJ"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number-columns-repeated="2"/>
          <table:table-cell table:formula="of:=CONCATENATE([$przecinki.$A$2];[.E54];[$przecinki.$A$2];[$przecinki.$B$2];[$przecinki.$C$2];[$przecinki.$A$2];[.E54];[$przecinki.$A$2];[$przecinki.$D$2])" office:value-type="string" office:string-value="&quot;XT&quot;: &quot;XT&quot;," calcext:value-type="string">
            <text:p>"XT": "XT"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number-columns-repeated="2"/>
          <table:table-cell table:formula="of:=CONCATENATE([$przecinki.$A$2];[.E55];[$przecinki.$A$2];[$przecinki.$B$2];[$przecinki.$C$2];[$przecinki.$A$2];[.E55];[$przecinki.$A$2];[$przecinki.$D$2])" office:value-type="string" office:string-value="&quot;XTP&quot;: &quot;XTP&quot;," calcext:value-type="string">
            <text:p>"XTP": "XTP"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number-columns-repeated="2"/>
          <table:table-cell table:formula="of:=CONCATENATE([$przecinki.$A$2];[.E56];[$przecinki.$A$2];[$przecinki.$B$2];[$przecinki.$C$2];[$przecinki.$A$2];[.E56];[$przecinki.$A$2];[$przecinki.$D$2])" office:value-type="string" office:string-value="&quot;XTL&quot;: &quot;XTL&quot;," calcext:value-type="string">
            <text:p>"XTL": "XTL"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number-columns-repeated="2"/>
          <table:table-cell table:formula="of:=CONCATENATE([$przecinki.$A$2];[.E57];[$przecinki.$A$2];[$przecinki.$B$2];[$przecinki.$C$2];[$przecinki.$A$2];[.E57];[$przecinki.$A$2];[$przecinki.$D$2])" office:value-type="string" office:string-value="&quot;XTLJ&quot;: &quot;XTLJ&quot;," calcext:value-type="string">
            <text:p>"XTLJ": "XTLJ"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number-columns-repeated="2"/>
          <table:table-cell table:formula="of:=CONCATENATE([$przecinki.$A$2];[.E58];[$przecinki.$A$2];[$przecinki.$B$2];[$przecinki.$C$2];[$przecinki.$A$2];[.E58];[$przecinki.$A$2];[$przecinki.$D$2])" office:value-type="string" office:string-value="&quot;XTV&quot;: &quot;XTV&quot;," calcext:value-type="string">
            <text:p>"XTV": "XTV"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number-columns-repeated="2"/>
          <table:table-cell table:formula="of:=CONCATENATE([$przecinki.$A$2];[.E59];[$przecinki.$A$2];[$przecinki.$B$2];[$przecinki.$C$2];[$przecinki.$A$2];[.E59];[$przecinki.$A$2];[$przecinki.$D$2])" office:value-type="string" office:string-value="&quot;XTVJ&quot;: &quot;XTVJ&quot;," calcext:value-type="string">
            <text:p>"XTVJ": "XTVJ"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number-columns-repeated="2"/>
          <table:table-cell table:formula="of:=CONCATENATE([$przecinki.$A$2];[.E60];[$przecinki.$A$2];[$przecinki.$B$2];[$przecinki.$C$2];[$przecinki.$A$2];[.E60];[$przecinki.$A$2];[$przecinki.$D$2])" office:value-type="string" office:string-value="&quot;XTLR&quot;: &quot;XTLR&quot;," calcext:value-type="string">
            <text:p>"XTLR": "XTLR"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number-columns-repeated="2"/>
          <table:table-cell table:formula="of:=CONCATENATE([$przecinki.$A$2];[.E61];[$przecinki.$A$2];[$przecinki.$B$2];[$przecinki.$C$2];[$przecinki.$A$2];[.E61];[$przecinki.$A$2];[$przecinki.$D$2])" office:value-type="string" office:string-value="&quot;XTLRJ&quot;: &quot;XTLRJ&quot;," calcext:value-type="string">
            <text:p>"XTLRJ": "XTLRJ"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number-columns-repeated="2"/>
          <table:table-cell table:formula="of:=CONCATENATE([$przecinki.$A$2];[.E62];[$przecinki.$A$2];[$przecinki.$B$2];[$przecinki.$C$2];[$przecinki.$A$2];[.E62];[$przecinki.$A$2];[$przecinki.$D$2])" office:value-type="string" office:string-value="&quot;XTR&quot;: &quot;XTR&quot;," calcext:value-type="string">
            <text:p>"XTR": "XTR"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number-columns-repeated="2"/>
          <table:table-cell table:formula="of:=CONCATENATE([$przecinki.$A$2];[.E63];[$przecinki.$A$2];[$przecinki.$B$2];[$przecinki.$C$2];[$przecinki.$A$2];[.E63];[$przecinki.$A$2];[$przecinki.$D$2])" office:value-type="string" office:string-value="&quot;XKTR&quot;: &quot;XKTR&quot;," calcext:value-type="string">
            <text:p>"XKTR": "XKTR"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C65]" office:value-type="string" office:string-value="XKTVLR" calcext:value-type="string">
            <text:p>XKTVLR</text:p>
          </table:table-cell>
          <table:table-cell table:formula="of:=[$'naglosy-edycja'.D65]" office:value-type="string" office:string-value="XKTLR" calcext:value-type="string">
            <text:p>XKTLR</text:p>
          </table:table-cell>
          <table:table-cell table:formula="of:=[$'naglosy-edycja'.E65]" office:value-type="float" office:value="0" calcext:value-type="float">
            <text:p>0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number-columns-repeated="2"/>
          <table:table-cell table:formula="of:=CONCATENATE([$przecinki.$A$2];[.E64];[$przecinki.$A$2];[$przecinki.$B$2];[$przecinki.$C$2];[$przecinki.$A$2];[.E64];[$przecinki.$A$2];[$przecinki.$D$2])" office:value-type="string" office:string-value="&quot;XKTVLR&quot;: &quot;XKTVLR&quot;," calcext:value-type="string">
            <text:p>"XKTVLR": "XKTVLR"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number-columns-repeated="2"/>
          <table:table-cell table:formula="of:=CONCATENATE([$przecinki.$A$2];[.E65];[$przecinki.$A$2];[$przecinki.$B$2];[$przecinki.$C$2];[$przecinki.$A$2];[.E65];[$przecinki.$A$2];[$przecinki.$D$2])" office:value-type="string" office:string-value="&quot;XKTLRJ&quot;: &quot;XKTLRJ&quot;," calcext:value-type="string">
            <text:p>"XKTLRJ": "XKTLRJ"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number-columns-repeated="2"/>
          <table:table-cell table:formula="of:=CONCATENATE([$przecinki.$A$2];[.E66];[$przecinki.$A$2];[$przecinki.$B$2];[$przecinki.$C$2];[$przecinki.$A$2];[.E66];[$przecinki.$A$2];[$przecinki.$D$2])" office:value-type="string" office:string-value="&quot;XTVR&quot;: &quot;XTVR&quot;," calcext:value-type="string">
            <text:p>"XTVR": "XTVR"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KTVRJ" calcext:value-type="string">
            <text:p>XKTVRJ</text:p>
          </table:table-cell>
          <table:table-cell table:formula="of:=[$'naglosy-edycja'.E68]" office:value-type="float" office:value="0" calcext:value-type="float">
            <text:p>0</text:p>
          </table:table-cell>
          <table:table-cell table:formula="of:=IF([.B67]=0;[.C67];[.B67])" office:value-type="string" office:string-value="XKTVRJ" calcext:value-type="string">
            <text:p>XKTVRJ</text:p>
          </table:table-cell>
          <table:table-cell table:number-columns-repeated="2"/>
          <table:table-cell table:formula="of:=CONCATENATE([$przecinki.$A$2];[.E67];[$przecinki.$A$2];[$przecinki.$B$2];[$przecinki.$C$2];[$przecinki.$A$2];[.E67];[$przecinki.$A$2];[$przecinki.$D$2])" office:value-type="string" office:string-value="&quot;XKTVRJ&quot;: &quot;XKTVRJ&quot;," calcext:value-type="string">
            <text:p>"XKTVRJ": "XKTVRJ"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68];[$przecinki.$A$2];[$przecinki.$B$2];[$przecinki.$C$2];[$przecinki.$A$2];[.E68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number-columns-repeated="2"/>
          <table:table-cell table:formula="of:=CONCATENATE([$przecinki.$A$2];[.E69];[$przecinki.$A$2];[$przecinki.$B$2];[$przecinki.$C$2];[$przecinki.$A$2];[.E69];[$przecinki.$A$2];[$przecinki.$D$2])" office:value-type="string" office:string-value="&quot;XTV&quot;: &quot;XTV&quot;," calcext:value-type="string">
            <text:p>"XTV": "XTV"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number-columns-repeated="2"/>
          <table:table-cell table:formula="of:=CONCATENATE([$przecinki.$A$2];[.E70];[$przecinki.$A$2];[$przecinki.$B$2];[$przecinki.$C$2];[$przecinki.$A$2];[.E70];[$przecinki.$A$2];[$przecinki.$D$2])" office:value-type="string" office:string-value="&quot;XTVJ&quot;: &quot;XTVJ&quot;," calcext:value-type="string">
            <text:p>"XTVJ": "XTVJ"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number-columns-repeated="2"/>
          <table:table-cell table:formula="of:=CONCATENATE([$przecinki.$A$2];[.E71];[$przecinki.$A$2];[$przecinki.$B$2];[$przecinki.$C$2];[$przecinki.$A$2];[.E71];[$przecinki.$A$2];[$przecinki.$D$2])" office:value-type="string" office:string-value="&quot;XZT&quot;: &quot;XZT&quot;," calcext:value-type="string">
            <text:p>"XZT": "XZT"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number-columns-repeated="2"/>
          <table:table-cell table:formula="of:=CONCATENATE([$przecinki.$A$2];[.E72];[$przecinki.$A$2];[$przecinki.$B$2];[$przecinki.$C$2];[$przecinki.$A$2];[.E72];[$przecinki.$A$2];[$przecinki.$D$2])" office:value-type="string" office:string-value="&quot;XZTJ&quot;: &quot;XZTJ&quot;," calcext:value-type="string">
            <text:p>"XZTJ": "XZTJ"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73];[$przecinki.$A$2];[$przecinki.$B$2];[$przecinki.$C$2];[$przecinki.$A$2];[.E73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74];[$przecinki.$A$2];[$przecinki.$B$2];[$przecinki.$C$2];[$przecinki.$A$2];[.E74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76]" office:value-type="string" office:string-value="dź" calcext:value-type="string">
            <text:p>dź</text:p>
          </table:table-cell>
          <table:table-cell table:formula="of:=[$'naglosy-edycja'.C76]" office:value-type="float" office:value="0" calcext:value-type="float">
            <text:p>0</text:p>
          </table:table-cell>
          <table:table-cell table:formula="of:=[$'naglosy-edycja'.D76]" office:value-type="string" office:string-value="ZTJ" calcext:value-type="string">
            <text:p>ZTJ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5]=0;[.C75];[.B75])" office:value-type="string" office:string-value="ZTJ" calcext:value-type="string">
            <text:p>ZTJ</text:p>
          </table:table-cell>
          <table:table-cell table:number-columns-repeated="2"/>
          <table:table-cell table:formula="of:=CONCATENATE([$przecinki.$A$2];[.E75];[$przecinki.$A$2];[$przecinki.$B$2];[$przecinki.$C$2];[$przecinki.$A$2];[.E75];[$przecinki.$A$2];[$przecinki.$D$2])" office:value-type="string" office:string-value="&quot;ZTJ&quot;: &quot;ZTJ&quot;," calcext:value-type="string">
            <text:p>"ZTJ": "ZTJ",</text:p>
          </table:table-cell>
        </table:table-row>
        <table:table-row table:style-name="ro2">
          <table:table-cell table:formula="of:=[$'naglosy-edycja'.B77]" office:value-type="string" office:string-value="dźg" calcext:value-type="string">
            <text:p>dźg</text:p>
          </table:table-cell>
          <table:table-cell table:formula="of:=[$'naglosy-edycja'.C77]" office:value-type="string" office:string-value="XZKT" calcext:value-type="string">
            <text:p>XZKT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number-columns-repeated="2"/>
          <table:table-cell table:formula="of:=CONCATENATE([$przecinki.$A$2];[.E76];[$przecinki.$A$2];[$przecinki.$B$2];[$przecinki.$C$2];[$przecinki.$A$2];[.E76];[$przecinki.$A$2];[$przecinki.$D$2])" office:value-type="string" office:string-value="&quot;XZKT&quot;: &quot;XZKT&quot;," calcext:value-type="string">
            <text:p>"XZKT": "XZKT",</text:p>
          </table:table-cell>
        </table:table-row>
        <table:table-row table:style-name="ro2">
          <table:table-cell table:formula="of:=[$'naglosy-edycja'.B78]" office:value-type="string" office:string-value="dźgn" calcext:value-type="string">
            <text:p>dźgn</text:p>
          </table:table-cell>
          <table:table-cell table:formula="of:=[$'naglosy-edycja'.C78]" office:value-type="string" office:string-value="XZKTLR" calcext:value-type="string">
            <text:p>XZKTLR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number-columns-repeated="2"/>
          <table:table-cell table:formula="of:=CONCATENATE([$przecinki.$A$2];[.E77];[$przecinki.$A$2];[$przecinki.$B$2];[$przecinki.$C$2];[$przecinki.$A$2];[.E77];[$przecinki.$A$2];[$przecinki.$D$2])" office:value-type="string" office:string-value="&quot;XZKTLR&quot;: &quot;XZKTLR&quot;," calcext:value-type="string">
            <text:p>"XZKTLR": "XZKTLR",</text:p>
          </table:table-cell>
        </table:table-row>
        <table:table-row table:style-name="ro2">
          <table:table-cell table:formula="of:=[$'naglosy-edycja'.B79]" office:value-type="string" office:string-value="dźgni" calcext:value-type="string">
            <text:p>dźgni</text:p>
          </table:table-cell>
          <table:table-cell table:formula="of:=[$'naglosy-edycja'.C79]" office:value-type="string" office:string-value="XZKTLRJ" calcext:value-type="string">
            <text:p>XZKTLRJ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number-columns-repeated="2"/>
          <table:table-cell table:formula="of:=CONCATENATE([$przecinki.$A$2];[.E78];[$przecinki.$A$2];[$przecinki.$B$2];[$przecinki.$C$2];[$przecinki.$A$2];[.E78];[$przecinki.$A$2];[$przecinki.$D$2])" office:value-type="string" office:string-value="&quot;XZKTLRJ&quot;: &quot;XZKTLRJ&quot;," calcext:value-type="string">
            <text:p>"XZKTLRJ": "XZKTLRJ",</text:p>
          </table:table-cell>
        </table:table-row>
        <table:table-row table:style-name="ro2">
          <table:table-cell table:formula="of:=[$'naglosy-edycja'.B80]" office:value-type="string" office:string-value="dźw" calcext:value-type="string">
            <text:p>dźw</text:p>
          </table:table-cell>
          <table:table-cell table:formula="of:=[$'naglosy-edycja'.C80]" office:value-type="string" office:string-value="XZTV" calcext:value-type="string">
            <text:p>XZTV</text:p>
          </table:table-cell>
          <table:table-cell table:formula="of:=[$'naglosy-edycja'.D80]" office:value-type="float" office:value="0" calcext:value-type="float">
            <text:p>0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79];[$przecinki.$A$2];[$przecinki.$B$2];[$przecinki.$C$2];[$przecinki.$A$2];[.E79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81]" office:value-type="string" office:string-value="dźwi" calcext:value-type="string">
            <text:p>dźwi</text:p>
          </table:table-cell>
          <table:table-cell table:formula="of:=[$'naglosy-edycja'.C81]" office:value-type="float" office:value="0" calcext:value-type="float">
            <text:p>0</text:p>
          </table:table-cell>
          <table:table-cell table:formula="of:=[$'naglosy-edycja'.D81]" office:value-type="string" office:string-value="XZTVJ" calcext:value-type="string">
            <text:p>XZTVJ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number-columns-repeated="2"/>
          <table:table-cell table:formula="of:=CONCATENATE([$przecinki.$A$2];[.E80];[$przecinki.$A$2];[$przecinki.$B$2];[$przecinki.$C$2];[$przecinki.$A$2];[.E80];[$przecinki.$A$2];[$przecinki.$D$2])" office:value-type="string" office:string-value="&quot;XZTVJ&quot;: &quot;XZTVJ&quot;," calcext:value-type="string">
            <text:p>"XZTVJ": "XZTVJ",</text:p>
          </table:table-cell>
        </table:table-row>
        <table:table-row table:style-name="ro2">
          <table:table-cell table:formula="of:=[$'naglosy-edycja'.B82]" office:value-type="string" office:string-value="dż" calcext:value-type="string">
            <text:p>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number-columns-repeated="2"/>
          <table:table-cell table:formula="of:=CONCATENATE([$przecinki.$A$2];[.E81];[$przecinki.$A$2];[$przecinki.$B$2];[$przecinki.$C$2];[$przecinki.$A$2];[.E81];[$przecinki.$A$2];[$przecinki.$D$2])" office:value-type="string" office:string-value="&quot;XPV&quot;: &quot;XPV&quot;," calcext:value-type="string">
            <text:p>"XPV": "XPV",</text:p>
          </table:table-cell>
        </table:table-row>
        <table:table-row table:style-name="ro2">
          <table:table-cell table:formula="of:=[$'naglosy-edycja'.B83]" office:value-type="string" office:string-value="dżdż" calcext:value-type="string">
            <text:p>dżdż</text:p>
          </table:table-cell>
          <table:table-cell table:formula="of:=[$'naglosy-edycja'.C83]" office:value-type="string" office:string-value="XPV" calcext:value-type="string">
            <text:p>XPV</text:p>
          </table:table-cell>
          <table:table-cell table:formula="of:=[$'naglosy-edycja'.D83]" office:value-type="float" office:value="0" calcext:value-type="float">
            <text:p>0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number-columns-repeated="2"/>
          <table:table-cell table:formula="of:=CONCATENATE([$przecinki.$A$2];[.E82];[$przecinki.$A$2];[$przecinki.$B$2];[$przecinki.$C$2];[$przecinki.$A$2];[.E82];[$przecinki.$A$2];[$przecinki.$D$2])" office:value-type="string" office:string-value="&quot;XPV&quot;: &quot;XPV&quot;," calcext:value-type="string">
            <text:p>"XPV": "XPV",</text:p>
          </table:table-cell>
        </table:table-row>
        <table:table-row table:style-name="ro2">
          <table:table-cell table:formula="of:=[$'naglosy-edycja'.B84]" office:value-type="string" office:string-value="drz" calcext:value-type="string">
            <text:p>drz</text:p>
          </table:table-cell>
          <table:table-cell table:formula="of:=[$'naglosy-edycja'.C84]" office:value-type="string" office:string-value="XTRJ" calcext:value-type="string">
            <text:p>XTRJ</text:p>
          </table:table-cell>
          <table:table-cell table:formula="of:=[$'naglosy-edycja'.D84]" office:value-type="string" office:string-value="XPVJ" calcext:value-type="string">
            <text:p>XPVJ</text:p>
          </table:table-cell>
          <table:table-cell table:formula="of:=[$'naglosy-edycja'.E84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number-columns-repeated="2"/>
          <table:table-cell table:formula="of:=CONCATENATE([$przecinki.$A$2];[.E83];[$przecinki.$A$2];[$przecinki.$B$2];[$przecinki.$C$2];[$przecinki.$A$2];[.E83];[$przecinki.$A$2];[$przecinki.$D$2])" office:value-type="string" office:string-value="&quot;XTRJ&quot;: &quot;XTRJ&quot;," calcext:value-type="string">
            <text:p>"XTRJ": "XTRJ",</text:p>
          </table:table-cell>
        </table:table-row>
        <table:table-row table:style-name="ro2">
          <table:table-cell table:formula="of:=[$'naglosy-edycja'.B85]" office:value-type="string" office:string-value="drzw" calcext:value-type="string">
            <text:p>drzw</text:p>
          </table:table-cell>
          <table:table-cell table:formula="of:=[$'naglosy-edycja'.C85]" office:value-type="string" office:string-value="XTVRJ" calcext:value-type="string">
            <text:p>XTVRJ</text:p>
          </table:table-cell>
          <table:table-cell table:formula="of:=[$'naglosy-edycja'.D85]" office:value-type="float" office:value="0" calcext:value-type="float">
            <text:p>0</text:p>
          </table:table-cell>
          <table:table-cell table:formula="of:=[$'naglosy-edycja'.E85]" office:value-type="float" office:value="0" calcext:value-type="float">
            <text:p>0</text:p>
          </table:table-cell>
          <table:table-cell table:formula="of:=IF([.B84]=0;[.C84];[.B84])" office:value-type="string" office:string-value="XTVRJ" calcext:value-type="string">
            <text:p>XTVRJ</text:p>
          </table:table-cell>
          <table:table-cell table:number-columns-repeated="2"/>
          <table:table-cell table:formula="of:=CONCATENATE([$przecinki.$A$2];[.E84];[$przecinki.$A$2];[$przecinki.$B$2];[$przecinki.$C$2];[$przecinki.$A$2];[.E84];[$przecinki.$A$2];[$przecinki.$D$2])" office:value-type="string" office:string-value="&quot;XTVRJ&quot;: &quot;XTVRJ&quot;," calcext:value-type="string">
            <text:p>"XTVRJ": "XTVRJ",</text:p>
          </table:table-cell>
        </table:table-row>
        <table:table-row table:style-name="ro2">
          <table:table-cell table:formula="of:=[$'naglosy-edycja'.B86]" office:value-type="string" office:string-value="drzwi" calcext:value-type="string">
            <text:p>drzwi</text:p>
          </table:table-cell>
          <table:table-cell table:formula="of:=[$'naglosy-edycja'.C86]" office:value-type="float" office:value="0" calcext:value-type="float">
            <text:p>0</text:p>
          </table:table-cell>
          <table:table-cell table:formula="of:=[$'naglosy-edycja'.D86]" office:value-type="string" office:string-value="XTVRJ" calcext:value-type="string">
            <text:p>XTVRJ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5]=0;[.C85];[.B85])" office:value-type="string" office:string-value="XTVRJ" calcext:value-type="string">
            <text:p>XTVRJ</text:p>
          </table:table-cell>
          <table:table-cell table:number-columns-repeated="2"/>
          <table:table-cell table:formula="of:=CONCATENATE([$przecinki.$A$2];[.E85];[$przecinki.$A$2];[$przecinki.$B$2];[$przecinki.$C$2];[$przecinki.$A$2];[.E85];[$przecinki.$A$2];[$przecinki.$D$2])" office:value-type="string" office:string-value="&quot;XTVRJ&quot;: &quot;XTVRJ&quot;," calcext:value-type="string">
            <text:p>"XTVRJ": "XTVRJ",</text:p>
          </table:table-cell>
        </table:table-row>
        <table:table-row table:style-name="ro2">
          <table:table-cell table:formula="of:=[$'naglosy-edycja'.B87]" office:value-type="string" office:string-value="f" calcext:value-type="string">
            <text:p>f</text:p>
          </table:table-cell>
          <table:table-cell table:formula="of:=[$'naglosy-edycja'.C87]" office:value-type="string" office:string-value="F" calcext:value-type="string">
            <text:p>F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number-columns-repeated="2"/>
          <table:table-cell table:formula="of:=CONCATENATE([$przecinki.$A$2];[.E86];[$przecinki.$A$2];[$przecinki.$B$2];[$przecinki.$C$2];[$przecinki.$A$2];[.E86];[$przecinki.$A$2];[$przecinki.$D$2])" office:value-type="string" office:string-value="&quot;F&quot;: &quot;F&quot;," calcext:value-type="string">
            <text:p>"F": "F",</text:p>
          </table:table-cell>
        </table:table-row>
        <table:table-row table:style-name="ro2">
          <table:table-cell table:formula="of:=[$'naglosy-edycja'.B88]" office:value-type="string" office:string-value="fl" calcext:value-type="string">
            <text:p>fl</text:p>
          </table:table-cell>
          <table:table-cell table:formula="of:=[$'naglosy-edycja'.C88]" office:value-type="string" office:string-value="FL" calcext:value-type="string">
            <text:p>FL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number-columns-repeated="2"/>
          <table:table-cell table:formula="of:=CONCATENATE([$przecinki.$A$2];[.E87];[$przecinki.$A$2];[$przecinki.$B$2];[$przecinki.$C$2];[$przecinki.$A$2];[.E87];[$przecinki.$A$2];[$przecinki.$D$2])" office:value-type="string" office:string-value="&quot;FL&quot;: &quot;FL&quot;," calcext:value-type="string">
            <text:p>"FL": "FL",</text:p>
          </table:table-cell>
        </table:table-row>
        <table:table-row table:style-name="ro2">
          <table:table-cell table:formula="of:=[$'naglosy-edycja'.B89]" office:value-type="string" office:string-value="fr" calcext:value-type="string">
            <text:p>fr</text:p>
          </table:table-cell>
          <table:table-cell table:formula="of:=[$'naglosy-edycja'.C89]" office:value-type="string" office:string-value="FR" calcext:value-type="string">
            <text:p>FR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number-columns-repeated="2"/>
          <table:table-cell table:formula="of:=CONCATENATE([$przecinki.$A$2];[.E88];[$przecinki.$A$2];[$przecinki.$B$2];[$przecinki.$C$2];[$przecinki.$A$2];[.E88];[$przecinki.$A$2];[$przecinki.$D$2])" office:value-type="string" office:string-value="&quot;FR&quot;: &quot;FR&quot;," calcext:value-type="string">
            <text:p>"FR": "FR",</text:p>
          </table:table-cell>
        </table:table-row>
        <table:table-row table:style-name="ro2">
          <table:table-cell table:formula="of:=[$'naglosy-edycja'.B90]" office:value-type="string" office:string-value="frz" calcext:value-type="string">
            <text:p>frz</text:p>
          </table:table-cell>
          <table:table-cell table:formula="of:=[$'naglosy-edycja'.C90]" office:value-type="string" office:string-value="FRJ" calcext:value-type="string">
            <text:p>FRJ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number-columns-repeated="2"/>
          <table:table-cell table:formula="of:=CONCATENATE([$przecinki.$A$2];[.E89];[$przecinki.$A$2];[$przecinki.$B$2];[$przecinki.$C$2];[$przecinki.$A$2];[.E89];[$przecinki.$A$2];[$przecinki.$D$2])" office:value-type="string" office:string-value="&quot;FRJ&quot;: &quot;FRJ&quot;," calcext:value-type="string">
            <text:p>"FRJ": "FRJ",</text:p>
          </table:table-cell>
        </table:table-row>
        <table:table-row table:style-name="ro2">
          <table:table-cell table:formula="of:=[$'naglosy-edycja'.B91]" office:value-type="string" office:string-value="ft" calcext:value-type="string">
            <text:p>ft</text:p>
          </table:table-cell>
          <table:table-cell table:formula="of:=[$'naglosy-edycja'.C91]" office:value-type="string" office:string-value="FT" calcext:value-type="string">
            <text:p>FT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number-columns-repeated="2"/>
          <table:table-cell table:formula="of:=CONCATENATE([$przecinki.$A$2];[.E90];[$przecinki.$A$2];[$przecinki.$B$2];[$przecinki.$C$2];[$przecinki.$A$2];[.E90];[$przecinki.$A$2];[$przecinki.$D$2])" office:value-type="string" office:string-value="&quot;FT&quot;: &quot;FT&quot;," calcext:value-type="string">
            <text:p>"FT": "FT",</text:p>
          </table:table-cell>
        </table:table-row>
        <table:table-row table:style-name="ro2">
          <table:table-cell table:formula="of:=[$'naglosy-edycja'.B92]" office:value-type="string" office:string-value="g" calcext:value-type="string">
            <text:p>g</text:p>
          </table:table-cell>
          <table:table-cell table:formula="of:=[$'naglosy-edycja'.C92]" office:value-type="string" office:string-value="XK" calcext:value-type="string">
            <text:p>XK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number-columns-repeated="2"/>
          <table:table-cell table:formula="of:=CONCATENATE([$przecinki.$A$2];[.E91];[$przecinki.$A$2];[$przecinki.$B$2];[$przecinki.$C$2];[$przecinki.$A$2];[.E91];[$przecinki.$A$2];[$przecinki.$D$2])" office:value-type="string" office:string-value="&quot;XK&quot;: &quot;XK&quot;," calcext:value-type="string">
            <text:p>"XK": "XK",</text:p>
          </table:table-cell>
        </table:table-row>
        <table:table-row table:style-name="ro2">
          <table:table-cell table:formula="of:=[$'naglosy-edycja'.B93]" office:value-type="string" office:string-value="gb" calcext:value-type="string">
            <text:p>gb</text:p>
          </table:table-cell>
          <table:table-cell table:formula="of:=[$'naglosy-edycja'.C93]" office:value-type="string" office:string-value="XKP" calcext:value-type="string">
            <text:p>XKP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number-columns-repeated="2"/>
          <table:table-cell table:formula="of:=CONCATENATE([$przecinki.$A$2];[.E92];[$przecinki.$A$2];[$przecinki.$B$2];[$przecinki.$C$2];[$przecinki.$A$2];[.E92];[$przecinki.$A$2];[$przecinki.$D$2])" office:value-type="string" office:string-value="&quot;XKP&quot;: &quot;XKP&quot;," calcext:value-type="string">
            <text:p>"XKP": "XKP",</text:p>
          </table:table-cell>
        </table:table-row>
        <table:table-row table:style-name="ro2">
          <table:table-cell table:formula="of:=[$'naglosy-edycja'.B94]" office:value-type="string" office:string-value="gd" calcext:value-type="string">
            <text:p>gd</text:p>
          </table:table-cell>
          <table:table-cell table:formula="of:=[$'naglosy-edycja'.C94]" office:value-type="string" office:string-value="KT" calcext:value-type="string">
            <text:p>KT</text:p>
          </table:table-cell>
          <table:table-cell table:formula="of:=[$'naglosy-edycja'.D94]" office:value-type="float" office:value="0" calcext:value-type="float">
            <text:p>0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93];[$przecinki.$A$2];[$przecinki.$B$2];[$przecinki.$C$2];[$przecinki.$A$2];[.E93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95]" office:value-type="string" office:string-value="gdz" calcext:value-type="string">
            <text:p>gdz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" calcext:value-type="string">
            <text:p>XZKT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number-columns-repeated="2"/>
          <table:table-cell table:formula="of:=CONCATENATE([$przecinki.$A$2];[.E94];[$przecinki.$A$2];[$przecinki.$B$2];[$przecinki.$C$2];[$przecinki.$A$2];[.E94];[$przecinki.$A$2];[$przecinki.$D$2])" office:value-type="string" office:string-value="&quot;XZKT&quot;: &quot;XZKT&quot;," calcext:value-type="string">
            <text:p>"XZKT": "XZKT",</text:p>
          </table:table-cell>
        </table:table-row>
        <table:table-row table:style-name="ro2">
          <table:table-cell table:formula="of:=[$'naglosy-edycja'.B96]" office:value-type="string" office:string-value="gdzi" calcext:value-type="string">
            <text:p>gdzi</text:p>
          </table:table-cell>
          <table:table-cell table:formula="of:=[$'naglosy-edycja'.C96]" office:value-type="float" office:value="0" calcext:value-type="float">
            <text:p>0</text:p>
          </table:table-cell>
          <table:table-cell table:formula="of:=[$'naglosy-edycja'.D96]" office:value-type="string" office:string-value="XZKTJ" calcext:value-type="string">
            <text:p>XZKTJ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number-columns-repeated="2"/>
          <table:table-cell table:formula="of:=CONCATENATE([$przecinki.$A$2];[.E95];[$przecinki.$A$2];[$przecinki.$B$2];[$przecinki.$C$2];[$przecinki.$A$2];[.E95];[$przecinki.$A$2];[$przecinki.$D$2])" office:value-type="string" office:string-value="&quot;XZKTJ&quot;: &quot;XZKTJ&quot;," calcext:value-type="string">
            <text:p>"XZKTJ": "XZKTJ",</text:p>
          </table:table-cell>
        </table:table-row>
        <table:table-row table:style-name="ro2">
          <table:table-cell table:formula="of:=[$'naglosy-edycja'.B97]" office:value-type="string" office:string-value="gl" calcext:value-type="string">
            <text:p>gl</text:p>
          </table:table-cell>
          <table:table-cell table:formula="of:=[$'naglosy-edycja'.C97]" office:value-type="string" office:string-value="XKL" calcext:value-type="string">
            <text:p>XKL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number-columns-repeated="2"/>
          <table:table-cell table:formula="of:=CONCATENATE([$przecinki.$A$2];[.E96];[$przecinki.$A$2];[$przecinki.$B$2];[$przecinki.$C$2];[$przecinki.$A$2];[.E96];[$przecinki.$A$2];[$przecinki.$D$2])" office:value-type="string" office:string-value="&quot;XKL&quot;: &quot;XKL&quot;," calcext:value-type="string">
            <text:p>"XKL": "XKL",</text:p>
          </table:table-cell>
        </table:table-row>
        <table:table-row table:style-name="ro2">
          <table:table-cell table:formula="of:=[$'naglosy-edycja'.B98]" office:value-type="string" office:string-value="gł" calcext:value-type="string">
            <text:p>gł</text:p>
          </table:table-cell>
          <table:table-cell table:formula="of:=[$'naglosy-edycja'.C98]" office:value-type="string" office:string-value="XKLJ" calcext:value-type="string">
            <text:p>XKLJ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number-columns-repeated="2"/>
          <table:table-cell table:formula="of:=CONCATENATE([$przecinki.$A$2];[.E97];[$przecinki.$A$2];[$przecinki.$B$2];[$przecinki.$C$2];[$przecinki.$A$2];[.E97];[$przecinki.$A$2];[$przecinki.$D$2])" office:value-type="string" office:string-value="&quot;XKLJ&quot;: &quot;XKLJ&quot;," calcext:value-type="string">
            <text:p>"XKLJ": "XKLJ",</text:p>
          </table:table-cell>
        </table:table-row>
        <table:table-row table:style-name="ro2">
          <table:table-cell table:formula="of:=[$'naglosy-edycja'.B99]" office:value-type="string" office:string-value="gm" calcext:value-type="string">
            <text:p>gm</text:p>
          </table:table-cell>
          <table:table-cell table:formula="of:=[$'naglosy-edycja'.C99]" office:value-type="string" office:string-value="XKTV" calcext:value-type="string">
            <text:p>XKTV</text:p>
          </table:table-cell>
          <table:table-cell table:formula="of:=[$'naglosy-edycja'.D99]" office:value-type="float" office:value="0" calcext:value-type="float">
            <text:p>0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98];[$przecinki.$A$2];[$przecinki.$B$2];[$przecinki.$C$2];[$przecinki.$A$2];[.E98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00]" office:value-type="string" office:string-value="gmi" calcext:value-type="string">
            <text:p>gmi</text:p>
          </table:table-cell>
          <table:table-cell table:formula="of:=[$'naglosy-edycja'.C100]" office:value-type="float" office:value="0" calcext:value-type="float">
            <text:p>0</text:p>
          </table:table-cell>
          <table:table-cell table:formula="of:=[$'naglosy-edycja'.D100]" office:value-type="string" office:string-value="XKTVJ" calcext:value-type="string">
            <text:p>XKTVJ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number-columns-repeated="2"/>
          <table:table-cell table:formula="of:=CONCATENATE([$przecinki.$A$2];[.E99];[$przecinki.$A$2];[$przecinki.$B$2];[$przecinki.$C$2];[$przecinki.$A$2];[.E99];[$przecinki.$A$2];[$przecinki.$D$2])" office:value-type="string" office:string-value="&quot;XKTVJ&quot;: &quot;XKTVJ&quot;," calcext:value-type="string">
            <text:p>"XKTVJ": "XKTVJ",</text:p>
          </table:table-cell>
        </table:table-row>
        <table:table-row table:style-name="ro2">
          <table:table-cell table:formula="of:=[$'naglosy-edycja'.B101]" office:value-type="string" office:string-value="gn" calcext:value-type="string">
            <text:p>gn</text:p>
          </table:table-cell>
          <table:table-cell table:formula="of:=[$'naglosy-edycja'.C101]" office:value-type="string" office:string-value="XKLR" calcext:value-type="string">
            <text:p>XKLR</text:p>
          </table:table-cell>
          <table:table-cell table:formula="of:=[$'naglosy-edycja'.D101]" office:value-type="float" office:value="0" calcext:value-type="float">
            <text:p>0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number-columns-repeated="2"/>
          <table:table-cell table:formula="of:=CONCATENATE([$przecinki.$A$2];[.E100];[$przecinki.$A$2];[$przecinki.$B$2];[$przecinki.$C$2];[$przecinki.$A$2];[.E100];[$przecinki.$A$2];[$przecinki.$D$2])" office:value-type="string" office:string-value="&quot;XKLR&quot;: &quot;XKLR&quot;," calcext:value-type="string">
            <text:p>"XKLR": "XKLR",</text:p>
          </table:table-cell>
        </table:table-row>
        <table:table-row table:style-name="ro2">
          <table:table-cell table:formula="of:=[$'naglosy-edycja'.B102]" office:value-type="string" office:string-value="gni" calcext:value-type="string">
            <text:p>gni</text:p>
          </table:table-cell>
          <table:table-cell table:formula="of:=[$'naglosy-edycja'.C102]" office:value-type="float" office:value="0" calcext:value-type="float">
            <text:p>0</text:p>
          </table:table-cell>
          <table:table-cell table:formula="of:=[$'naglosy-edycja'.D102]" office:value-type="string" office:string-value="XKLRJ" calcext:value-type="string">
            <text:p>XKLRJ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number-columns-repeated="2"/>
          <table:table-cell table:formula="of:=CONCATENATE([$przecinki.$A$2];[.E101];[$przecinki.$A$2];[$przecinki.$B$2];[$przecinki.$C$2];[$przecinki.$A$2];[.E101];[$przecinki.$A$2];[$przecinki.$D$2])" office:value-type="string" office:string-value="&quot;XKLRJ&quot;: &quot;XKLRJ&quot;," calcext:value-type="string">
            <text:p>"XKLRJ": "XKLRJ",</text:p>
          </table:table-cell>
        </table:table-row>
        <table:table-row table:style-name="ro2">
          <table:table-cell table:formula="of:=[$'naglosy-edycja'.B103]" office:value-type="string" office:string-value="gr" calcext:value-type="string">
            <text:p>gr</text:p>
          </table:table-cell>
          <table:table-cell table:formula="of:=[$'naglosy-edycja'.C103]" office:value-type="string" office:string-value="XKR" calcext:value-type="string">
            <text:p>XK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number-columns-repeated="2"/>
          <table:table-cell table:formula="of:=CONCATENATE([$przecinki.$A$2];[.E102];[$przecinki.$A$2];[$przecinki.$B$2];[$przecinki.$C$2];[$przecinki.$A$2];[.E102];[$przecinki.$A$2];[$przecinki.$D$2])" office:value-type="string" office:string-value="&quot;XKR&quot;: &quot;XKR&quot;," calcext:value-type="string">
            <text:p>"XKR": "XKR",</text:p>
          </table:table-cell>
        </table:table-row>
        <table:table-row table:style-name="ro2">
          <table:table-cell table:formula="of:=[$'naglosy-edycja'.B104]" office:value-type="string" office:string-value="grd" calcext:value-type="string">
            <text:p>grd</text:p>
          </table:table-cell>
          <table:table-cell table:formula="of:=[$'naglosy-edycja'.C104]" office:value-type="string" office:string-value="XKTR" calcext:value-type="string">
            <text:p>XKTR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number-columns-repeated="2"/>
          <table:table-cell table:formula="of:=CONCATENATE([$przecinki.$A$2];[.E103];[$przecinki.$A$2];[$przecinki.$B$2];[$przecinki.$C$2];[$przecinki.$A$2];[.E103];[$przecinki.$A$2];[$przecinki.$D$2])" office:value-type="string" office:string-value="&quot;XKTR&quot;: &quot;XKTR&quot;," calcext:value-type="string">
            <text:p>"XKTR": "XKTR",</text:p>
          </table:table-cell>
        </table:table-row>
        <table:table-row table:style-name="ro2">
          <table:table-cell table:formula="of:=[$'naglosy-edycja'.B105]" office:value-type="string" office:string-value="grz" calcext:value-type="string">
            <text:p>grz</text:p>
          </table:table-cell>
          <table:table-cell table:formula="of:=[$'naglosy-edycja'.C105]" office:value-type="string" office:string-value="XKRJ" calcext:value-type="string">
            <text:p>XK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104];[$przecinki.$A$2];[$przecinki.$B$2];[$przecinki.$C$2];[$przecinki.$A$2];[.E104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106]" office:value-type="string" office:string-value="grzb" calcext:value-type="string">
            <text:p>grzb</text:p>
          </table:table-cell>
          <table:table-cell table:formula="of:=[$'naglosy-edycja'.C106]" office:value-type="string" office:string-value="XKPRJ" calcext:value-type="string">
            <text:p>XKP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number-columns-repeated="2"/>
          <table:table-cell table:formula="of:=CONCATENATE([$przecinki.$A$2];[.E105];[$przecinki.$A$2];[$przecinki.$B$2];[$przecinki.$C$2];[$przecinki.$A$2];[.E105];[$przecinki.$A$2];[$przecinki.$D$2])" office:value-type="string" office:string-value="&quot;XKPRJ&quot;: &quot;XKPRJ&quot;," calcext:value-type="string">
            <text:p>"XKPRJ": "XKPRJ",</text:p>
          </table:table-cell>
        </table:table-row>
        <table:table-row table:style-name="ro2">
          <table:table-cell table:formula="of:=[$'naglosy-edycja'.B107]" office:value-type="string" office:string-value="grzd" calcext:value-type="string">
            <text:p>grzd</text:p>
          </table:table-cell>
          <table:table-cell table:formula="of:=[$'naglosy-edycja'.C107]" office:value-type="string" office:string-value="XKTRJ" calcext:value-type="string">
            <text:p>XKT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number-columns-repeated="2"/>
          <table:table-cell table:formula="of:=CONCATENATE([$przecinki.$A$2];[.E106];[$przecinki.$A$2];[$przecinki.$B$2];[$przecinki.$C$2];[$przecinki.$A$2];[.E106];[$przecinki.$A$2];[$przecinki.$D$2])" office:value-type="string" office:string-value="&quot;XKTRJ&quot;: &quot;XKTRJ&quot;," calcext:value-type="string">
            <text:p>"XKTRJ": "XKTRJ",</text:p>
          </table:table-cell>
        </table:table-row>
        <table:table-row table:style-name="ro2">
          <table:table-cell table:formula="of:=[$'naglosy-edycja'.B108]" office:value-type="string" office:string-value="grzm" calcext:value-type="string">
            <text:p>grzm</text:p>
          </table:table-cell>
          <table:table-cell table:formula="of:=[$'naglosy-edycja'.C108]" office:value-type="string" office:string-value="XKTVRJ" calcext:value-type="string">
            <text:p>XKTVRJ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number-columns-repeated="2"/>
          <table:table-cell table:formula="of:=CONCATENATE([$przecinki.$A$2];[.E107];[$przecinki.$A$2];[$przecinki.$B$2];[$przecinki.$C$2];[$przecinki.$A$2];[.E107];[$przecinki.$A$2];[$przecinki.$D$2])" office:value-type="string" office:string-value="&quot;XKTVRJ&quot;: &quot;XKTVRJ&quot;," calcext:value-type="string">
            <text:p>"XKTVRJ": "XKTVRJ",</text:p>
          </table:table-cell>
        </table:table-row>
        <table:table-row table:style-name="ro2">
          <table:table-cell table:formula="of:=[$'naglosy-edycja'.B109]" office:value-type="string" office:string-value="gw" calcext:value-type="string">
            <text:p>gw</text:p>
          </table:table-cell>
          <table:table-cell table:formula="of:=[$'naglosy-edycja'.C109]" office:value-type="string" office:string-value="XKV" calcext:value-type="string">
            <text:p>XKV</text:p>
          </table:table-cell>
          <table:table-cell table:formula="of:=[$'naglosy-edycja'.D109]" office:value-type="float" office:value="0" calcext:value-type="float">
            <text:p>0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number-columns-repeated="2"/>
          <table:table-cell table:formula="of:=CONCATENATE([$przecinki.$A$2];[.E108];[$przecinki.$A$2];[$przecinki.$B$2];[$przecinki.$C$2];[$przecinki.$A$2];[.E108];[$przecinki.$A$2];[$przecinki.$D$2])" office:value-type="string" office:string-value="&quot;XKV&quot;: &quot;XKV&quot;," calcext:value-type="string">
            <text:p>"XKV": "XKV",</text:p>
          </table:table-cell>
        </table:table-row>
        <table:table-row table:style-name="ro2">
          <table:table-cell table:formula="of:=[$'naglosy-edycja'.B110]" office:value-type="string" office:string-value="gwd" calcext:value-type="string">
            <text:p>gwd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" calcext:value-type="string">
            <text:p>XZKTV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number-columns-repeated="2"/>
          <table:table-cell table:formula="of:=CONCATENATE([$przecinki.$A$2];[.E109];[$przecinki.$A$2];[$przecinki.$B$2];[$przecinki.$C$2];[$przecinki.$A$2];[.E109];[$przecinki.$A$2];[$przecinki.$D$2])" office:value-type="string" office:string-value="&quot;XZKTV&quot;: &quot;XZKTV&quot;," calcext:value-type="string">
            <text:p>"XZKTV": "XZKTV",</text:p>
          </table:table-cell>
        </table:table-row>
        <table:table-row table:style-name="ro2">
          <table:table-cell table:formula="of:=[$'naglosy-edycja'.B111]" office:value-type="string" office:string-value="gwdz" calcext:value-type="string">
            <text:p>gwdz</text:p>
          </table:table-cell>
          <table:table-cell table:formula="of:=[$'naglosy-edycja'.C111]" office:value-type="float" office:value="0" calcext:value-type="float">
            <text:p>0</text:p>
          </table:table-cell>
          <table:table-cell table:formula="of:=[$'naglosy-edycja'.D111]" office:value-type="string" office:string-value="XZKTVJ" calcext:value-type="string">
            <text:p>XZKTVJ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number-columns-repeated="2"/>
          <table:table-cell table:formula="of:=CONCATENATE([$przecinki.$A$2];[.E110];[$przecinki.$A$2];[$przecinki.$B$2];[$przecinki.$C$2];[$przecinki.$A$2];[.E110];[$przecinki.$A$2];[$przecinki.$D$2])" office:value-type="string" office:string-value="&quot;XZKTVJ&quot;: &quot;XZKTVJ&quot;," calcext:value-type="string">
            <text:p>"XZKTVJ": "XZKTVJ",</text:p>
          </table:table-cell>
        </table:table-row>
        <table:table-row table:style-name="ro2">
          <table:table-cell table:formula="of:=[$'naglosy-edycja'.B112]" office:value-type="string" office:string-value="gz" calcext:value-type="string">
            <text:p>gz</text:p>
          </table:table-cell>
          <table:table-cell table:formula="of:=[$'naglosy-edycja'.C112]" office:value-type="string" office:string-value="XZK" calcext:value-type="string">
            <text:p>XZK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111];[$przecinki.$A$2];[$przecinki.$B$2];[$przecinki.$C$2];[$przecinki.$A$2];[.E111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113]" office:value-type="string" office:string-value="gż" calcext:value-type="string">
            <text:p>gż</text:p>
          </table:table-cell>
          <table:table-cell table:formula="of:=[$'naglosy-edycja'.C113]" office:value-type="string" office:string-value="XKRJ" calcext:value-type="string">
            <text:p>XKRJ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112];[$przecinki.$A$2];[$przecinki.$B$2];[$przecinki.$C$2];[$przecinki.$A$2];[.E112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114]" office:value-type="string" office:string-value="h" calcext:value-type="string">
            <text:p>h</text:p>
          </table:table-cell>
          <table:table-cell table:formula="of:=[$'naglosy-edycja'.C114]" office:value-type="string" office:string-value="XKT" calcext:value-type="string">
            <text:p>XKT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number-columns-repeated="2"/>
          <table:table-cell table:formula="of:=CONCATENATE([$przecinki.$A$2];[.E113];[$przecinki.$A$2];[$przecinki.$B$2];[$przecinki.$C$2];[$przecinki.$A$2];[.E113];[$przecinki.$A$2];[$przecinki.$D$2])" office:value-type="string" office:string-value="&quot;XKT&quot;: &quot;XKT&quot;," calcext:value-type="string">
            <text:p>"XKT": "XKT",</text:p>
          </table:table-cell>
        </table:table-row>
        <table:table-row table:style-name="ro2">
          <table:table-cell table:formula="of:=[$'naglosy-edycja'.B115]" office:value-type="string" office:string-value="hl" calcext:value-type="string">
            <text:p>hl</text:p>
          </table:table-cell>
          <table:table-cell table:formula="of:=[$'naglosy-edycja'.C115]" office:value-type="string" office:string-value="XKTL" calcext:value-type="string">
            <text:p>XKTL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number-columns-repeated="2"/>
          <table:table-cell table:formula="of:=CONCATENATE([$przecinki.$A$2];[.E114];[$przecinki.$A$2];[$przecinki.$B$2];[$przecinki.$C$2];[$przecinki.$A$2];[.E114];[$przecinki.$A$2];[$przecinki.$D$2])" office:value-type="string" office:string-value="&quot;XKTL&quot;: &quot;XKTL&quot;," calcext:value-type="string">
            <text:p>"XKTL": "XKTL",</text:p>
          </table:table-cell>
        </table:table-row>
        <table:table-row table:style-name="ro2">
          <table:table-cell table:formula="of:=[$'naglosy-edycja'.B116]" office:value-type="string" office:string-value="hm" calcext:value-type="string">
            <text:p>hm</text:p>
          </table:table-cell>
          <table:table-cell table:formula="of:=[$'naglosy-edycja'.C116]" office:value-type="string" office:string-value="XKTV" calcext:value-type="string">
            <text:p>XKTV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115];[$przecinki.$A$2];[$przecinki.$B$2];[$przecinki.$C$2];[$przecinki.$A$2];[.E115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17]" office:value-type="string" office:string-value="hr" calcext:value-type="string">
            <text:p>hr</text:p>
          </table:table-cell>
          <table:table-cell table:formula="of:=[$'naglosy-edycja'.C117]" office:value-type="string" office:string-value="XKTR" calcext:value-type="string">
            <text:p>XKTR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number-columns-repeated="2"/>
          <table:table-cell table:formula="of:=CONCATENATE([$przecinki.$A$2];[.E116];[$przecinki.$A$2];[$przecinki.$B$2];[$przecinki.$C$2];[$przecinki.$A$2];[.E116];[$przecinki.$A$2];[$przecinki.$D$2])" office:value-type="string" office:string-value="&quot;XKTR&quot;: &quot;XKTR&quot;," calcext:value-type="string">
            <text:p>"XKTR": "XKTR",</text:p>
          </table:table-cell>
        </table:table-row>
        <table:table-row table:style-name="ro2">
          <table:table-cell table:formula="of:=[$'naglosy-edycja'.B118]" office:value-type="string" office:string-value="hw" calcext:value-type="string">
            <text:p>hw</text:p>
          </table:table-cell>
          <table:table-cell table:formula="of:=[$'naglosy-edycja'.C118]" office:value-type="string" office:string-value="XKTV" calcext:value-type="string">
            <text:p>XKTV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117];[$przecinki.$A$2];[$przecinki.$B$2];[$przecinki.$C$2];[$przecinki.$A$2];[.E117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19]" office:value-type="string" office:string-value="ch" calcext:value-type="string">
            <text:p>ch</text:p>
          </table:table-cell>
          <table:table-cell table:formula="of:=[$'naglosy-edycja'.C119]" office:value-type="string" office:string-value="KT" calcext:value-type="string">
            <text:p>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118];[$przecinki.$A$2];[$przecinki.$B$2];[$przecinki.$C$2];[$przecinki.$A$2];[.E118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120]" office:value-type="string" office:string-value="chc" calcext:value-type="string">
            <text:p>chc</text:p>
          </table:table-cell>
          <table:table-cell table:formula="of:=[$'naglosy-edycja'.C120]" office:value-type="string" office:string-value="ZKT" calcext:value-type="string">
            <text:p>ZKT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119];[$przecinki.$A$2];[$przecinki.$B$2];[$przecinki.$C$2];[$przecinki.$A$2];[.E119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121]" office:value-type="string" office:string-value="chl" calcext:value-type="string">
            <text:p>chl</text:p>
          </table:table-cell>
          <table:table-cell table:formula="of:=[$'naglosy-edycja'.C121]" office:value-type="string" office:string-value="KTL" calcext:value-type="string">
            <text:p>KTL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number-columns-repeated="2"/>
          <table:table-cell table:formula="of:=CONCATENATE([$przecinki.$A$2];[.E120];[$przecinki.$A$2];[$przecinki.$B$2];[$przecinki.$C$2];[$przecinki.$A$2];[.E120];[$przecinki.$A$2];[$przecinki.$D$2])" office:value-type="string" office:string-value="&quot;KTL&quot;: &quot;KTL&quot;," calcext:value-type="string">
            <text:p>"KTL": "KTL",</text:p>
          </table:table-cell>
        </table:table-row>
        <table:table-row table:style-name="ro2">
          <table:table-cell table:formula="of:=[$'naglosy-edycja'.B122]" office:value-type="string" office:string-value="chł" calcext:value-type="string">
            <text:p>chł</text:p>
          </table:table-cell>
          <table:table-cell table:formula="of:=[$'naglosy-edycja'.C122]" office:value-type="string" office:string-value="KTLJ" calcext:value-type="string">
            <text:p>KTLJ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number-columns-repeated="2"/>
          <table:table-cell table:formula="of:=CONCATENATE([$przecinki.$A$2];[.E121];[$przecinki.$A$2];[$przecinki.$B$2];[$przecinki.$C$2];[$przecinki.$A$2];[.E121];[$przecinki.$A$2];[$przecinki.$D$2])" office:value-type="string" office:string-value="&quot;KTLJ&quot;: &quot;KTLJ&quot;," calcext:value-type="string">
            <text:p>"KTLJ": "KTLJ",</text:p>
          </table:table-cell>
        </table:table-row>
        <table:table-row table:style-name="ro2">
          <table:table-cell table:formula="of:=[$'naglosy-edycja'.B123]" office:value-type="string" office:string-value="chm" calcext:value-type="string">
            <text:p>chm</text:p>
          </table:table-cell>
          <table:table-cell table:formula="of:=[$'naglosy-edycja'.C123]" office:value-type="string" office:string-value="KTV" calcext:value-type="string">
            <text:p>KTV</text:p>
          </table:table-cell>
          <table:table-cell table:formula="of:=[$'naglosy-edycja'.D123]" office:value-type="float" office:value="0" calcext:value-type="float">
            <text:p>0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22];[$przecinki.$A$2];[$przecinki.$B$2];[$przecinki.$C$2];[$przecinki.$A$2];[.E122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24]" office:value-type="string" office:string-value="chmi" calcext:value-type="string">
            <text:p>chmi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VJ" calcext:value-type="string">
            <text:p>KTVJ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number-columns-repeated="2"/>
          <table:table-cell table:formula="of:=CONCATENATE([$przecinki.$A$2];[.E123];[$przecinki.$A$2];[$przecinki.$B$2];[$przecinki.$C$2];[$przecinki.$A$2];[.E123];[$przecinki.$A$2];[$przecinki.$D$2])" office:value-type="string" office:string-value="&quot;KTVJ&quot;: &quot;KTVJ&quot;," calcext:value-type="string">
            <text:p>"KTVJ": "KTVJ",</text:p>
          </table:table-cell>
        </table:table-row>
        <table:table-row table:style-name="ro2">
          <table:table-cell table:formula="of:=[$'naglosy-edycja'.B125]" office:value-type="string" office:string-value="chn" calcext:value-type="string">
            <text:p>chn</text:p>
          </table:table-cell>
          <table:table-cell table:formula="of:=[$'naglosy-edycja'.C125]" office:value-type="float" office:value="0" calcext:value-type="float">
            <text:p>0</text:p>
          </table:table-cell>
          <table:table-cell table:formula="of:=[$'naglosy-edycja'.D125]" office:value-type="string" office:string-value="KTLR" calcext:value-type="string">
            <text:p>KTLR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number-columns-repeated="2"/>
          <table:table-cell table:formula="of:=CONCATENATE([$przecinki.$A$2];[.E124];[$przecinki.$A$2];[$przecinki.$B$2];[$przecinki.$C$2];[$przecinki.$A$2];[.E124];[$przecinki.$A$2];[$przecinki.$D$2])" office:value-type="string" office:string-value="&quot;KTLR&quot;: &quot;KTLR&quot;," calcext:value-type="string">
            <text:p>"KTLR": "KTLR",</text:p>
          </table:table-cell>
        </table:table-row>
        <table:table-row table:style-name="ro2">
          <table:table-cell table:formula="of:=[$'naglosy-edycja'.B126]" office:value-type="string" office:string-value="chr" calcext:value-type="string">
            <text:p>chr</text:p>
          </table:table-cell>
          <table:table-cell table:formula="of:=[$'naglosy-edycja'.C126]" office:value-type="string" office:string-value="KTR" calcext:value-type="string">
            <text:p>KTR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number-columns-repeated="2"/>
          <table:table-cell table:formula="of:=CONCATENATE([$przecinki.$A$2];[.E125];[$przecinki.$A$2];[$przecinki.$B$2];[$przecinki.$C$2];[$przecinki.$A$2];[.E125];[$przecinki.$A$2];[$przecinki.$D$2])" office:value-type="string" office:string-value="&quot;KTR&quot;: &quot;KTR&quot;," calcext:value-type="string">
            <text:p>"KTR": "KTR",</text:p>
          </table:table-cell>
        </table:table-row>
        <table:table-row table:style-name="ro2">
          <table:table-cell table:formula="of:=[$'naglosy-edycja'.B127]" office:value-type="string" office:string-value="chrz" calcext:value-type="string">
            <text:p>chrz</text:p>
          </table:table-cell>
          <table:table-cell table:formula="of:=[$'naglosy-edycja'.C127]" office:value-type="string" office:string-value="KTRJ" calcext:value-type="string">
            <text:p>KTRJ</text:p>
          </table:table-cell>
          <table:table-cell table:formula="of:=[$'naglosy-edycja'.D127]" office:value-type="float" office:value="0" calcext:value-type="float">
            <text:p>0</text:p>
          </table:table-cell>
          <table:table-cell table:formula="of:=[$'naglosy-edycja'.E127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26];[$przecinki.$A$2];[$przecinki.$B$2];[$przecinki.$C$2];[$przecinki.$A$2];[.E126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28]" office:value-type="string" office:string-value="chrzc" calcext:value-type="string">
            <text:p>chrzc</text:p>
          </table:table-cell>
          <table:table-cell table:formula="of:=[$'naglosy-edycja'.C128]" office:value-type="string" office:string-value="ZKTRJ" calcext:value-type="string">
            <text:p>ZKTRJ</text:p>
          </table:table-cell>
          <table:table-cell table:formula="of:=[$'naglosy-edycja'.D128]" office:value-type="string" office:string-value="ZKTPVJ / KTPVJ" calcext:value-type="string">
            <text:p>ZKTPVJ / KTPVJ</text:p>
          </table:table-cell>
          <table:table-cell table:formula="of:=[$'naglosy-edycja'.E128]" office:value-type="float" office:value="0" calcext:value-type="float">
            <text:p>0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number-columns-repeated="2"/>
          <table:table-cell table:formula="of:=CONCATENATE([$przecinki.$A$2];[.E127];[$przecinki.$A$2];[$przecinki.$B$2];[$przecinki.$C$2];[$przecinki.$A$2];[.E127];[$przecinki.$A$2];[$przecinki.$D$2])" office:value-type="string" office:string-value="&quot;ZKTRJ&quot;: &quot;ZKTRJ&quot;," calcext:value-type="string">
            <text:p>"ZKTRJ": "ZKTRJ"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number-columns-repeated="2"/>
          <table:table-cell table:formula="of:=CONCATENATE([$przecinki.$A$2];[.E128];[$przecinki.$A$2];[$przecinki.$B$2];[$przecinki.$C$2];[$przecinki.$A$2];[.E128];[$przecinki.$A$2];[$przecinki.$D$2])" office:value-type="string" office:string-value="&quot;KTPVRJ&quot;: &quot;KTPVRJ&quot;," calcext:value-type="string">
            <text:p>"KTPVRJ": "KTPVRJ"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29];[$przecinki.$A$2];[$przecinki.$B$2];[$przecinki.$C$2];[$przecinki.$A$2];[.E129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130];[$przecinki.$A$2];[$przecinki.$B$2];[$przecinki.$C$2];[$przecinki.$A$2];[.E130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31];[$przecinki.$A$2];[$przecinki.$B$2];[$przecinki.$C$2];[$przecinki.$A$2];[.E131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number-columns-repeated="2"/>
          <table:table-cell table:formula="of:=CONCATENATE([$przecinki.$A$2];[.E132];[$przecinki.$A$2];[$przecinki.$B$2];[$przecinki.$C$2];[$przecinki.$A$2];[.E132];[$przecinki.$A$2];[$przecinki.$D$2])" office:value-type="string" office:string-value="&quot;KTVJ&quot;: &quot;KTVJ&quot;," calcext:value-type="string">
            <text:p>"KTVJ": "KTVJ"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number-columns-repeated="2"/>
          <table:table-cell table:formula="of:=CONCATENATE([$przecinki.$A$2];[.E133];[$przecinki.$A$2];[$przecinki.$B$2];[$przecinki.$C$2];[$przecinki.$A$2];[.E133];[$przecinki.$A$2];[$przecinki.$D$2])" office:value-type="string" office:string-value="&quot;J&quot;: &quot;J&quot;," calcext:value-type="string">
            <text:p>"J": "J"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number-columns-repeated="2"/>
          <table:table-cell table:formula="of:=CONCATENATE([$przecinki.$A$2];[.E134];[$przecinki.$A$2];[$przecinki.$B$2];[$przecinki.$C$2];[$przecinki.$A$2];[.E134];[$przecinki.$A$2];[$przecinki.$D$2])" office:value-type="string" office:string-value="&quot;K&quot;: &quot;K&quot;," calcext:value-type="string">
            <text:p>"K": "K"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135];[$przecinki.$A$2];[$przecinki.$B$2];[$przecinki.$C$2];[$przecinki.$A$2];[.E135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number-columns-repeated="2"/>
          <table:table-cell table:formula="of:=CONCATENATE([$przecinki.$A$2];[.E136];[$przecinki.$A$2];[$przecinki.$B$2];[$przecinki.$C$2];[$przecinki.$A$2];[.E136];[$przecinki.$A$2];[$przecinki.$D$2])" office:value-type="string" office:string-value="&quot;ZKTJ&quot;: &quot;ZKTJ&quot;," calcext:value-type="string">
            <text:p>"ZKTJ": "ZKTJ"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137];[$przecinki.$A$2];[$przecinki.$B$2];[$przecinki.$C$2];[$przecinki.$A$2];[.E137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38];[$przecinki.$A$2];[$przecinki.$B$2];[$przecinki.$C$2];[$przecinki.$A$2];[.E138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number-columns-repeated="2"/>
          <table:table-cell table:formula="of:=CONCATENATE([$przecinki.$A$2];[.E139];[$przecinki.$A$2];[$przecinki.$B$2];[$przecinki.$C$2];[$przecinki.$A$2];[.E139];[$przecinki.$A$2];[$przecinki.$D$2])" office:value-type="string" office:string-value="&quot;KL&quot;: &quot;KL&quot;," calcext:value-type="string">
            <text:p>"KL": "KL"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number-columns-repeated="2"/>
          <table:table-cell table:formula="of:=CONCATENATE([$przecinki.$A$2];[.E140];[$przecinki.$A$2];[$przecinki.$B$2];[$przecinki.$C$2];[$przecinki.$A$2];[.E140];[$przecinki.$A$2];[$przecinki.$D$2])" office:value-type="string" office:string-value="&quot;KLJ&quot;: &quot;KLJ&quot;," calcext:value-type="string">
            <text:p>"KLJ": "KLJ"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number-columns-repeated="2"/>
          <table:table-cell table:formula="of:=CONCATENATE([$przecinki.$A$2];[.E141];[$przecinki.$A$2];[$przecinki.$B$2];[$przecinki.$C$2];[$przecinki.$A$2];[.E141];[$przecinki.$A$2];[$przecinki.$D$2])" office:value-type="string" office:string-value="&quot;KLR&quot;: &quot;KLR&quot;," calcext:value-type="string">
            <text:p>"KLR": "KLR"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number-columns-repeated="2"/>
          <table:table-cell table:formula="of:=CONCATENATE([$przecinki.$A$2];[.E142];[$przecinki.$A$2];[$przecinki.$B$2];[$przecinki.$C$2];[$przecinki.$A$2];[.E142];[$przecinki.$A$2];[$przecinki.$D$2])" office:value-type="string" office:string-value="&quot;KLRJ&quot;: &quot;KLRJ&quot;," calcext:value-type="string">
            <text:p>"KLRJ": "KLRJ"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number-columns-repeated="2"/>
          <table:table-cell table:formula="of:=CONCATENATE([$przecinki.$A$2];[.E143];[$przecinki.$A$2];[$przecinki.$B$2];[$przecinki.$C$2];[$przecinki.$A$2];[.E143];[$przecinki.$A$2];[$przecinki.$D$2])" office:value-type="string" office:string-value="&quot;KVL&quot;: &quot;KVL&quot;," calcext:value-type="string">
            <text:p>"KVL": "KVL"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number-columns-repeated="2"/>
          <table:table-cell table:formula="of:=CONCATENATE([$przecinki.$A$2];[.E144];[$przecinki.$A$2];[$przecinki.$B$2];[$przecinki.$C$2];[$przecinki.$A$2];[.E144];[$przecinki.$A$2];[$przecinki.$D$2])" office:value-type="string" office:string-value="&quot;KLJ&quot;: &quot;KLJ&quot;," calcext:value-type="string">
            <text:p>"KLJ": "KLJ"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45];[$przecinki.$A$2];[$przecinki.$B$2];[$przecinki.$C$2];[$przecinki.$A$2];[.E145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number-columns-repeated="2"/>
          <table:table-cell table:formula="of:=CONCATENATE([$przecinki.$A$2];[.E146];[$przecinki.$A$2];[$przecinki.$B$2];[$przecinki.$C$2];[$przecinki.$A$2];[.E146];[$przecinki.$A$2];[$przecinki.$D$2])" office:value-type="string" office:string-value="&quot;KTVJ&quot;: &quot;KTVJ&quot;," calcext:value-type="string">
            <text:p>"KTVJ": "KTVJ"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number-columns-repeated="2"/>
          <table:table-cell table:formula="of:=CONCATENATE([$przecinki.$A$2];[.E147];[$przecinki.$A$2];[$przecinki.$B$2];[$przecinki.$C$2];[$przecinki.$A$2];[.E147];[$przecinki.$A$2];[$przecinki.$D$2])" office:value-type="string" office:string-value="&quot;KLR&quot;: &quot;KLR&quot;," calcext:value-type="string">
            <text:p>"KLR": "KLR"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number-columns-repeated="2"/>
          <table:table-cell table:formula="of:=CONCATENATE([$przecinki.$A$2];[.E148];[$przecinki.$A$2];[$przecinki.$B$2];[$przecinki.$C$2];[$przecinki.$A$2];[.E148];[$przecinki.$A$2];[$przecinki.$D$2])" office:value-type="string" office:string-value="&quot;KLRJ&quot;: &quot;KLRJ&quot;," calcext:value-type="string">
            <text:p>"KLRJ": "KLRJ"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number-columns-repeated="2"/>
          <table:table-cell table:formula="of:=CONCATENATE([$przecinki.$A$2];[.E149];[$przecinki.$A$2];[$przecinki.$B$2];[$przecinki.$C$2];[$przecinki.$A$2];[.E149];[$przecinki.$A$2];[$przecinki.$D$2])" office:value-type="string" office:string-value="&quot;KP&quot;: &quot;KP&quot;," calcext:value-type="string">
            <text:p>"KP": "KP"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number-columns-repeated="2"/>
          <table:table-cell table:formula="of:=CONCATENATE([$przecinki.$A$2];[.E150];[$przecinki.$A$2];[$przecinki.$B$2];[$przecinki.$C$2];[$przecinki.$A$2];[.E150];[$przecinki.$A$2];[$przecinki.$D$2])" office:value-type="string" office:string-value="&quot;KPJ&quot;: &quot;KPJ&quot;," calcext:value-type="string">
            <text:p>"KPJ": "KPJ"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number-columns-repeated="2"/>
          <table:table-cell table:formula="of:=CONCATENATE([$przecinki.$A$2];[.E151];[$przecinki.$A$2];[$przecinki.$B$2];[$przecinki.$C$2];[$przecinki.$A$2];[.E151];[$przecinki.$A$2];[$przecinki.$D$2])" office:value-type="string" office:string-value="&quot;KR&quot;: &quot;KR&quot;," calcext:value-type="string">
            <text:p>"KR": "KR"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number-columns-repeated="2"/>
          <table:table-cell table:formula="of:=CONCATENATE([$przecinki.$A$2];[.E152];[$przecinki.$A$2];[$przecinki.$B$2];[$przecinki.$C$2];[$przecinki.$A$2];[.E152];[$przecinki.$A$2];[$przecinki.$D$2])" office:value-type="string" office:string-value="&quot;KVLR&quot;: &quot;KVLR&quot;," calcext:value-type="string">
            <text:p>"KVLR": "KVLR"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number-columns-repeated="2"/>
          <table:table-cell table:formula="of:=CONCATENATE([$przecinki.$A$2];[.E153];[$przecinki.$A$2];[$przecinki.$B$2];[$przecinki.$C$2];[$przecinki.$A$2];[.E153];[$przecinki.$A$2];[$przecinki.$D$2])" office:value-type="string" office:string-value="&quot;KTR&quot;: &quot;KTR&quot;," calcext:value-type="string">
            <text:p>"KTR": "KTR"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number-columns-repeated="2"/>
          <table:table-cell table:formula="of:=CONCATENATE([$przecinki.$A$2];[.E154];[$przecinki.$A$2];[$przecinki.$B$2];[$przecinki.$C$2];[$przecinki.$A$2];[.E154];[$przecinki.$A$2];[$przecinki.$D$2])" office:value-type="string" office:string-value="&quot;KVR&quot;: &quot;KVR&quot;," calcext:value-type="string">
            <text:p>"KVR": "KVR"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number-columns-repeated="2"/>
          <table:table-cell table:formula="of:=CONCATENATE([$przecinki.$A$2];[.E155];[$przecinki.$A$2];[$przecinki.$B$2];[$przecinki.$C$2];[$przecinki.$A$2];[.E155];[$przecinki.$A$2];[$przecinki.$D$2])" office:value-type="string" office:string-value="&quot;KVRJ&quot;: &quot;KVRJ&quot;," calcext:value-type="string">
            <text:p>"KVRJ": "KVRJ"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number-columns-repeated="2"/>
          <table:table-cell table:formula="of:=CONCATENATE([$przecinki.$A$2];[.E156];[$przecinki.$A$2];[$przecinki.$B$2];[$przecinki.$C$2];[$przecinki.$A$2];[.E156];[$przecinki.$A$2];[$przecinki.$D$2])" office:value-type="string" office:string-value="&quot;KRJ&quot;: &quot;KRJ&quot;," calcext:value-type="string">
            <text:p>"KRJ": "KRJ"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number-columns-repeated="2"/>
          <table:table-cell table:formula="of:=CONCATENATE([$przecinki.$A$2];[.E157];[$przecinki.$A$2];[$przecinki.$B$2];[$przecinki.$C$2];[$przecinki.$A$2];[.E157];[$przecinki.$A$2];[$przecinki.$D$2])" office:value-type="string" office:string-value="&quot;ZKTRJ&quot;: &quot;ZKTRJ&quot;," calcext:value-type="string">
            <text:p>"ZKTRJ": "ZKTRJ"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number-columns-repeated="2"/>
          <table:table-cell table:formula="of:=CONCATENATE([$przecinki.$A$2];[.E158];[$przecinki.$A$2];[$przecinki.$B$2];[$przecinki.$C$2];[$przecinki.$A$2];[.E158];[$przecinki.$A$2];[$przecinki.$D$2])" office:value-type="string" office:string-value="&quot;KPVRJ&quot;: &quot;KPVRJ&quot;," calcext:value-type="string">
            <text:p>"KPVRJ": "KPVRJ"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number-columns-repeated="2"/>
          <table:table-cell table:formula="of:=CONCATENATE([$przecinki.$A$2];[.E159];[$przecinki.$A$2];[$przecinki.$B$2];[$przecinki.$C$2];[$przecinki.$A$2];[.E159];[$przecinki.$A$2];[$przecinki.$D$2])" office:value-type="string" office:string-value="&quot;KTPLR&quot;: &quot;KTPLR&quot;," calcext:value-type="string">
            <text:p>"KTPLR": "KTPLR"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number-columns-repeated="2"/>
          <table:table-cell table:formula="of:=CONCATENATE([$przecinki.$A$2];[.E160];[$przecinki.$A$2];[$przecinki.$B$2];[$przecinki.$C$2];[$przecinki.$A$2];[.E160];[$przecinki.$A$2];[$przecinki.$D$2])" office:value-type="string" office:string-value="&quot;KTPLRJ&quot;: &quot;KTPLRJ&quot;," calcext:value-type="string">
            <text:p>"KTPLRJ": "KTPLRJ"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61];[$przecinki.$A$2];[$przecinki.$B$2];[$przecinki.$C$2];[$przecinki.$A$2];[.E161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number-columns-repeated="2"/>
          <table:table-cell table:formula="of:=CONCATENATE([$przecinki.$A$2];[.E162];[$przecinki.$A$2];[$przecinki.$B$2];[$przecinki.$C$2];[$przecinki.$A$2];[.E162];[$przecinki.$A$2];[$przecinki.$D$2])" office:value-type="string" office:string-value="&quot;SK&quot;: &quot;SK&quot;," calcext:value-type="string">
            <text:p>"SK": "SK"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number-columns-repeated="2"/>
          <table:table-cell table:formula="of:=CONCATENATE([$przecinki.$A$2];[.E163];[$przecinki.$A$2];[$przecinki.$B$2];[$przecinki.$C$2];[$przecinki.$A$2];[.E163];[$przecinki.$A$2];[$przecinki.$D$2])" office:value-type="string" office:string-value="&quot;SKJ&quot;: &quot;SKJ&quot;," calcext:value-type="string">
            <text:p>"SKJ": "SKJ"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number-columns-repeated="2"/>
          <table:table-cell table:formula="of:=CONCATENATE([$przecinki.$A$2];[.E164];[$przecinki.$A$2];[$przecinki.$B$2];[$przecinki.$C$2];[$przecinki.$A$2];[.E164];[$przecinki.$A$2];[$przecinki.$D$2])" office:value-type="string" office:string-value="&quot;KRJ&quot;: &quot;KRJ&quot;," calcext:value-type="string">
            <text:p>"KRJ": "KRJ"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65];[$przecinki.$A$2];[$przecinki.$B$2];[$przecinki.$C$2];[$przecinki.$A$2];[.E165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166];[$przecinki.$A$2];[$przecinki.$B$2];[$przecinki.$C$2];[$przecinki.$A$2];[.E166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number-columns-repeated="2"/>
          <table:table-cell table:formula="of:=CONCATENATE([$przecinki.$A$2];[.E167];[$przecinki.$A$2];[$przecinki.$B$2];[$przecinki.$C$2];[$przecinki.$A$2];[.E167];[$przecinki.$A$2];[$przecinki.$D$2])" office:value-type="string" office:string-value="&quot;KV&quot;: &quot;KV&quot;," calcext:value-type="string">
            <text:p>"KV": "KV"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number-columns-repeated="2"/>
          <table:table-cell table:formula="of:=CONCATENATE([$przecinki.$A$2];[.E168];[$przecinki.$A$2];[$przecinki.$B$2];[$przecinki.$C$2];[$przecinki.$A$2];[.E168];[$przecinki.$A$2];[$przecinki.$D$2])" office:value-type="string" office:string-value="&quot;KVJ&quot;: &quot;KVJ&quot;," calcext:value-type="string">
            <text:p>"KVJ": "KVJ"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number-columns-repeated="2"/>
          <table:table-cell table:formula="of:=CONCATENATE([$przecinki.$A$2];[.E169];[$przecinki.$A$2];[$przecinki.$B$2];[$przecinki.$C$2];[$przecinki.$A$2];[.E169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number-columns-repeated="2"/>
          <table:table-cell table:formula="of:=CONCATENATE([$przecinki.$A$2];[.E170];[$przecinki.$A$2];[$przecinki.$B$2];[$przecinki.$C$2];[$przecinki.$A$2];[.E170];[$przecinki.$A$2];[$przecinki.$D$2])" office:value-type="string" office:string-value="&quot;XKL&quot;: &quot;XKL&quot;," calcext:value-type="string">
            <text:p>"XKL": "XKL"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number-columns-repeated="2"/>
          <table:table-cell table:formula="of:=CONCATENATE([$przecinki.$A$2];[.E171];[$przecinki.$A$2];[$przecinki.$B$2];[$przecinki.$C$2];[$przecinki.$A$2];[.E171];[$przecinki.$A$2];[$przecinki.$D$2])" office:value-type="string" office:string-value="&quot;XKLR&quot;: &quot;XKLR&quot;," calcext:value-type="string">
            <text:p>"XKLR": "XKLR"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number-columns-repeated="2"/>
          <table:table-cell table:formula="of:=CONCATENATE([$przecinki.$A$2];[.E172];[$przecinki.$A$2];[$przecinki.$B$2];[$przecinki.$C$2];[$przecinki.$A$2];[.E172];[$przecinki.$A$2];[$przecinki.$D$2])" office:value-type="string" office:string-value="&quot;XKLRJ&quot;: &quot;XKLRJ&quot;," calcext:value-type="string">
            <text:p>"XKLRJ": "XKLRJ"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number-columns-repeated="2"/>
          <table:table-cell table:formula="of:=CONCATENATE([$przecinki.$A$2];[.E173];[$przecinki.$A$2];[$przecinki.$B$2];[$przecinki.$C$2];[$przecinki.$A$2];[.E173];[$przecinki.$A$2];[$przecinki.$D$2])" office:value-type="string" office:string-value="&quot;XKTL&quot;: &quot;XKTL&quot;," calcext:value-type="string">
            <text:p>"XKTL": "XKTL"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number-columns-repeated="2"/>
          <table:table-cell table:formula="of:=CONCATENATE([$przecinki.$A$2];[.E174];[$przecinki.$A$2];[$przecinki.$B$2];[$przecinki.$C$2];[$przecinki.$A$2];[.E174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number-columns-repeated="2"/>
          <table:table-cell table:formula="of:=CONCATENATE([$przecinki.$A$2];[.E175];[$przecinki.$A$2];[$przecinki.$B$2];[$przecinki.$C$2];[$przecinki.$A$2];[.E175];[$przecinki.$A$2];[$przecinki.$D$2])" office:value-type="string" office:string-value="&quot;VLR&quot;: &quot;VLR&quot;," calcext:value-type="string">
            <text:p>"VLR": "VLR"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number-columns-repeated="2"/>
          <table:table-cell table:formula="of:=CONCATENATE([$przecinki.$A$2];[.E176];[$przecinki.$A$2];[$przecinki.$B$2];[$przecinki.$C$2];[$przecinki.$A$2];[.E176];[$przecinki.$A$2];[$przecinki.$D$2])" office:value-type="string" office:string-value="&quot;VLRJ&quot;: &quot;VLRJ&quot;," calcext:value-type="string">
            <text:p>"VLRJ": "VLRJ"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number-columns-repeated="2"/>
          <table:table-cell table:formula="of:=CONCATENATE([$przecinki.$A$2];[.E177];[$przecinki.$A$2];[$przecinki.$B$2];[$przecinki.$C$2];[$przecinki.$A$2];[.E177];[$przecinki.$A$2];[$przecinki.$D$2])" office:value-type="string" office:string-value="&quot;SVLR&quot;: &quot;SVLR&quot;," calcext:value-type="string">
            <text:p>"SVLR": "SVLR"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number-columns-repeated="2"/>
          <table:table-cell table:formula="of:=CONCATENATE([$przecinki.$A$2];[.E178];[$przecinki.$A$2];[$przecinki.$B$2];[$przecinki.$C$2];[$przecinki.$A$2];[.E178];[$przecinki.$A$2];[$przecinki.$D$2])" office:value-type="string" office:string-value="&quot;SVLRJ&quot;: &quot;SVLRJ&quot;," calcext:value-type="string">
            <text:p>"SVLRJ": "SVLRJ"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number-columns-repeated="2"/>
          <table:table-cell table:formula="of:=CONCATENATE([$przecinki.$A$2];[.E179];[$przecinki.$A$2];[$przecinki.$B$2];[$przecinki.$C$2];[$przecinki.$A$2];[.E179];[$przecinki.$A$2];[$przecinki.$D$2])" office:value-type="string" office:string-value="&quot;VL&quot;: &quot;VL&quot;," calcext:value-type="string">
            <text:p>"VL": "VL"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number-columns-repeated="2"/>
          <table:table-cell table:formula="of:=CONCATENATE([$przecinki.$A$2];[.E180];[$przecinki.$A$2];[$przecinki.$B$2];[$przecinki.$C$2];[$przecinki.$A$2];[.E180];[$przecinki.$A$2];[$przecinki.$D$2])" office:value-type="string" office:string-value="&quot;VLJ&quot;: &quot;VLJ&quot;," calcext:value-type="string">
            <text:p>"VLJ": "VLJ"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number-columns-repeated="2"/>
          <table:table-cell table:formula="of:=CONCATENATE([$przecinki.$A$2];[.E181];[$przecinki.$A$2];[$przecinki.$B$2];[$przecinki.$C$2];[$przecinki.$A$2];[.E181];[$przecinki.$A$2];[$przecinki.$D$2])" office:value-type="string" office:string-value="&quot;TPL&quot;: &quot;TPL&quot;," calcext:value-type="string">
            <text:p>"TPL": "TPL"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number-columns-repeated="2"/>
          <table:table-cell table:formula="of:=CONCATENATE([$przecinki.$A$2];[.E182];[$przecinki.$A$2];[$przecinki.$B$2];[$przecinki.$C$2];[$przecinki.$A$2];[.E182];[$przecinki.$A$2];[$przecinki.$D$2])" office:value-type="string" office:string-value="&quot;LJ&quot;: &quot;LJ&quot;," calcext:value-type="string">
            <text:p>"LJ": "LJ"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number-columns-repeated="2"/>
          <table:table-cell table:formula="of:=CONCATENATE([$przecinki.$A$2];[.E183];[$przecinki.$A$2];[$przecinki.$B$2];[$przecinki.$C$2];[$przecinki.$A$2];[.E183];[$przecinki.$A$2];[$przecinki.$D$2])" office:value-type="string" office:string-value="&quot;XPLJ&quot;: &quot;XPLJ&quot;," calcext:value-type="string">
            <text:p>"XPLJ": "XPLJ"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number-columns-repeated="2"/>
          <table:table-cell table:formula="of:=CONCATENATE([$przecinki.$A$2];[.E184];[$przecinki.$A$2];[$przecinki.$B$2];[$przecinki.$C$2];[$przecinki.$A$2];[.E184];[$przecinki.$A$2];[$przecinki.$D$2])" office:value-type="string" office:string-value="&quot;XPLJ&quot;: &quot;XPLJ&quot;," calcext:value-type="string">
            <text:p>"XPLJ": "XPLJ"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number-columns-repeated="2"/>
          <table:table-cell table:formula="of:=CONCATENATE([$przecinki.$A$2];[.E185];[$przecinki.$A$2];[$przecinki.$B$2];[$przecinki.$C$2];[$przecinki.$A$2];[.E185];[$przecinki.$A$2];[$przecinki.$D$2])" office:value-type="string" office:string-value="&quot;XKLJ&quot;: &quot;XKLJ&quot;," calcext:value-type="string">
            <text:p>"XKLJ": "XKLJ"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number-columns-repeated="2"/>
          <table:table-cell table:formula="of:=CONCATENATE([$przecinki.$A$2];[.E186];[$przecinki.$A$2];[$przecinki.$B$2];[$przecinki.$C$2];[$przecinki.$A$2];[.E186];[$przecinki.$A$2];[$przecinki.$D$2])" office:value-type="string" office:string-value="&quot;KLJ&quot;: &quot;KLJ&quot;," calcext:value-type="string">
            <text:p>"KLJ": "KLJ"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number-columns-repeated="2"/>
          <table:table-cell table:formula="of:=CONCATENATE([$przecinki.$A$2];[.E187];[$przecinki.$A$2];[$przecinki.$B$2];[$przecinki.$C$2];[$przecinki.$A$2];[.E187];[$przecinki.$A$2];[$przecinki.$D$2])" office:value-type="string" office:string-value="&quot;ZLJ&quot;: &quot;ZLJ&quot;," calcext:value-type="string">
            <text:p>"ZLJ": "ZLJ"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number-columns-repeated="2"/>
          <table:table-cell table:formula="of:=CONCATENATE([$przecinki.$A$2];[.E188];[$przecinki.$A$2];[$przecinki.$B$2];[$przecinki.$C$2];[$przecinki.$A$2];[.E188];[$przecinki.$A$2];[$przecinki.$D$2])" office:value-type="string" office:string-value="&quot;XTPLJ&quot;: &quot;XTPLJ&quot;," calcext:value-type="string">
            <text:p>"XTPLJ": "XTPLJ"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number-columns-repeated="2"/>
          <table:table-cell table:formula="of:=CONCATENATE([$przecinki.$A$2];[.E189];[$przecinki.$A$2];[$przecinki.$B$2];[$przecinki.$C$2];[$przecinki.$A$2];[.E189];[$przecinki.$A$2];[$przecinki.$D$2])" office:value-type="string" office:string-value="&quot;TV&quot;: &quot;TV&quot;," calcext:value-type="string">
            <text:p>"TV": "TV"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number-columns-repeated="2"/>
          <table:table-cell table:formula="of:=CONCATENATE([$przecinki.$A$2];[.E190];[$przecinki.$A$2];[$przecinki.$B$2];[$przecinki.$C$2];[$przecinki.$A$2];[.E190];[$przecinki.$A$2];[$przecinki.$D$2])" office:value-type="string" office:string-value="&quot;XTPV&quot;: &quot;XTPV&quot;," calcext:value-type="string">
            <text:p>"XTPV": "XTPV"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91];[$przecinki.$A$2];[$przecinki.$B$2];[$przecinki.$C$2];[$przecinki.$A$2];[.E191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number-columns-repeated="2"/>
          <table:table-cell table:formula="of:=CONCATENATE([$przecinki.$A$2];[.E192];[$przecinki.$A$2];[$przecinki.$B$2];[$przecinki.$C$2];[$przecinki.$A$2];[.E192];[$przecinki.$A$2];[$przecinki.$D$2])" office:value-type="string" office:string-value="&quot;XTVL&quot;: &quot;XTVL&quot;," calcext:value-type="string">
            <text:p>"XTVL": "XTVL"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C194]" office:value-type="string" office:string-value="XTVLJ" calcext:value-type="string">
            <text:p>XTVLJ</text:p>
          </table:table-cell>
          <table:table-cell table:formula="of:=[$'naglosy-edycja'.D194]" office:value-type="float" office:value="0" calcext:value-type="float">
            <text:p>0</text:p>
          </table:table-cell>
          <table:table-cell table:formula="of:=[$'naglosy-edycja'.E194]" office:value-type="float" office:value="0" calcext:value-type="float">
            <text:p>0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number-columns-repeated="2"/>
          <table:table-cell table:formula="of:=CONCATENATE([$przecinki.$A$2];[.E193];[$przecinki.$A$2];[$przecinki.$B$2];[$przecinki.$C$2];[$przecinki.$A$2];[.E193];[$przecinki.$A$2];[$przecinki.$D$2])" office:value-type="string" office:string-value="&quot;XTVLJ&quot;: &quot;XTVLJ&quot;," calcext:value-type="string">
            <text:p>"XTVLJ": "XTVLJ"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number-columns-repeated="2"/>
          <table:table-cell table:formula="of:=CONCATENATE([$przecinki.$A$2];[.E194];[$przecinki.$A$2];[$przecinki.$B$2];[$przecinki.$C$2];[$przecinki.$A$2];[.E194];[$przecinki.$A$2];[$przecinki.$D$2])" office:value-type="string" office:string-value="&quot;XTVLJ&quot;: &quot;XTVLJ&quot;," calcext:value-type="string">
            <text:p>"XTVLJ": "XTVLJ"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195];[$przecinki.$A$2];[$przecinki.$B$2];[$przecinki.$C$2];[$przecinki.$A$2];[.E195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number-columns-repeated="2"/>
          <table:table-cell table:formula="of:=CONCATENATE([$przecinki.$A$2];[.E196];[$przecinki.$A$2];[$przecinki.$B$2];[$przecinki.$C$2];[$przecinki.$A$2];[.E196];[$przecinki.$A$2];[$przecinki.$D$2])" office:value-type="string" office:string-value="&quot;XKTVL&quot;: &quot;XKTVL&quot;," calcext:value-type="string">
            <text:p>"XKTVL": "XKTVL"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number-columns-repeated="2"/>
          <table:table-cell table:formula="of:=CONCATENATE([$przecinki.$A$2];[.E197];[$przecinki.$A$2];[$przecinki.$B$2];[$przecinki.$C$2];[$przecinki.$A$2];[.E197];[$przecinki.$A$2];[$przecinki.$D$2])" office:value-type="string" office:string-value="&quot;XKTVLI&quot;: &quot;XKTVLI&quot;," calcext:value-type="string">
            <text:p>"XKTVLI": "XKTVLI"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number-columns-repeated="2"/>
          <table:table-cell table:formula="of:=CONCATENATE([$przecinki.$A$2];[.E198];[$przecinki.$A$2];[$przecinki.$B$2];[$przecinki.$C$2];[$przecinki.$A$2];[.E198];[$przecinki.$A$2];[$przecinki.$D$2])" office:value-type="string" office:string-value="&quot;XKTVLJ&quot;: &quot;XKTVLJ&quot;," calcext:value-type="string">
            <text:p>"XKTVLJ": "XKTVLJ"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number-columns-repeated="2"/>
          <table:table-cell table:formula="of:=CONCATENATE([$przecinki.$A$2];[.E199];[$przecinki.$A$2];[$przecinki.$B$2];[$przecinki.$C$2];[$przecinki.$A$2];[.E199];[$przecinki.$A$2];[$przecinki.$D$2])" office:value-type="string" office:string-value="&quot;XKTVLR&quot;: &quot;XKTVLR&quot;," calcext:value-type="string">
            <text:p>"XKTVLR": "XKTVLR"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number-columns-repeated="2"/>
          <table:table-cell table:formula="of:=CONCATENATE([$przecinki.$A$2];[.E200];[$przecinki.$A$2];[$przecinki.$B$2];[$przecinki.$C$2];[$przecinki.$A$2];[.E200];[$przecinki.$A$2];[$przecinki.$D$2])" office:value-type="string" office:string-value="&quot;XKTVRJ&quot;: &quot;XKTVRJ&quot;," calcext:value-type="string">
            <text:p>"XKTVRJ": "XKTVRJ"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number-columns-repeated="2"/>
          <table:table-cell table:formula="of:=CONCATENATE([$przecinki.$A$2];[.E201];[$przecinki.$A$2];[$przecinki.$B$2];[$przecinki.$C$2];[$przecinki.$A$2];[.E201];[$przecinki.$A$2];[$przecinki.$D$2])" office:value-type="string" office:string-value="&quot;KTVL&quot;: &quot;KTVL&quot;," calcext:value-type="string">
            <text:p>"KTVL": "KTVL"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number-columns-repeated="2"/>
          <table:table-cell table:formula="of:=CONCATENATE([$przecinki.$A$2];[.E202];[$przecinki.$A$2];[$przecinki.$B$2];[$przecinki.$C$2];[$przecinki.$A$2];[.E202];[$przecinki.$A$2];[$przecinki.$D$2])" office:value-type="string" office:string-value="&quot;KTVLJ&quot;: &quot;KTVLJ&quot;," calcext:value-type="string">
            <text:p>"KTVLJ": "KTVLJ"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number-columns-repeated="2"/>
          <table:table-cell table:formula="of:=CONCATENATE([$przecinki.$A$2];[.E203];[$przecinki.$A$2];[$przecinki.$B$2];[$przecinki.$C$2];[$przecinki.$A$2];[.E203];[$przecinki.$A$2];[$przecinki.$D$2])" office:value-type="string" office:string-value="&quot;KTVLR&quot;: &quot;KTVLR&quot;," calcext:value-type="string">
            <text:p>"KTVLR": "KTVLR"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number-columns-repeated="2"/>
          <table:table-cell table:formula="of:=CONCATENATE([$przecinki.$A$2];[.E204];[$przecinki.$A$2];[$przecinki.$B$2];[$przecinki.$C$2];[$przecinki.$A$2];[.E204];[$przecinki.$A$2];[$przecinki.$D$2])" office:value-type="string" office:string-value="&quot;KTVRJ&quot;: &quot;KTVRJ&quot;," calcext:value-type="string">
            <text:p>"KTVRJ": "KTVRJ"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number-columns-repeated="2"/>
          <table:table-cell table:formula="of:=CONCATENATE([$przecinki.$A$2];[.E205];[$przecinki.$A$2];[$przecinki.$B$2];[$przecinki.$C$2];[$przecinki.$A$2];[.E205];[$przecinki.$A$2];[$przecinki.$D$2])" office:value-type="string" office:string-value="&quot;TVL&quot;: &quot;TVL&quot;," calcext:value-type="string">
            <text:p>"TVL": "TVL"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number-columns-repeated="2"/>
          <table:table-cell table:formula="of:=CONCATENATE([$przecinki.$A$2];[.E206];[$przecinki.$A$2];[$przecinki.$B$2];[$przecinki.$C$2];[$przecinki.$A$2];[.E206];[$przecinki.$A$2];[$przecinki.$D$2])" office:value-type="string" office:string-value="&quot;TVLJ&quot;: &quot;TVLJ&quot;," calcext:value-type="string">
            <text:p>"TVLJ": "TVLJ"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number-columns-repeated="2"/>
          <table:table-cell table:formula="of:=CONCATENATE([$przecinki.$A$2];[.E207];[$przecinki.$A$2];[$przecinki.$B$2];[$przecinki.$C$2];[$przecinki.$A$2];[.E207];[$przecinki.$A$2];[$przecinki.$D$2])" office:value-type="string" office:string-value="&quot;TVLR&quot;: &quot;TVLR&quot;," calcext:value-type="string">
            <text:p>"TVLR": "TVLR"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number-columns-repeated="2"/>
          <table:table-cell table:formula="of:=CONCATENATE([$przecinki.$A$2];[.E208];[$przecinki.$A$2];[$przecinki.$B$2];[$przecinki.$C$2];[$przecinki.$A$2];[.E208];[$przecinki.$A$2];[$przecinki.$D$2])" office:value-type="string" office:string-value="&quot;TVLRJ&quot;: &quot;TVLRJ&quot;," calcext:value-type="string">
            <text:p>"TVLRJ": "TVLRJ"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number-columns-repeated="2"/>
          <table:table-cell table:formula="of:=CONCATENATE([$przecinki.$A$2];[.E209];[$przecinki.$A$2];[$przecinki.$B$2];[$przecinki.$C$2];[$przecinki.$A$2];[.E209];[$przecinki.$A$2];[$przecinki.$D$2])" office:value-type="string" office:string-value="&quot;TVR&quot;: &quot;TVR&quot;," calcext:value-type="string">
            <text:p>"TVR": "TVR"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210];[$przecinki.$A$2];[$przecinki.$B$2];[$przecinki.$C$2];[$przecinki.$A$2];[.E210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211];[$przecinki.$A$2];[$przecinki.$B$2];[$przecinki.$C$2];[$przecinki.$A$2];[.E211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212];[$przecinki.$A$2];[$przecinki.$B$2];[$przecinki.$C$2];[$przecinki.$A$2];[.E212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number-columns-repeated="2"/>
          <table:table-cell table:formula="of:=CONCATENATE([$przecinki.$A$2];[.E213];[$przecinki.$A$2];[$przecinki.$B$2];[$przecinki.$C$2];[$przecinki.$A$2];[.E213];[$przecinki.$A$2];[$przecinki.$D$2])" office:value-type="string" office:string-value="&quot;TPVRJ&quot;: &quot;TPVRJ&quot;," calcext:value-type="string">
            <text:p>"TPVRJ": "TPVRJ"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214];[$przecinki.$A$2];[$przecinki.$B$2];[$przecinki.$C$2];[$przecinki.$A$2];[.E214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215];[$przecinki.$A$2];[$przecinki.$B$2];[$przecinki.$C$2];[$przecinki.$A$2];[.E215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number-columns-repeated="2"/>
          <table:table-cell table:formula="of:=CONCATENATE([$przecinki.$A$2];[.E216];[$przecinki.$A$2];[$przecinki.$B$2];[$przecinki.$C$2];[$przecinki.$A$2];[.E216];[$przecinki.$A$2];[$przecinki.$D$2])" office:value-type="string" office:string-value="&quot;LR&quot;: &quot;LR&quot;," calcext:value-type="string">
            <text:p>"LR": "LR"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number-columns-repeated="2"/>
          <table:table-cell table:formula="of:=CONCATENATE([$przecinki.$A$2];[.E217];[$przecinki.$A$2];[$przecinki.$B$2];[$przecinki.$C$2];[$przecinki.$A$2];[.E217];[$przecinki.$A$2];[$przecinki.$D$2])" office:value-type="string" office:string-value="&quot;XPVLR&quot;: &quot;XPVLR&quot;," calcext:value-type="string">
            <text:p>"XPVLR": "XPVLR"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number-columns-repeated="2"/>
          <table:table-cell table:formula="of:=CONCATENATE([$przecinki.$A$2];[.E218];[$przecinki.$A$2];[$przecinki.$B$2];[$przecinki.$C$2];[$przecinki.$A$2];[.E218];[$przecinki.$A$2];[$przecinki.$D$2])" office:value-type="string" office:string-value="&quot;P&quot;: &quot;P&quot;," calcext:value-type="string">
            <text:p>"P": "P"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219];[$przecinki.$A$2];[$przecinki.$B$2];[$przecinki.$C$2];[$przecinki.$A$2];[.E219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number-columns-repeated="2"/>
          <table:table-cell table:formula="of:=CONCATENATE([$przecinki.$A$2];[.E220];[$przecinki.$A$2];[$przecinki.$B$2];[$przecinki.$C$2];[$przecinki.$A$2];[.E220];[$przecinki.$A$2];[$przecinki.$D$2])" office:value-type="string" office:string-value="&quot;ZTPJ&quot;: &quot;ZTPJ&quot;," calcext:value-type="string">
            <text:p>"ZTPJ": "ZTPJ"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number-columns-repeated="2"/>
          <table:table-cell table:formula="of:=CONCATENATE([$przecinki.$A$2];[.E221];[$przecinki.$A$2];[$przecinki.$B$2];[$przecinki.$C$2];[$przecinki.$A$2];[.E221];[$przecinki.$A$2];[$przecinki.$D$2])" office:value-type="string" office:string-value="&quot;KTP&quot;: &quot;KTP&quot;," calcext:value-type="string">
            <text:p>"KTP": "KTP"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number-columns-repeated="2"/>
          <table:table-cell table:formula="of:=CONCATENATE([$przecinki.$A$2];[.E222];[$przecinki.$A$2];[$przecinki.$B$2];[$przecinki.$C$2];[$przecinki.$A$2];[.E222];[$przecinki.$A$2];[$przecinki.$D$2])" office:value-type="string" office:string-value="&quot;KTPL&quot;: &quot;KTPL&quot;," calcext:value-type="string">
            <text:p>"KTPL": "KTPL"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number-columns-repeated="2"/>
          <table:table-cell table:formula="of:=CONCATENATE([$przecinki.$A$2];[.E223];[$przecinki.$A$2];[$przecinki.$B$2];[$przecinki.$C$2];[$przecinki.$A$2];[.E223];[$przecinki.$A$2];[$przecinki.$D$2])" office:value-type="string" office:string-value="&quot;KTPLJ&quot;: &quot;KTPLJ&quot;," calcext:value-type="string">
            <text:p>"KTPLJ": "KTPLJ"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number-columns-repeated="2"/>
          <table:table-cell table:formula="of:=CONCATENATE([$przecinki.$A$2];[.E224];[$przecinki.$A$2];[$przecinki.$B$2];[$przecinki.$C$2];[$przecinki.$A$2];[.E224];[$przecinki.$A$2];[$przecinki.$D$2])" office:value-type="string" office:string-value="&quot;KTPLR&quot;: &quot;KTPLR&quot;," calcext:value-type="string">
            <text:p>"KTPLR": "KTPLR"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number-columns-repeated="2"/>
          <table:table-cell table:formula="of:=CONCATENATE([$przecinki.$A$2];[.E225];[$przecinki.$A$2];[$przecinki.$B$2];[$przecinki.$C$2];[$przecinki.$A$2];[.E225];[$przecinki.$A$2];[$przecinki.$D$2])" office:value-type="string" office:string-value="&quot;KTPLRJ&quot;: &quot;KTPLRJ&quot;," calcext:value-type="string">
            <text:p>"KTPLRJ": "KTPLRJ"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number-columns-repeated="2"/>
          <table:table-cell table:formula="of:=CONCATENATE([$przecinki.$A$2];[.E226];[$przecinki.$A$2];[$przecinki.$B$2];[$przecinki.$C$2];[$przecinki.$A$2];[.E226];[$przecinki.$A$2];[$przecinki.$D$2])" office:value-type="string" office:string-value="&quot;VR&quot;: &quot;VR&quot;," calcext:value-type="string">
            <text:p>"VR": "VR"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number-columns-repeated="2"/>
          <table:table-cell table:formula="of:=CONCATENATE([$przecinki.$A$2];[.E227];[$przecinki.$A$2];[$przecinki.$B$2];[$przecinki.$C$2];[$przecinki.$A$2];[.E227];[$przecinki.$A$2];[$przecinki.$D$2])" office:value-type="string" office:string-value="&quot;PL&quot;: &quot;PL&quot;," calcext:value-type="string">
            <text:p>"PL": "PL"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number-columns-repeated="2"/>
          <table:table-cell table:formula="of:=CONCATENATE([$przecinki.$A$2];[.E228];[$przecinki.$A$2];[$przecinki.$B$2];[$przecinki.$C$2];[$przecinki.$A$2];[.E228];[$przecinki.$A$2];[$przecinki.$D$2])" office:value-type="string" office:string-value="&quot;PVL&quot;: &quot;PVL&quot;," calcext:value-type="string">
            <text:p>"PVL": "PVL"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number-columns-repeated="2"/>
          <table:table-cell table:formula="of:=CONCATENATE([$przecinki.$A$2];[.E229];[$przecinki.$A$2];[$przecinki.$B$2];[$przecinki.$C$2];[$przecinki.$A$2];[.E229];[$przecinki.$A$2];[$przecinki.$D$2])" office:value-type="string" office:string-value="&quot;PLJ&quot;: &quot;PLJ&quot;," calcext:value-type="string">
            <text:p>"PLJ": "PLJ"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number-columns-repeated="2"/>
          <table:table-cell table:formula="of:=CONCATENATE([$przecinki.$A$2];[.E230];[$przecinki.$A$2];[$przecinki.$B$2];[$przecinki.$C$2];[$przecinki.$A$2];[.E230];[$przecinki.$A$2];[$przecinki.$D$2])" office:value-type="string" office:string-value="&quot;ZTPLJ&quot;: &quot;ZTPLJ&quot;," calcext:value-type="string">
            <text:p>"ZTPLJ": "ZTPLJ"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number-columns-repeated="2"/>
          <table:table-cell table:formula="of:=CONCATENATE([$przecinki.$A$2];[.E231];[$przecinki.$A$2];[$przecinki.$B$2];[$przecinki.$C$2];[$przecinki.$A$2];[.E231];[$przecinki.$A$2];[$przecinki.$D$2])" office:value-type="string" office:string-value="&quot;PLR&quot;: &quot;PLR&quot;," calcext:value-type="string">
            <text:p>"PLR": "PLR"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number-columns-repeated="2"/>
          <table:table-cell table:formula="of:=CONCATENATE([$przecinki.$A$2];[.E232];[$przecinki.$A$2];[$przecinki.$B$2];[$przecinki.$C$2];[$przecinki.$A$2];[.E232];[$przecinki.$A$2];[$przecinki.$D$2])" office:value-type="string" office:string-value="&quot;PR&quot;: &quot;PR&quot;," calcext:value-type="string">
            <text:p>"PR": "PR"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number-columns-repeated="2"/>
          <table:table-cell table:formula="of:=CONCATENATE([$przecinki.$A$2];[.E233];[$przecinki.$A$2];[$przecinki.$B$2];[$przecinki.$C$2];[$przecinki.$A$2];[.E233];[$przecinki.$A$2];[$przecinki.$D$2])" office:value-type="string" office:string-value="&quot;PRJ&quot;: &quot;PRJ&quot;," calcext:value-type="string">
            <text:p>"PRJ": "PRJ"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number-columns-repeated="2"/>
          <table:table-cell table:formula="of:=CONCATENATE([$przecinki.$A$2];[.E234];[$przecinki.$A$2];[$przecinki.$B$2];[$przecinki.$C$2];[$przecinki.$A$2];[.E234];[$przecinki.$A$2];[$przecinki.$D$2])" office:value-type="string" office:string-value="&quot;TPRJ&quot;: &quot;TPRJ&quot;," calcext:value-type="string">
            <text:p>"TPRJ": "TPRJ"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235];[$przecinki.$A$2];[$przecinki.$B$2];[$przecinki.$C$2];[$przecinki.$A$2];[.E235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number-columns-repeated="2"/>
          <table:table-cell table:formula="of:=CONCATENATE([$przecinki.$A$2];[.E236];[$przecinki.$A$2];[$przecinki.$B$2];[$przecinki.$C$2];[$przecinki.$A$2];[.E236];[$przecinki.$A$2];[$przecinki.$D$2])" office:value-type="string" office:string-value="&quot;SKP&quot;: &quot;SKP&quot;," calcext:value-type="string">
            <text:p>"SKP": "SKP"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number-columns-repeated="2"/>
          <table:table-cell table:formula="of:=CONCATENATE([$przecinki.$A$2];[.E237];[$przecinki.$A$2];[$przecinki.$B$2];[$przecinki.$C$2];[$przecinki.$A$2];[.E237];[$przecinki.$A$2];[$przecinki.$D$2])" office:value-type="string" office:string-value="&quot;SPLR&quot;: &quot;SPLR&quot;," calcext:value-type="string">
            <text:p>"SPLR": "SPLR"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number-columns-repeated="2"/>
          <table:table-cell table:formula="of:=CONCATENATE([$przecinki.$A$2];[.E238];[$przecinki.$A$2];[$przecinki.$B$2];[$przecinki.$C$2];[$przecinki.$A$2];[.E238];[$przecinki.$A$2];[$przecinki.$D$2])" office:value-type="string" office:string-value="&quot;STP&quot;: &quot;STP&quot;," calcext:value-type="string">
            <text:p>"STP": "STP"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number-columns-repeated="2"/>
          <table:table-cell table:formula="of:=CONCATENATE([$przecinki.$A$2];[.E239];[$przecinki.$A$2];[$przecinki.$B$2];[$przecinki.$C$2];[$przecinki.$A$2];[.E239];[$przecinki.$A$2];[$przecinki.$D$2])" office:value-type="string" office:string-value="&quot;STPR&quot;: &quot;STPR&quot;," calcext:value-type="string">
            <text:p>"STPR": "STPR"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number-columns-repeated="2"/>
          <table:table-cell table:formula="of:=CONCATENATE([$przecinki.$A$2];[.E240];[$przecinki.$A$2];[$przecinki.$B$2];[$przecinki.$C$2];[$przecinki.$A$2];[.E240];[$przecinki.$A$2];[$przecinki.$D$2])" office:value-type="string" office:string-value="&quot;STPRJ&quot;: &quot;STPRJ&quot;," calcext:value-type="string">
            <text:p>"STPRJ": "STPRJ"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number-columns-repeated="2"/>
          <table:table-cell table:formula="of:=CONCATENATE([$przecinki.$A$2];[.E241];[$przecinki.$A$2];[$przecinki.$B$2];[$przecinki.$C$2];[$przecinki.$A$2];[.E241];[$przecinki.$A$2];[$przecinki.$D$2])" office:value-type="string" office:string-value="&quot;PRJ&quot;: &quot;PRJ&quot;," calcext:value-type="string">
            <text:p>"PRJ": "PRJ"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number-columns-repeated="2"/>
          <table:table-cell table:formula="of:=CONCATENATE([$przecinki.$A$2];[.E242];[$przecinki.$A$2];[$przecinki.$B$2];[$przecinki.$C$2];[$przecinki.$A$2];[.E242];[$przecinki.$A$2];[$przecinki.$D$2])" office:value-type="string" office:string-value="&quot;PVRJ&quot;: &quot;PVRJ&quot;," calcext:value-type="string">
            <text:p>"PVRJ": "PVRJ"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number-columns-repeated="2"/>
          <table:table-cell table:formula="of:=CONCATENATE([$przecinki.$A$2];[.E243];[$przecinki.$A$2];[$przecinki.$B$2];[$przecinki.$C$2];[$przecinki.$A$2];[.E243];[$przecinki.$A$2];[$przecinki.$D$2])" office:value-type="string" office:string-value="&quot;TP&quot;: &quot;TP&quot;," calcext:value-type="string">
            <text:p>"TP": "TP"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number-columns-repeated="2"/>
          <table:table-cell table:formula="of:=CONCATENATE([$przecinki.$A$2];[.E244];[$przecinki.$A$2];[$przecinki.$B$2];[$przecinki.$C$2];[$przecinki.$A$2];[.E244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number-columns-repeated="2"/>
          <table:table-cell table:formula="of:=CONCATENATE([$przecinki.$A$2];[.E245];[$przecinki.$A$2];[$przecinki.$B$2];[$przecinki.$C$2];[$przecinki.$A$2];[.E245];[$przecinki.$A$2];[$przecinki.$D$2])" office:value-type="string" office:string-value="&quot;XTR&quot;: &quot;XTR&quot;," calcext:value-type="string">
            <text:p>"XTR": "XTR"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number-columns-repeated="2"/>
          <table:table-cell table:formula="of:=CONCATENATE([$przecinki.$A$2];[.E246];[$przecinki.$A$2];[$przecinki.$B$2];[$przecinki.$C$2];[$przecinki.$A$2];[.E246];[$przecinki.$A$2];[$przecinki.$D$2])" office:value-type="string" office:string-value="&quot;XZTR&quot;: &quot;XZTR&quot;," calcext:value-type="string">
            <text:p>"XZTR": "XZTR"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number-columns-repeated="2"/>
          <table:table-cell table:formula="of:=CONCATENATE([$przecinki.$A$2];[.E247];[$przecinki.$A$2];[$przecinki.$B$2];[$przecinki.$C$2];[$przecinki.$A$2];[.E247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number-columns-repeated="2"/>
          <table:table-cell table:formula="of:=CONCATENATE([$przecinki.$A$2];[.E248];[$przecinki.$A$2];[$przecinki.$B$2];[$przecinki.$C$2];[$przecinki.$A$2];[.E248];[$przecinki.$A$2];[$przecinki.$D$2])" office:value-type="string" office:string-value="&quot;TR&quot;: &quot;TR&quot;," calcext:value-type="string">
            <text:p>"TR": "TR"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number-columns-repeated="2"/>
          <table:table-cell table:formula="of:=CONCATENATE([$przecinki.$A$2];[.E249];[$przecinki.$A$2];[$przecinki.$B$2];[$przecinki.$C$2];[$przecinki.$A$2];[.E249];[$przecinki.$A$2];[$przecinki.$D$2])" office:value-type="string" office:string-value="&quot;VR&quot;: &quot;VR&quot;," calcext:value-type="string">
            <text:p>"VR": "VR"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250];[$przecinki.$A$2];[$przecinki.$B$2];[$przecinki.$C$2];[$przecinki.$A$2];[.E250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number-columns-repeated="2"/>
          <table:table-cell table:formula="of:=CONCATENATE([$przecinki.$A$2];[.E251];[$przecinki.$A$2];[$przecinki.$B$2];[$przecinki.$C$2];[$przecinki.$A$2];[.E251];[$przecinki.$A$2];[$przecinki.$D$2])" office:value-type="string" office:string-value="&quot;XTPVLR&quot;: &quot;XTPVLR&quot;," calcext:value-type="string">
            <text:p>"XTPVLR": "XTPVLR"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number-columns-repeated="2"/>
          <table:table-cell table:formula="of:=CONCATENATE([$przecinki.$A$2];[.E252];[$przecinki.$A$2];[$przecinki.$B$2];[$przecinki.$C$2];[$przecinki.$A$2];[.E252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number-columns-repeated="2"/>
          <table:table-cell table:formula="of:=CONCATENATE([$przecinki.$A$2];[.E253];[$przecinki.$A$2];[$przecinki.$B$2];[$przecinki.$C$2];[$przecinki.$A$2];[.E253];[$przecinki.$A$2];[$przecinki.$D$2])" office:value-type="string" office:string-value="&quot;XZP&quot;: &quot;XZP&quot;," calcext:value-type="string">
            <text:p>"XZP": "XZP"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254];[$przecinki.$A$2];[$przecinki.$B$2];[$przecinki.$C$2];[$przecinki.$A$2];[.E254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number-columns-repeated="2"/>
          <table:table-cell table:formula="of:=CONCATENATE([$przecinki.$A$2];[.E255];[$przecinki.$A$2];[$przecinki.$B$2];[$przecinki.$C$2];[$przecinki.$A$2];[.E255];[$przecinki.$A$2];[$przecinki.$D$2])" office:value-type="string" office:string-value="&quot;SKT&quot;: &quot;SKT&quot;," calcext:value-type="string">
            <text:p>"SKT": "SKT"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number-columns-repeated="2"/>
          <table:table-cell table:formula="of:=CONCATENATE([$przecinki.$A$2];[.E256];[$przecinki.$A$2];[$przecinki.$B$2];[$przecinki.$C$2];[$przecinki.$A$2];[.E256];[$przecinki.$A$2];[$przecinki.$D$2])" office:value-type="string" office:string-value="&quot;SKTL&quot;: &quot;SKTL&quot;," calcext:value-type="string">
            <text:p>"SKTL": "SKTL"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number-columns-repeated="2"/>
          <table:table-cell table:formula="of:=CONCATENATE([$przecinki.$A$2];[.E257];[$przecinki.$A$2];[$przecinki.$B$2];[$przecinki.$C$2];[$przecinki.$A$2];[.E257];[$przecinki.$A$2];[$przecinki.$D$2])" office:value-type="string" office:string-value="&quot;SKTLJ&quot;: &quot;SKTLJ&quot;," calcext:value-type="string">
            <text:p>"SKTLJ": "SKTLJ"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58];[$przecinki.$A$2];[$przecinki.$B$2];[$przecinki.$C$2];[$przecinki.$A$2];[.E258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number-columns-repeated="2"/>
          <table:table-cell table:formula="of:=CONCATENATE([$przecinki.$A$2];[.E259];[$przecinki.$A$2];[$przecinki.$B$2];[$przecinki.$C$2];[$przecinki.$A$2];[.E259];[$przecinki.$A$2];[$przecinki.$D$2])" office:value-type="string" office:string-value="&quot;SKTLR&quot;: &quot;SKTLR&quot;," calcext:value-type="string">
            <text:p>"SKTLR": "SKTLR"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number-columns-repeated="2"/>
          <table:table-cell table:formula="of:=CONCATENATE([$przecinki.$A$2];[.E260];[$przecinki.$A$2];[$przecinki.$B$2];[$przecinki.$C$2];[$przecinki.$A$2];[.E260];[$przecinki.$A$2];[$przecinki.$D$2])" office:value-type="string" office:string-value="&quot;SKTR&quot;: &quot;SKTR&quot;," calcext:value-type="string">
            <text:p>"SKTR": "SKTR"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number-columns-repeated="2"/>
          <table:table-cell table:formula="of:=CONCATENATE([$przecinki.$A$2];[.E261];[$przecinki.$A$2];[$przecinki.$B$2];[$przecinki.$C$2];[$przecinki.$A$2];[.E261];[$przecinki.$A$2];[$przecinki.$D$2])" office:value-type="string" office:string-value="&quot;SKTRJ&quot;: &quot;SKTRJ&quot;," calcext:value-type="string">
            <text:p>"SKTRJ": "SKTRJ"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62];[$przecinki.$A$2];[$przecinki.$B$2];[$przecinki.$C$2];[$przecinki.$A$2];[.E262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63];[$przecinki.$A$2];[$przecinki.$B$2];[$przecinki.$C$2];[$przecinki.$A$2];[.E263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number-columns-repeated="2"/>
          <table:table-cell table:formula="of:=CONCATENATE([$przecinki.$A$2];[.E264];[$przecinki.$A$2];[$przecinki.$B$2];[$przecinki.$C$2];[$przecinki.$A$2];[.E264];[$przecinki.$A$2];[$przecinki.$D$2])" office:value-type="string" office:string-value="&quot;ZSTJ&quot;: &quot;ZSTJ&quot;," calcext:value-type="string">
            <text:p>"ZSTJ": "ZSTJ"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number-columns-repeated="2"/>
          <table:table-cell table:formula="of:=CONCATENATE([$przecinki.$A$2];[.E265];[$przecinki.$A$2];[$przecinki.$B$2];[$przecinki.$C$2];[$przecinki.$A$2];[.E265];[$przecinki.$A$2];[$przecinki.$D$2])" office:value-type="string" office:string-value="&quot;SKL&quot;: &quot;SKL&quot;," calcext:value-type="string">
            <text:p>"SKL": "SKL"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number-columns-repeated="2"/>
          <table:table-cell table:formula="of:=CONCATENATE([$przecinki.$A$2];[.E266];[$przecinki.$A$2];[$przecinki.$B$2];[$przecinki.$C$2];[$przecinki.$A$2];[.E266];[$przecinki.$A$2];[$przecinki.$D$2])" office:value-type="string" office:string-value="&quot;SPV&quot;: &quot;SPV&quot;," calcext:value-type="string">
            <text:p>"SPV": "SPV"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number-columns-repeated="2"/>
          <table:table-cell table:formula="of:=CONCATENATE([$przecinki.$A$2];[.E267];[$przecinki.$A$2];[$przecinki.$B$2];[$przecinki.$C$2];[$przecinki.$A$2];[.E267];[$przecinki.$A$2];[$przecinki.$D$2])" office:value-type="string" office:string-value="&quot;SV&quot;: &quot;SV&quot;," calcext:value-type="string">
            <text:p>"SV": "SV"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number-columns-repeated="2"/>
          <table:table-cell table:formula="of:=CONCATENATE([$przecinki.$A$2];[.E268];[$przecinki.$A$2];[$przecinki.$B$2];[$przecinki.$C$2];[$przecinki.$A$2];[.E268];[$przecinki.$A$2];[$przecinki.$D$2])" office:value-type="string" office:string-value="&quot;SVL&quot;: &quot;SVL&quot;," calcext:value-type="string">
            <text:p>"SVL": "SVL"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number-columns-repeated="2"/>
          <table:table-cell table:formula="of:=CONCATENATE([$przecinki.$A$2];[.E269];[$przecinki.$A$2];[$przecinki.$B$2];[$przecinki.$C$2];[$przecinki.$A$2];[.E269];[$przecinki.$A$2];[$przecinki.$D$2])" office:value-type="string" office:string-value="&quot;SVR&quot;: &quot;SVR&quot;," calcext:value-type="string">
            <text:p>"SVR": "SVR"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270];[$przecinki.$A$2];[$przecinki.$B$2];[$przecinki.$C$2];[$przecinki.$A$2];[.E270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number-columns-repeated="2"/>
          <table:table-cell table:formula="of:=CONCATENATE([$przecinki.$A$2];[.E271];[$przecinki.$A$2];[$przecinki.$B$2];[$przecinki.$C$2];[$przecinki.$A$2];[.E271];[$przecinki.$A$2];[$przecinki.$D$2])" office:value-type="string" office:string-value="&quot;XZKT&quot;: &quot;XZKT&quot;," calcext:value-type="string">
            <text:p>"XZKT": "XZKT"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number-columns-repeated="2"/>
          <table:table-cell table:formula="of:=CONCATENATE([$przecinki.$A$2];[.E272];[$przecinki.$A$2];[$przecinki.$B$2];[$przecinki.$C$2];[$przecinki.$A$2];[.E272];[$przecinki.$A$2];[$przecinki.$D$2])" office:value-type="string" office:string-value="&quot;SJ&quot;: &quot;SJ&quot;," calcext:value-type="string">
            <text:p>"SJ": "SJ"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number-columns-repeated="2"/>
          <table:table-cell table:formula="of:=CONCATENATE([$przecinki.$A$2];[.E273];[$przecinki.$A$2];[$przecinki.$B$2];[$przecinki.$C$2];[$przecinki.$A$2];[.E273];[$przecinki.$A$2];[$przecinki.$D$2])" office:value-type="string" office:string-value="&quot;SK&quot;: &quot;SK&quot;," calcext:value-type="string">
            <text:p>"SK": "SK"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number-columns-repeated="2"/>
          <table:table-cell table:formula="of:=CONCATENATE([$przecinki.$A$2];[.E274];[$przecinki.$A$2];[$przecinki.$B$2];[$przecinki.$C$2];[$przecinki.$A$2];[.E274];[$przecinki.$A$2];[$przecinki.$D$2])" office:value-type="string" office:string-value="&quot;SKL&quot;: &quot;SKL&quot;," calcext:value-type="string">
            <text:p>"SKL": "SKL"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number-columns-repeated="2"/>
          <table:table-cell table:formula="of:=CONCATENATE([$przecinki.$A$2];[.E275];[$przecinki.$A$2];[$przecinki.$B$2];[$przecinki.$C$2];[$przecinki.$A$2];[.E275];[$przecinki.$A$2];[$przecinki.$D$2])" office:value-type="string" office:string-value="&quot;SKVLR&quot;: &quot;SKVLR&quot;," calcext:value-type="string">
            <text:p>"SKVLR": "SKVLR"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number-columns-repeated="2"/>
          <table:table-cell table:formula="of:=CONCATENATE([$przecinki.$A$2];[.E276];[$przecinki.$A$2];[$przecinki.$B$2];[$przecinki.$C$2];[$przecinki.$A$2];[.E276];[$przecinki.$A$2];[$przecinki.$D$2])" office:value-type="string" office:string-value="&quot;SKLJ&quot;: &quot;SKLJ&quot;," calcext:value-type="string">
            <text:p>"SKLJ": "SKLJ"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77];[$przecinki.$A$2];[$przecinki.$B$2];[$przecinki.$C$2];[$przecinki.$A$2];[.E277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number-columns-repeated="2"/>
          <table:table-cell table:formula="of:=CONCATENATE([$przecinki.$A$2];[.E278];[$przecinki.$A$2];[$przecinki.$B$2];[$przecinki.$C$2];[$przecinki.$A$2];[.E278];[$przecinki.$A$2];[$przecinki.$D$2])" office:value-type="string" office:string-value="&quot;SKLR&quot;: &quot;SKLR&quot;," calcext:value-type="string">
            <text:p>"SKLR": "SKLR"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number-columns-repeated="2"/>
          <table:table-cell table:formula="of:=CONCATENATE([$przecinki.$A$2];[.E279];[$przecinki.$A$2];[$przecinki.$B$2];[$przecinki.$C$2];[$przecinki.$A$2];[.E279];[$przecinki.$A$2];[$przecinki.$D$2])" office:value-type="string" office:string-value="&quot;SKR&quot;: &quot;SKR&quot;," calcext:value-type="string">
            <text:p>"SKR": "SKR"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number-columns-repeated="2"/>
          <table:table-cell table:formula="of:=CONCATENATE([$przecinki.$A$2];[.E280];[$przecinki.$A$2];[$przecinki.$B$2];[$przecinki.$C$2];[$przecinki.$A$2];[.E280];[$przecinki.$A$2];[$przecinki.$D$2])" office:value-type="string" office:string-value="&quot;SKVLR&quot;: &quot;SKVLR&quot;," calcext:value-type="string">
            <text:p>"SKVLR": "SKVLR"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number-columns-repeated="2"/>
          <table:table-cell table:formula="of:=CONCATENATE([$przecinki.$A$2];[.E281];[$przecinki.$A$2];[$przecinki.$B$2];[$przecinki.$C$2];[$przecinki.$A$2];[.E281];[$przecinki.$A$2];[$przecinki.$D$2])" office:value-type="string" office:string-value="&quot;SKVR&quot;: &quot;SKVR&quot;," calcext:value-type="string">
            <text:p>"SKVR": "SKVR"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number-columns-repeated="2"/>
          <table:table-cell table:formula="of:=CONCATENATE([$przecinki.$A$2];[.E282];[$przecinki.$A$2];[$przecinki.$B$2];[$przecinki.$C$2];[$przecinki.$A$2];[.E282];[$przecinki.$A$2];[$przecinki.$D$2])" office:value-type="string" office:string-value="&quot;SKRJ&quot;: &quot;SKRJ&quot;," calcext:value-type="string">
            <text:p>"SKRJ": "SKRJ"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number-columns-repeated="2"/>
          <table:table-cell table:formula="of:=CONCATENATE([$przecinki.$A$2];[.E283];[$przecinki.$A$2];[$przecinki.$B$2];[$przecinki.$C$2];[$przecinki.$A$2];[.E283];[$przecinki.$A$2];[$przecinki.$D$2])" office:value-type="string" office:string-value="&quot;FSK&quot;: &quot;FSK&quot;," calcext:value-type="string">
            <text:p>"FSK": "FSK"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number-columns-repeated="2"/>
          <table:table-cell table:formula="of:=CONCATENATE([$przecinki.$A$2];[.E284];[$przecinki.$A$2];[$przecinki.$B$2];[$przecinki.$C$2];[$przecinki.$A$2];[.E284];[$przecinki.$A$2];[$przecinki.$D$2])" office:value-type="string" office:string-value="&quot;SKV&quot;: &quot;SKV&quot;," calcext:value-type="string">
            <text:p>"SKV": "SKV"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number-columns-repeated="2"/>
          <table:table-cell table:formula="of:=CONCATENATE([$przecinki.$A$2];[.E285];[$przecinki.$A$2];[$przecinki.$B$2];[$przecinki.$C$2];[$przecinki.$A$2];[.E285];[$przecinki.$A$2];[$przecinki.$D$2])" office:value-type="string" office:string-value="&quot;SL&quot;: &quot;SL&quot;," calcext:value-type="string">
            <text:p>"SL": "SL"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number-columns-repeated="2"/>
          <table:table-cell table:formula="of:=CONCATENATE([$przecinki.$A$2];[.E286];[$przecinki.$A$2];[$przecinki.$B$2];[$przecinki.$C$2];[$przecinki.$A$2];[.E286];[$przecinki.$A$2];[$przecinki.$D$2])" office:value-type="string" office:string-value="&quot;SLJ&quot;: &quot;SLJ&quot;," calcext:value-type="string">
            <text:p>"SLJ": "SLJ"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287];[$przecinki.$A$2];[$przecinki.$B$2];[$przecinki.$C$2];[$przecinki.$A$2];[.E287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number-columns-repeated="2"/>
          <table:table-cell table:formula="of:=CONCATENATE([$przecinki.$A$2];[.E288];[$przecinki.$A$2];[$przecinki.$B$2];[$przecinki.$C$2];[$przecinki.$A$2];[.E288];[$przecinki.$A$2];[$przecinki.$D$2])" office:value-type="string" office:string-value="&quot;STVR&quot;: &quot;STVR&quot;," calcext:value-type="string">
            <text:p>"STVR": "STVR"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number-columns-repeated="2"/>
          <table:table-cell table:formula="of:=CONCATENATE([$przecinki.$A$2];[.E289];[$przecinki.$A$2];[$przecinki.$B$2];[$przecinki.$C$2];[$przecinki.$A$2];[.E289];[$przecinki.$A$2];[$przecinki.$D$2])" office:value-type="string" office:string-value="&quot;SLR&quot;: &quot;SLR&quot;," calcext:value-type="string">
            <text:p>"SLR": "SLR"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290];[$przecinki.$A$2];[$przecinki.$B$2];[$przecinki.$C$2];[$przecinki.$A$2];[.E290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number-columns-repeated="2"/>
          <table:table-cell table:formula="of:=CONCATENATE([$przecinki.$A$2];[.E291];[$przecinki.$A$2];[$przecinki.$B$2];[$przecinki.$C$2];[$przecinki.$A$2];[.E291];[$przecinki.$A$2];[$przecinki.$D$2])" office:value-type="string" office:string-value="&quot;SPL&quot;: &quot;SPL&quot;," calcext:value-type="string">
            <text:p>"SPL": "SPL"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number-columns-repeated="2"/>
          <table:table-cell table:formula="of:=CONCATENATE([$przecinki.$A$2];[.E292];[$przecinki.$A$2];[$przecinki.$B$2];[$przecinki.$C$2];[$przecinki.$A$2];[.E292];[$przecinki.$A$2];[$przecinki.$D$2])" office:value-type="string" office:string-value="&quot;SPLJ&quot;: &quot;SPLJ&quot;," calcext:value-type="string">
            <text:p>"SPLJ": "SPLJ"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number-columns-repeated="2"/>
          <table:table-cell table:formula="of:=CONCATENATE([$przecinki.$A$2];[.E293];[$przecinki.$A$2];[$przecinki.$B$2];[$przecinki.$C$2];[$przecinki.$A$2];[.E293];[$przecinki.$A$2];[$przecinki.$D$2])" office:value-type="string" office:string-value="&quot;SPR&quot;: &quot;SPR&quot;," calcext:value-type="string">
            <text:p>"SPR": "SPR"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number-columns-repeated="2"/>
          <table:table-cell table:formula="of:=CONCATENATE([$przecinki.$A$2];[.E294];[$przecinki.$A$2];[$przecinki.$B$2];[$przecinki.$C$2];[$przecinki.$A$2];[.E294];[$przecinki.$A$2];[$przecinki.$D$2])" office:value-type="string" office:string-value="&quot;SPRJ&quot;: &quot;SPRJ&quot;," calcext:value-type="string">
            <text:p>"SPRJ": "SPRJ"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295];[$przecinki.$A$2];[$przecinki.$B$2];[$przecinki.$C$2];[$przecinki.$A$2];[.E295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number-columns-repeated="2"/>
          <table:table-cell table:formula="of:=CONCATENATE([$przecinki.$A$2];[.E296];[$przecinki.$A$2];[$przecinki.$B$2];[$przecinki.$C$2];[$przecinki.$A$2];[.E296];[$przecinki.$A$2];[$przecinki.$D$2])" office:value-type="string" office:string-value="&quot;FSPJ&quot;: &quot;FSPJ&quot;," calcext:value-type="string">
            <text:p>"FSPJ": "FSPJ"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number-columns-repeated="2"/>
          <table:table-cell table:formula="of:=CONCATENATE([$przecinki.$A$2];[.E297];[$przecinki.$A$2];[$przecinki.$B$2];[$przecinki.$C$2];[$przecinki.$A$2];[.E297];[$przecinki.$A$2];[$przecinki.$D$2])" office:value-type="string" office:string-value="&quot;SR&quot;: &quot;SR&quot;," calcext:value-type="string">
            <text:p>"SR": "SR"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number-columns-repeated="2"/>
          <table:table-cell table:formula="of:=CONCATENATE([$przecinki.$A$2];[.E298];[$przecinki.$A$2];[$przecinki.$B$2];[$przecinki.$C$2];[$przecinki.$A$2];[.E298];[$przecinki.$A$2];[$przecinki.$D$2])" office:value-type="string" office:string-value="&quot;FS&quot;: &quot;FS&quot;," calcext:value-type="string">
            <text:p>"FS": "FS"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number-columns-repeated="2"/>
          <table:table-cell table:formula="of:=CONCATENATE([$przecinki.$A$2];[.E299];[$przecinki.$A$2];[$przecinki.$B$2];[$przecinki.$C$2];[$przecinki.$A$2];[.E299];[$przecinki.$A$2];[$przecinki.$D$2])" office:value-type="string" office:string-value="&quot;ST&quot;: &quot;ST&quot;," calcext:value-type="string">
            <text:p>"ST": "ST"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number-columns-repeated="2"/>
          <table:table-cell table:formula="of:=CONCATENATE([$przecinki.$A$2];[.E300];[$przecinki.$A$2];[$przecinki.$B$2];[$przecinki.$C$2];[$przecinki.$A$2];[.E300];[$przecinki.$A$2];[$przecinki.$D$2])" office:value-type="string" office:string-value="&quot;SKT&quot;: &quot;SKT&quot;," calcext:value-type="string">
            <text:p>"SKT": "SKT"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number-columns-repeated="2"/>
          <table:table-cell table:formula="of:=CONCATENATE([$przecinki.$A$2];[.E301];[$przecinki.$A$2];[$przecinki.$B$2];[$przecinki.$C$2];[$przecinki.$A$2];[.E301];[$przecinki.$A$2];[$przecinki.$D$2])" office:value-type="string" office:string-value="&quot;SKTLR&quot;: &quot;SKTLR&quot;," calcext:value-type="string">
            <text:p>"SKTLR": "SKTLR"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number-columns-repeated="2"/>
          <table:table-cell table:formula="of:=CONCATENATE([$przecinki.$A$2];[.E302];[$przecinki.$A$2];[$przecinki.$B$2];[$przecinki.$C$2];[$przecinki.$A$2];[.E302];[$przecinki.$A$2];[$przecinki.$D$2])" office:value-type="string" office:string-value="&quot;STL&quot;: &quot;STL&quot;," calcext:value-type="string">
            <text:p>"STL": "STL"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number-columns-repeated="2"/>
          <table:table-cell table:formula="of:=CONCATENATE([$przecinki.$A$2];[.E303];[$przecinki.$A$2];[$przecinki.$B$2];[$przecinki.$C$2];[$przecinki.$A$2];[.E303];[$przecinki.$A$2];[$przecinki.$D$2])" office:value-type="string" office:string-value="&quot;STLJ&quot;: &quot;STLJ&quot;," calcext:value-type="string">
            <text:p>"STLJ": "STLJ"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number-columns-repeated="2"/>
          <table:table-cell table:formula="of:=CONCATENATE([$przecinki.$A$2];[.E304];[$przecinki.$A$2];[$przecinki.$B$2];[$przecinki.$C$2];[$przecinki.$A$2];[.E304];[$przecinki.$A$2];[$przecinki.$D$2])" office:value-type="string" office:string-value="&quot;STR&quot;: &quot;STR&quot;," calcext:value-type="string">
            <text:p>"STR": "STR"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number-columns-repeated="2"/>
          <table:table-cell table:formula="of:=CONCATENATE([$przecinki.$A$2];[.E305];[$przecinki.$A$2];[$przecinki.$B$2];[$przecinki.$C$2];[$przecinki.$A$2];[.E305];[$przecinki.$A$2];[$przecinki.$D$2])" office:value-type="string" office:string-value="&quot;STVR&quot;: &quot;STVR&quot;," calcext:value-type="string">
            <text:p>"STVR": "STVR"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number-columns-repeated="2"/>
          <table:table-cell table:formula="of:=CONCATENATE([$przecinki.$A$2];[.E306];[$przecinki.$A$2];[$przecinki.$B$2];[$przecinki.$C$2];[$przecinki.$A$2];[.E306];[$przecinki.$A$2];[$przecinki.$D$2])" office:value-type="string" office:string-value="&quot;STRJ&quot;: &quot;STRJ&quot;," calcext:value-type="string">
            <text:p>"STRJ": "STRJ"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307];[$przecinki.$A$2];[$przecinki.$B$2];[$przecinki.$C$2];[$przecinki.$A$2];[.E307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number-columns-repeated="2"/>
          <table:table-cell table:formula="of:=CONCATENATE([$przecinki.$A$2];[.E308];[$przecinki.$A$2];[$przecinki.$B$2];[$przecinki.$C$2];[$przecinki.$A$2];[.E308];[$przecinki.$A$2];[$przecinki.$D$2])" office:value-type="string" office:string-value="&quot;SV&quot;: &quot;SV&quot;," calcext:value-type="string">
            <text:p>"SV": "SV"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number-columns-repeated="2"/>
          <table:table-cell table:formula="of:=CONCATENATE([$przecinki.$A$2];[.E309];[$przecinki.$A$2];[$przecinki.$B$2];[$przecinki.$C$2];[$przecinki.$A$2];[.E309];[$przecinki.$A$2];[$przecinki.$D$2])" office:value-type="string" office:string-value="&quot;TP&quot;: &quot;TP&quot;," calcext:value-type="string">
            <text:p>"TP": "TP"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number-columns-repeated="2"/>
          <table:table-cell table:formula="of:=CONCATENATE([$przecinki.$A$2];[.E310];[$przecinki.$A$2];[$przecinki.$B$2];[$przecinki.$C$2];[$przecinki.$A$2];[.E310];[$przecinki.$A$2];[$przecinki.$D$2])" office:value-type="string" office:string-value="&quot;KTP&quot;: &quot;KTP&quot;," calcext:value-type="string">
            <text:p>"KTP": "KTP"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number-columns-repeated="2"/>
          <table:table-cell table:formula="of:=CONCATENATE([$przecinki.$A$2];[.E311];[$przecinki.$A$2];[$przecinki.$B$2];[$przecinki.$C$2];[$przecinki.$A$2];[.E311];[$przecinki.$A$2];[$przecinki.$D$2])" office:value-type="string" office:string-value="&quot;KTPL&quot;: &quot;KTPL&quot;," calcext:value-type="string">
            <text:p>"KTPL": "KTPL"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number-columns-repeated="2"/>
          <table:table-cell table:formula="of:=CONCATENATE([$przecinki.$A$2];[.E312];[$przecinki.$A$2];[$przecinki.$B$2];[$przecinki.$C$2];[$przecinki.$A$2];[.E312];[$przecinki.$A$2];[$przecinki.$D$2])" office:value-type="string" office:string-value="&quot;KTPLJ&quot;: &quot;KTPLJ&quot;," calcext:value-type="string">
            <text:p>"KTPLJ": "KTPLJ"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number-columns-repeated="2"/>
          <table:table-cell table:formula="of:=CONCATENATE([$przecinki.$A$2];[.E313];[$przecinki.$A$2];[$przecinki.$B$2];[$przecinki.$C$2];[$przecinki.$A$2];[.E313];[$przecinki.$A$2];[$przecinki.$D$2])" office:value-type="string" office:string-value="&quot;KTPR&quot;: &quot;KTPR&quot;," calcext:value-type="string">
            <text:p>"KTPR": "KTPR"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14];[$przecinki.$A$2];[$przecinki.$B$2];[$przecinki.$C$2];[$przecinki.$A$2];[.E314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number-columns-repeated="2"/>
          <table:table-cell table:formula="of:=CONCATENATE([$przecinki.$A$2];[.E315];[$przecinki.$A$2];[$przecinki.$B$2];[$przecinki.$C$2];[$przecinki.$A$2];[.E315];[$przecinki.$A$2];[$przecinki.$D$2])" office:value-type="string" office:string-value="&quot;TPL&quot;: &quot;TPL&quot;," calcext:value-type="string">
            <text:p>"TPL": "TPL"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number-columns-repeated="2"/>
          <table:table-cell table:formula="of:=CONCATENATE([$przecinki.$A$2];[.E316];[$przecinki.$A$2];[$przecinki.$B$2];[$przecinki.$C$2];[$przecinki.$A$2];[.E316];[$przecinki.$A$2];[$przecinki.$D$2])" office:value-type="string" office:string-value="&quot;TPLJ&quot;: &quot;TPLJ&quot;," calcext:value-type="string">
            <text:p>"TPLJ": "TPLJ"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17];[$przecinki.$A$2];[$przecinki.$B$2];[$przecinki.$C$2];[$przecinki.$A$2];[.E317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number-columns-repeated="2"/>
          <table:table-cell table:formula="of:=CONCATENATE([$przecinki.$A$2];[.E318];[$przecinki.$A$2];[$przecinki.$B$2];[$przecinki.$C$2];[$przecinki.$A$2];[.E318];[$przecinki.$A$2];[$przecinki.$D$2])" office:value-type="string" office:string-value="&quot;TPLR&quot;: &quot;TPLR&quot;," calcext:value-type="string">
            <text:p>"TPLR": "TPLR"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number-columns-repeated="2"/>
          <table:table-cell table:formula="of:=CONCATENATE([$przecinki.$A$2];[.E319];[$przecinki.$A$2];[$przecinki.$B$2];[$przecinki.$C$2];[$przecinki.$A$2];[.E319];[$przecinki.$A$2];[$przecinki.$D$2])" office:value-type="string" office:string-value="&quot;TPLRJ&quot;: &quot;TPLRJ&quot;," calcext:value-type="string">
            <text:p>"TPLRJ": "TPLRJ"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320];[$przecinki.$A$2];[$przecinki.$B$2];[$przecinki.$C$2];[$przecinki.$A$2];[.E320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number-columns-repeated="2"/>
          <table:table-cell table:formula="of:=CONCATENATE([$przecinki.$A$2];[.E321];[$przecinki.$A$2];[$przecinki.$B$2];[$przecinki.$C$2];[$przecinki.$A$2];[.E321];[$przecinki.$A$2];[$przecinki.$D$2])" office:value-type="string" office:string-value="&quot;XZTPL&quot;: &quot;XZTPL&quot;," calcext:value-type="string">
            <text:p>"XZTPL": "XZTPL"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322];[$przecinki.$A$2];[$przecinki.$B$2];[$przecinki.$C$2];[$przecinki.$A$2];[.E322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number-columns-repeated="2"/>
          <table:table-cell table:formula="of:=CONCATENATE([$przecinki.$A$2];[.E323];[$przecinki.$A$2];[$przecinki.$B$2];[$przecinki.$C$2];[$przecinki.$A$2];[.E323];[$przecinki.$A$2];[$przecinki.$D$2])" office:value-type="string" office:string-value="&quot;TPR&quot;: &quot;TPR&quot;," calcext:value-type="string">
            <text:p>"TPR": "TPR"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324];[$przecinki.$A$2];[$przecinki.$B$2];[$przecinki.$C$2];[$przecinki.$A$2];[.E324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325];[$przecinki.$A$2];[$przecinki.$B$2];[$przecinki.$C$2];[$przecinki.$A$2];[.E325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26];[$przecinki.$A$2];[$przecinki.$B$2];[$przecinki.$C$2];[$przecinki.$A$2];[.E326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27];[$przecinki.$A$2];[$przecinki.$B$2];[$przecinki.$C$2];[$przecinki.$A$2];[.E327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28];[$przecinki.$A$2];[$przecinki.$B$2];[$przecinki.$C$2];[$przecinki.$A$2];[.E328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29];[$przecinki.$A$2];[$przecinki.$B$2];[$przecinki.$C$2];[$przecinki.$A$2];[.E329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31]" office:value-type="string" office:string-value="ś/si" calcext:value-type="string">
            <text:p>ś/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float" office:value="0" calcext:value-type="float">
            <text:p>0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number-columns-repeated="2"/>
          <table:table-cell table:formula="of:=CONCATENATE([$przecinki.$A$2];[.E330];[$przecinki.$A$2];[$przecinki.$B$2];[$przecinki.$C$2];[$przecinki.$A$2];[.E330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331];[$przecinki.$A$2];[$przecinki.$B$2];[$przecinki.$C$2];[$przecinki.$A$2];[.E331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number-columns-repeated="2"/>
          <table:table-cell table:formula="of:=CONCATENATE([$przecinki.$A$2];[.E332];[$przecinki.$A$2];[$przecinki.$B$2];[$przecinki.$C$2];[$przecinki.$A$2];[.E332];[$przecinki.$A$2];[$przecinki.$D$2])" office:value-type="string" office:string-value="&quot;ZSTJ&quot;: &quot;ZSTJ&quot;," calcext:value-type="string">
            <text:p>"ZSTJ": "ZSTJ"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number-columns-repeated="2"/>
          <table:table-cell table:formula="of:=CONCATENATE([$przecinki.$A$2];[.E333];[$przecinki.$A$2];[$przecinki.$B$2];[$przecinki.$C$2];[$przecinki.$A$2];[.E333];[$przecinki.$A$2];[$przecinki.$D$2])" office:value-type="string" office:string-value="&quot;SL&quot;: &quot;SL&quot;," calcext:value-type="string">
            <text:p>"SL": "SL"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334];[$przecinki.$A$2];[$przecinki.$B$2];[$przecinki.$C$2];[$przecinki.$A$2];[.E334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number-columns-repeated="2"/>
          <table:table-cell table:formula="of:=CONCATENATE([$przecinki.$A$2];[.E335];[$przecinki.$A$2];[$przecinki.$B$2];[$przecinki.$C$2];[$przecinki.$A$2];[.E335];[$przecinki.$A$2];[$przecinki.$D$2])" office:value-type="string" office:string-value="&quot;STVJ&quot;: &quot;STVJ&quot;," calcext:value-type="string">
            <text:p>"STVJ": "STVJ"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number-columns-repeated="2"/>
          <table:table-cell table:formula="of:=CONCATENATE([$przecinki.$A$2];[.E336];[$przecinki.$A$2];[$przecinki.$B$2];[$przecinki.$C$2];[$przecinki.$A$2];[.E336];[$przecinki.$A$2];[$przecinki.$D$2])" office:value-type="string" office:string-value="&quot;SLR&quot;: &quot;SLR&quot;," calcext:value-type="string">
            <text:p>"SLR": "SLR"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number-columns-repeated="2"/>
          <table:table-cell table:formula="of:=CONCATENATE([$przecinki.$A$2];[.E337];[$przecinki.$A$2];[$przecinki.$B$2];[$przecinki.$C$2];[$przecinki.$A$2];[.E337];[$przecinki.$A$2];[$przecinki.$D$2])" office:value-type="string" office:string-value="&quot;SLRJ&quot;: &quot;SLRJ&quot;," calcext:value-type="string">
            <text:p>"SLRJ": "SLRJ"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338];[$przecinki.$A$2];[$przecinki.$B$2];[$przecinki.$C$2];[$przecinki.$A$2];[.E338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339];[$przecinki.$A$2];[$przecinki.$B$2];[$przecinki.$C$2];[$przecinki.$A$2];[.E339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number-columns-repeated="2"/>
          <table:table-cell table:formula="of:=CONCATENATE([$przecinki.$A$2];[.E340];[$przecinki.$A$2];[$przecinki.$B$2];[$przecinki.$C$2];[$przecinki.$A$2];[.E340];[$przecinki.$A$2];[$przecinki.$D$2])" office:value-type="string" office:string-value="&quot;SR&quot;: &quot;SR&quot;," calcext:value-type="string">
            <text:p>"SR": "SR"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number-columns-repeated="2"/>
          <table:table-cell table:formula="of:=CONCATENATE([$przecinki.$A$2];[.E341];[$przecinki.$A$2];[$przecinki.$B$2];[$przecinki.$C$2];[$przecinki.$A$2];[.E341];[$przecinki.$A$2];[$przecinki.$D$2])" office:value-type="string" office:string-value="&quot;SV&quot;: &quot;SV&quot;," calcext:value-type="string">
            <text:p>"SV": "SV"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number-columns-repeated="2"/>
          <table:table-cell table:formula="of:=CONCATENATE([$przecinki.$A$2];[.E342];[$przecinki.$A$2];[$przecinki.$B$2];[$przecinki.$C$2];[$przecinki.$A$2];[.E342];[$przecinki.$A$2];[$przecinki.$D$2])" office:value-type="string" office:string-value="&quot;SVJ&quot;: &quot;SVJ&quot;," calcext:value-type="string">
            <text:p>"SVJ": "SVJ"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number-columns-repeated="2"/>
          <table:table-cell table:formula="of:=CONCATENATE([$przecinki.$A$2];[.E343];[$przecinki.$A$2];[$przecinki.$B$2];[$przecinki.$C$2];[$przecinki.$A$2];[.E343];[$przecinki.$A$2];[$przecinki.$D$2])" office:value-type="string" office:string-value="&quot;T&quot;: &quot;T&quot;," calcext:value-type="string">
            <text:p>"T": "T"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344];[$przecinki.$A$2];[$przecinki.$B$2];[$przecinki.$C$2];[$przecinki.$A$2];[.E344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number-columns-repeated="2"/>
          <table:table-cell table:formula="of:=CONCATENATE([$przecinki.$A$2];[.E345];[$przecinki.$A$2];[$przecinki.$B$2];[$przecinki.$C$2];[$przecinki.$A$2];[.E345];[$przecinki.$A$2];[$przecinki.$D$2])" office:value-type="string" office:string-value="&quot;KTL&quot;: &quot;KTL&quot;," calcext:value-type="string">
            <text:p>"KTL": "KTL"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number-columns-repeated="2"/>
          <table:table-cell table:formula="of:=CONCATENATE([$przecinki.$A$2];[.E346];[$przecinki.$A$2];[$przecinki.$B$2];[$przecinki.$C$2];[$przecinki.$A$2];[.E346];[$przecinki.$A$2];[$przecinki.$D$2])" office:value-type="string" office:string-value="&quot;KTLR&quot;: &quot;KTLR&quot;," calcext:value-type="string">
            <text:p>"KTLR": "KTLR"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47];[$przecinki.$A$2];[$przecinki.$B$2];[$przecinki.$C$2];[$przecinki.$A$2];[.E347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number-columns-repeated="2"/>
          <table:table-cell table:formula="of:=CONCATENATE([$przecinki.$A$2];[.E348];[$przecinki.$A$2];[$przecinki.$B$2];[$przecinki.$C$2];[$przecinki.$A$2];[.E348];[$przecinki.$A$2];[$przecinki.$D$2])" office:value-type="string" office:string-value="&quot;TL&quot;: &quot;TL&quot;," calcext:value-type="string">
            <text:p>"TL": "TL"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number-columns-repeated="2"/>
          <table:table-cell table:formula="of:=CONCATENATE([$przecinki.$A$2];[.E349];[$przecinki.$A$2];[$przecinki.$B$2];[$przecinki.$C$2];[$przecinki.$A$2];[.E349];[$przecinki.$A$2];[$przecinki.$D$2])" office:value-type="string" office:string-value="&quot;TR&quot;: &quot;TR&quot;," calcext:value-type="string">
            <text:p>"TR": "TR"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350];[$przecinki.$A$2];[$przecinki.$B$2];[$przecinki.$C$2];[$przecinki.$A$2];[.E350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number-columns-repeated="2"/>
          <table:table-cell table:formula="of:=CONCATENATE([$przecinki.$A$2];[.E351];[$przecinki.$A$2];[$przecinki.$B$2];[$przecinki.$C$2];[$przecinki.$A$2];[.E351];[$przecinki.$A$2];[$przecinki.$D$2])" office:value-type="string" office:string-value="&quot;KTL&quot;: &quot;KTL&quot;," calcext:value-type="string">
            <text:p>"KTL": "KTL"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number-columns-repeated="2"/>
          <table:table-cell table:formula="of:=CONCATENATE([$przecinki.$A$2];[.E352];[$przecinki.$A$2];[$przecinki.$B$2];[$przecinki.$C$2];[$przecinki.$A$2];[.E352];[$przecinki.$A$2];[$przecinki.$D$2])" office:value-type="string" office:string-value="&quot;KTLR&quot;: &quot;KTLR&quot;," calcext:value-type="string">
            <text:p>"KTLR": "KTLR"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353];[$przecinki.$A$2];[$przecinki.$B$2];[$przecinki.$C$2];[$przecinki.$A$2];[.E353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number-columns-repeated="2"/>
          <table:table-cell table:formula="of:=CONCATENATE([$przecinki.$A$2];[.E354];[$przecinki.$A$2];[$przecinki.$B$2];[$przecinki.$C$2];[$przecinki.$A$2];[.E354];[$przecinki.$A$2];[$przecinki.$D$2])" office:value-type="string" office:string-value="&quot;TL&quot;: &quot;TL&quot;," calcext:value-type="string">
            <text:p>"TL": "TL"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number-columns-repeated="2"/>
          <table:table-cell table:formula="of:=CONCATENATE([$przecinki.$A$2];[.E355];[$przecinki.$A$2];[$przecinki.$B$2];[$przecinki.$C$2];[$przecinki.$A$2];[.E355];[$przecinki.$A$2];[$przecinki.$D$2])" office:value-type="string" office:string-value="&quot;TLI&quot;: &quot;TLI&quot;," calcext:value-type="string">
            <text:p>"TLI": "TLI"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number-columns-repeated="2"/>
          <table:table-cell table:formula="of:=CONCATENATE([$przecinki.$A$2];[.E356];[$przecinki.$A$2];[$przecinki.$B$2];[$przecinki.$C$2];[$przecinki.$A$2];[.E356];[$przecinki.$A$2];[$przecinki.$D$2])" office:value-type="string" office:string-value="&quot;TLJ&quot;: &quot;TLJ&quot;," calcext:value-type="string">
            <text:p>"TLJ": "TLJ"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number-columns-repeated="2"/>
          <table:table-cell table:formula="of:=CONCATENATE([$przecinki.$A$2];[.E357];[$przecinki.$A$2];[$przecinki.$B$2];[$przecinki.$C$2];[$przecinki.$A$2];[.E357];[$przecinki.$A$2];[$przecinki.$D$2])" office:value-type="string" office:string-value="&quot;TLR&quot;: &quot;TLR&quot;," calcext:value-type="string">
            <text:p>"TLR": "TLR"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number-columns-repeated="2"/>
          <table:table-cell table:formula="of:=CONCATENATE([$przecinki.$A$2];[.E358];[$przecinki.$A$2];[$przecinki.$B$2];[$przecinki.$C$2];[$przecinki.$A$2];[.E358];[$przecinki.$A$2];[$przecinki.$D$2])" office:value-type="string" office:string-value="&quot;TLRJ&quot;: &quot;TLRJ&quot;," calcext:value-type="string">
            <text:p>"TLRJ": "TLRJ"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number-columns-repeated="2"/>
          <table:table-cell table:formula="of:=CONCATENATE([$przecinki.$A$2];[.E359];[$przecinki.$A$2];[$przecinki.$B$2];[$przecinki.$C$2];[$przecinki.$A$2];[.E359];[$przecinki.$A$2];[$przecinki.$D$2])" office:value-type="string" office:string-value="&quot;TR&quot;: &quot;TR&quot;," calcext:value-type="string">
            <text:p>"TR": "TR"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number-columns-repeated="2"/>
          <table:table-cell table:formula="of:=CONCATENATE([$przecinki.$A$2];[.E360];[$przecinki.$A$2];[$przecinki.$B$2];[$przecinki.$C$2];[$przecinki.$A$2];[.E360];[$przecinki.$A$2];[$przecinki.$D$2])" office:value-type="string" office:string-value="&quot;TVR&quot;: &quot;TVR&quot;," calcext:value-type="string">
            <text:p>"TVR": "TVR"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number-columns-repeated="2"/>
          <table:table-cell table:formula="of:=CONCATENATE([$przecinki.$A$2];[.E361];[$przecinki.$A$2];[$przecinki.$B$2];[$przecinki.$C$2];[$przecinki.$A$2];[.E361];[$przecinki.$A$2];[$przecinki.$D$2])" office:value-type="string" office:string-value="&quot;TRJ&quot;: &quot;TRJ&quot;," calcext:value-type="string">
            <text:p>"TRJ": "TRJ"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number-columns-repeated="2"/>
          <table:table-cell table:formula="of:=CONCATENATE([$przecinki.$A$2];[.E362];[$przecinki.$A$2];[$przecinki.$B$2];[$przecinki.$C$2];[$przecinki.$A$2];[.E362];[$przecinki.$A$2];[$przecinki.$D$2])" office:value-type="string" office:string-value="&quot;ZTRJ&quot;: &quot;ZTRJ&quot;," calcext:value-type="string">
            <text:p>"ZTRJ": "ZTRJ"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number-columns-repeated="2"/>
          <table:table-cell table:formula="of:=CONCATENATE([$przecinki.$A$2];[.E363];[$przecinki.$A$2];[$przecinki.$B$2];[$przecinki.$C$2];[$przecinki.$A$2];[.E363];[$przecinki.$A$2];[$przecinki.$D$2])" office:value-type="string" office:string-value="&quot;ZTRJ&quot;: &quot;ZTRJ&quot;," calcext:value-type="string">
            <text:p>"ZTRJ": "ZTRJ"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364];[$przecinki.$A$2];[$przecinki.$B$2];[$przecinki.$C$2];[$przecinki.$A$2];[.E364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365];[$przecinki.$A$2];[$przecinki.$B$2];[$przecinki.$C$2];[$przecinki.$A$2];[.E365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number-columns-repeated="2"/>
          <table:table-cell table:formula="of:=CONCATENATE([$przecinki.$A$2];[.E366];[$przecinki.$A$2];[$przecinki.$B$2];[$przecinki.$C$2];[$przecinki.$A$2];[.E366];[$przecinki.$A$2];[$przecinki.$D$2])" office:value-type="string" office:string-value="&quot;TLRJ&quot;: &quot;TLRJ&quot;," calcext:value-type="string">
            <text:p>"TLRJ": "TLRJ"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number-columns-repeated="2"/>
          <table:table-cell table:formula="of:=CONCATENATE([$przecinki.$A$2];[.E367];[$przecinki.$A$2];[$przecinki.$B$2];[$przecinki.$C$2];[$przecinki.$A$2];[.E367];[$przecinki.$A$2];[$przecinki.$D$2])" office:value-type="string" office:string-value="&quot;TPLRJ&quot;: &quot;TPLRJ&quot;," calcext:value-type="string">
            <text:p>"TPLRJ": "TPLRJ"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number-columns-repeated="2"/>
          <table:table-cell table:formula="of:=CONCATENATE([$przecinki.$A$2];[.E368];[$przecinki.$A$2];[$przecinki.$B$2];[$przecinki.$C$2];[$przecinki.$A$2];[.E368];[$przecinki.$A$2];[$przecinki.$D$2])" office:value-type="string" office:string-value="&quot;TPRJ&quot;: &quot;TPRJ&quot;," calcext:value-type="string">
            <text:p>"TPRJ": "TPRJ"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number-columns-repeated="2"/>
          <table:table-cell table:formula="of:=CONCATENATE([$przecinki.$A$2];[.E369];[$przecinki.$A$2];[$przecinki.$B$2];[$przecinki.$C$2];[$przecinki.$A$2];[.E369];[$przecinki.$A$2];[$przecinki.$D$2])" office:value-type="string" office:string-value="&quot;TPRJ&quot;: &quot;TPRJ&quot;," calcext:value-type="string">
            <text:p>"TPRJ": "TPRJ"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number-columns-repeated="2"/>
          <table:table-cell table:formula="of:=CONCATENATE([$przecinki.$A$2];[.E370];[$przecinki.$A$2];[$przecinki.$B$2];[$przecinki.$C$2];[$przecinki.$A$2];[.E370];[$przecinki.$A$2];[$przecinki.$D$2])" office:value-type="string" office:string-value="&quot;ZT&quot;: &quot;ZT&quot;," calcext:value-type="string">
            <text:p>"ZT": "ZT"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number-columns-repeated="2"/>
          <table:table-cell table:formula="of:=CONCATENATE([$przecinki.$A$2];[.E371];[$przecinki.$A$2];[$przecinki.$B$2];[$przecinki.$C$2];[$przecinki.$A$2];[.E371];[$przecinki.$A$2];[$przecinki.$D$2])" office:value-type="string" office:string-value="&quot;PV&quot;: &quot;PV&quot;," calcext:value-type="string">
            <text:p>"PV": "PV"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number-columns-repeated="2"/>
          <table:table-cell table:formula="of:=CONCATENATE([$przecinki.$A$2];[.E372];[$przecinki.$A$2];[$przecinki.$B$2];[$przecinki.$C$2];[$przecinki.$A$2];[.E372];[$przecinki.$A$2];[$przecinki.$D$2])" office:value-type="string" office:string-value="&quot;TV&quot;: &quot;TV&quot;," calcext:value-type="string">
            <text:p>"TV": "TV"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number-columns-repeated="2"/>
          <table:table-cell table:formula="of:=CONCATENATE([$przecinki.$A$2];[.E373];[$przecinki.$A$2];[$przecinki.$B$2];[$przecinki.$C$2];[$przecinki.$A$2];[.E373];[$przecinki.$A$2];[$przecinki.$D$2])" office:value-type="string" office:string-value="&quot;TVJ&quot;: &quot;TVJ&quot;," calcext:value-type="string">
            <text:p>"TVJ": "TVJ"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number-columns-repeated="2"/>
          <table:table-cell table:formula="of:=CONCATENATE([$przecinki.$A$2];[.E374];[$przecinki.$A$2];[$przecinki.$B$2];[$przecinki.$C$2];[$przecinki.$A$2];[.E374];[$przecinki.$A$2];[$przecinki.$D$2])" office:value-type="string" office:string-value="&quot;V&quot;: &quot;V&quot;," calcext:value-type="string">
            <text:p>"V": "V"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number-columns-repeated="2"/>
          <table:table-cell table:formula="of:=CONCATENATE([$przecinki.$A$2];[.E375];[$przecinki.$A$2];[$przecinki.$B$2];[$przecinki.$C$2];[$przecinki.$A$2];[.E375];[$przecinki.$A$2];[$przecinki.$D$2])" office:value-type="string" office:string-value="&quot;VJ&quot;: &quot;VJ&quot;," calcext:value-type="string">
            <text:p>"VJ": "VJ"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number-columns-repeated="2"/>
          <table:table-cell table:formula="of:=CONCATENATE([$przecinki.$A$2];[.E376];[$przecinki.$A$2];[$przecinki.$B$2];[$przecinki.$C$2];[$przecinki.$A$2];[.E376];[$przecinki.$A$2];[$przecinki.$D$2])" office:value-type="string" office:string-value="&quot;FP&quot;: &quot;FP&quot;," calcext:value-type="string">
            <text:p>"FP": "FP"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number-columns-repeated="2"/>
          <table:table-cell table:formula="of:=CONCATENATE([$przecinki.$A$2];[.E377];[$przecinki.$A$2];[$przecinki.$B$2];[$przecinki.$C$2];[$przecinki.$A$2];[.E377];[$przecinki.$A$2];[$przecinki.$D$2])" office:value-type="string" office:string-value="&quot;FPR&quot;: &quot;FPR&quot;," calcext:value-type="string">
            <text:p>"FPR": "FPR"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378];[$przecinki.$A$2];[$przecinki.$B$2];[$przecinki.$C$2];[$przecinki.$A$2];[.E378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number-columns-repeated="2"/>
          <table:table-cell table:formula="of:=CONCATENATE([$przecinki.$A$2];[.E379];[$przecinki.$A$2];[$przecinki.$B$2];[$przecinki.$C$2];[$przecinki.$A$2];[.E379];[$przecinki.$A$2];[$przecinki.$D$2])" office:value-type="string" office:string-value="&quot;ZTVJ&quot;: &quot;ZTVJ&quot;," calcext:value-type="string">
            <text:p>"ZTVJ": "ZTVJ"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number-columns-repeated="2"/>
          <table:table-cell table:formula="of:=CONCATENATE([$przecinki.$A$2];[.E380];[$przecinki.$A$2];[$przecinki.$B$2];[$przecinki.$C$2];[$przecinki.$A$2];[.E380];[$przecinki.$A$2];[$przecinki.$D$2])" office:value-type="string" office:string-value="&quot;FKT&quot;: &quot;FKT&quot;," calcext:value-type="string">
            <text:p>"FKT": "FKT"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number-columns-repeated="2"/>
          <table:table-cell table:formula="of:=CONCATENATE([$przecinki.$A$2];[.E381];[$przecinki.$A$2];[$przecinki.$B$2];[$przecinki.$C$2];[$przecinki.$A$2];[.E381];[$przecinki.$A$2];[$przecinki.$D$2])" office:value-type="string" office:string-value="&quot;FKTLJ&quot;: &quot;FKTLJ&quot;," calcext:value-type="string">
            <text:p>"FKTLJ": "FKTLJ"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number-columns-repeated="2"/>
          <table:table-cell table:formula="of:=CONCATENATE([$przecinki.$A$2];[.E382];[$przecinki.$A$2];[$przecinki.$B$2];[$przecinki.$C$2];[$przecinki.$A$2];[.E382];[$przecinki.$A$2];[$przecinki.$D$2])" office:value-type="string" office:string-value="&quot;FKTRJ&quot;: &quot;FKTRJ&quot;," calcext:value-type="string">
            <text:p>"FKTRJ": "FKTRJ"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number-columns-repeated="2"/>
          <table:table-cell table:formula="of:=CONCATENATE([$przecinki.$A$2];[.E383];[$przecinki.$A$2];[$przecinki.$B$2];[$przecinki.$C$2];[$przecinki.$A$2];[.E383];[$przecinki.$A$2];[$przecinki.$D$2])" office:value-type="string" office:string-value="&quot;FPV&quot;: &quot;FPV&quot;," calcext:value-type="string">
            <text:p>"FPV": "FPV"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number-columns-repeated="2"/>
          <table:table-cell table:formula="of:=CONCATENATE([$przecinki.$A$2];[.E384];[$przecinki.$A$2];[$przecinki.$B$2];[$przecinki.$C$2];[$przecinki.$A$2];[.E384];[$przecinki.$A$2];[$przecinki.$D$2])" office:value-type="string" office:string-value="&quot;FT&quot;: &quot;FT&quot;," calcext:value-type="string">
            <text:p>"FT": "FT"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number-columns-repeated="2"/>
          <table:table-cell table:formula="of:=CONCATENATE([$przecinki.$A$2];[.E385];[$przecinki.$A$2];[$przecinki.$B$2];[$przecinki.$C$2];[$przecinki.$A$2];[.E385];[$przecinki.$A$2];[$przecinki.$D$2])" office:value-type="string" office:string-value="&quot;FTV&quot;: &quot;FTV&quot;," calcext:value-type="string">
            <text:p>"FTV": "FTV"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number-columns-repeated="2"/>
          <table:table-cell table:formula="of:=CONCATENATE([$przecinki.$A$2];[.E386];[$przecinki.$A$2];[$przecinki.$B$2];[$przecinki.$C$2];[$przecinki.$A$2];[.E386];[$przecinki.$A$2];[$przecinki.$D$2])" office:value-type="string" office:string-value="&quot;FTR&quot;: &quot;FTR&quot;," calcext:value-type="string">
            <text:p>"FTR": "FTR"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number-columns-repeated="2"/>
          <table:table-cell table:formula="of:=CONCATENATE([$przecinki.$A$2];[.E387];[$przecinki.$A$2];[$przecinki.$B$2];[$przecinki.$C$2];[$przecinki.$A$2];[.E387];[$przecinki.$A$2];[$przecinki.$D$2])" office:value-type="string" office:string-value="&quot;FTV&quot;: &quot;FTV&quot;," calcext:value-type="string">
            <text:p>"FTV": "FTV"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number-columns-repeated="2"/>
          <table:table-cell table:formula="of:=CONCATENATE([$przecinki.$A$2];[.E388];[$przecinki.$A$2];[$przecinki.$B$2];[$przecinki.$C$2];[$przecinki.$A$2];[.E388];[$przecinki.$A$2];[$przecinki.$D$2])" office:value-type="string" office:string-value="&quot;FTVJ&quot;: &quot;FTVJ&quot;," calcext:value-type="string">
            <text:p>"FTVJ": "FTVJ"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number-columns-repeated="2"/>
          <table:table-cell table:formula="of:=CONCATENATE([$przecinki.$A$2];[.E389];[$przecinki.$A$2];[$przecinki.$B$2];[$przecinki.$C$2];[$przecinki.$A$2];[.E389];[$przecinki.$A$2];[$przecinki.$D$2])" office:value-type="string" office:string-value="&quot;FK&quot;: &quot;FK&quot;," calcext:value-type="string">
            <text:p>"FK": "FK"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number-columns-repeated="2"/>
          <table:table-cell table:formula="of:=CONCATENATE([$przecinki.$A$2];[.E390];[$przecinki.$A$2];[$przecinki.$B$2];[$przecinki.$C$2];[$przecinki.$A$2];[.E390];[$przecinki.$A$2];[$przecinki.$D$2])" office:value-type="string" office:string-value="&quot;FKJ&quot;: &quot;FKJ&quot;," calcext:value-type="string">
            <text:p>"FKJ": "FKJ"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number-columns-repeated="2"/>
          <table:table-cell table:formula="of:=CONCATENATE([$przecinki.$A$2];[.E391];[$przecinki.$A$2];[$przecinki.$B$2];[$przecinki.$C$2];[$przecinki.$A$2];[.E391];[$przecinki.$A$2];[$przecinki.$D$2])" office:value-type="string" office:string-value="&quot;FKL&quot;: &quot;FKL&quot;," calcext:value-type="string">
            <text:p>"FKL": "FKL"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number-columns-repeated="2"/>
          <table:table-cell table:formula="of:=CONCATENATE([$przecinki.$A$2];[.E392];[$przecinki.$A$2];[$przecinki.$B$2];[$przecinki.$C$2];[$przecinki.$A$2];[.E392];[$przecinki.$A$2];[$przecinki.$D$2])" office:value-type="string" office:string-value="&quot;FKLJ&quot;: &quot;FKLJ&quot;," calcext:value-type="string">
            <text:p>"FKLJ": "FKLJ"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number-columns-repeated="2"/>
          <table:table-cell table:formula="of:=CONCATENATE([$przecinki.$A$2];[.E393];[$przecinki.$A$2];[$przecinki.$B$2];[$przecinki.$C$2];[$przecinki.$A$2];[.E393];[$przecinki.$A$2];[$przecinki.$D$2])" office:value-type="string" office:string-value="&quot;FKLR&quot;: &quot;FKLR&quot;," calcext:value-type="string">
            <text:p>"FKLR": "FKLR"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number-columns-repeated="2"/>
          <table:table-cell table:formula="of:=CONCATENATE([$przecinki.$A$2];[.E394];[$przecinki.$A$2];[$przecinki.$B$2];[$przecinki.$C$2];[$przecinki.$A$2];[.E394];[$przecinki.$A$2];[$przecinki.$D$2])" office:value-type="string" office:string-value="&quot;FKR&quot;: &quot;FKR&quot;," calcext:value-type="string">
            <text:p>"FKR": "FKR",</text:p>
          </table:table-cell>
        </table:table-row>
        <table:table-row table:style-name="ro2">
          <table:table-cell table:formula="of:=[$'naglosy-edycja'.B396]" office:value-type="string" office:string-value="wh" calcext:value-type="string">
            <text:p>wh</text:p>
          </table:table-cell>
          <table:table-cell table:formula="of:=[$'naglosy-edycja'.C396]" office:value-type="string" office:string-value="V" calcext:value-type="string">
            <text:p>V</text:p>
          </table:table-cell>
          <table:table-cell table:formula="of:=[$'naglosy-edycja'.D396]" office:value-type="float" office:value="0" calcext:value-type="float">
            <text:p>0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V" calcext:value-type="string">
            <text:p>V</text:p>
          </table:table-cell>
          <table:table-cell table:number-columns-repeated="2"/>
          <table:table-cell table:formula="of:=CONCATENATE([$przecinki.$A$2];[.E395];[$przecinki.$A$2];[$przecinki.$B$2];[$przecinki.$C$2];[$przecinki.$A$2];[.E395];[$przecinki.$A$2];[$przecinki.$D$2])" office:value-type="string" office:string-value="&quot;V&quot;: &quot;V&quot;," calcext:value-type="string">
            <text:p>"V": "V",</text:p>
          </table:table-cell>
        </table:table-row>
        <table:table-row table:style-name="ro2">
          <table:table-cell table:formula="of:=[$'naglosy-edycja'.B397]" office:value-type="string" office:string-value="wj" calcext:value-type="string">
            <text:p>wj</text:p>
          </table:table-cell>
          <table:table-cell table:formula="of:=[$'naglosy-edycja'.C397]" office:value-type="string" office:string-value="VJ" calcext:value-type="string">
            <text:p>VJ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J" calcext:value-type="string">
            <text:p>VJ</text:p>
          </table:table-cell>
          <table:table-cell table:number-columns-repeated="2"/>
          <table:table-cell table:formula="of:=CONCATENATE([$przecinki.$A$2];[.E396];[$przecinki.$A$2];[$przecinki.$B$2];[$przecinki.$C$2];[$przecinki.$A$2];[.E396];[$przecinki.$A$2];[$przecinki.$D$2])" office:value-type="string" office:string-value="&quot;VJ&quot;: &quot;VJ&quot;," calcext:value-type="string">
            <text:p>"VJ": "VJ",</text:p>
          </table:table-cell>
        </table:table-row>
        <table:table-row table:style-name="ro2">
          <table:table-cell table:formula="of:=[$'naglosy-edycja'.B398]" office:value-type="string" office:string-value="wk" calcext:value-type="string">
            <text:p>wk</text:p>
          </table:table-cell>
          <table:table-cell table:formula="of:=[$'naglosy-edycja'.C398]" office:value-type="string" office:string-value="FK" calcext:value-type="string">
            <text:p>FK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FK" calcext:value-type="string">
            <text:p>FK</text:p>
          </table:table-cell>
          <table:table-cell table:number-columns-repeated="2"/>
          <table:table-cell table:formula="of:=CONCATENATE([$przecinki.$A$2];[.E397];[$przecinki.$A$2];[$przecinki.$B$2];[$przecinki.$C$2];[$przecinki.$A$2];[.E397];[$przecinki.$A$2];[$przecinki.$D$2])" office:value-type="string" office:string-value="&quot;FK&quot;: &quot;FK&quot;," calcext:value-type="string">
            <text:p>"FK": "FK",</text:p>
          </table:table-cell>
        </table:table-row>
        <table:table-row table:style-name="ro2">
          <table:table-cell table:formula="of:=[$'naglosy-edycja'.B399]" office:value-type="string" office:string-value="wkl" calcext:value-type="string">
            <text:p>wkl</text:p>
          </table:table-cell>
          <table:table-cell table:formula="of:=[$'naglosy-edycja'.C399]" office:value-type="string" office:string-value="FKL" calcext:value-type="string">
            <text:p>FKL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L" calcext:value-type="string">
            <text:p>FKL</text:p>
          </table:table-cell>
          <table:table-cell table:number-columns-repeated="2"/>
          <table:table-cell table:formula="of:=CONCATENATE([$przecinki.$A$2];[.E398];[$przecinki.$A$2];[$przecinki.$B$2];[$przecinki.$C$2];[$przecinki.$A$2];[.E398];[$przecinki.$A$2];[$przecinki.$D$2])" office:value-type="string" office:string-value="&quot;FKL&quot;: &quot;FKL&quot;," calcext:value-type="string">
            <text:p>"FKL": "FKL",</text:p>
          </table:table-cell>
        </table:table-row>
        <table:table-row table:style-name="ro2">
          <table:table-cell table:formula="of:=[$'naglosy-edycja'.B400]" office:value-type="string" office:string-value="wkł" calcext:value-type="string">
            <text:p>wkł</text:p>
          </table:table-cell>
          <table:table-cell table:formula="of:=[$'naglosy-edycja'.C400]" office:value-type="string" office:string-value="FKLJ" calcext:value-type="string">
            <text:p>FKLJ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J" calcext:value-type="string">
            <text:p>FKLJ</text:p>
          </table:table-cell>
          <table:table-cell table:number-columns-repeated="2"/>
          <table:table-cell table:formula="of:=CONCATENATE([$przecinki.$A$2];[.E399];[$przecinki.$A$2];[$przecinki.$B$2];[$przecinki.$C$2];[$przecinki.$A$2];[.E399];[$przecinki.$A$2];[$przecinki.$D$2])" office:value-type="string" office:string-value="&quot;FKLJ&quot;: &quot;FKLJ&quot;," calcext:value-type="string">
            <text:p>"FKLJ": "FKLJ",</text:p>
          </table:table-cell>
        </table:table-row>
        <table:table-row table:style-name="ro2">
          <table:table-cell table:formula="of:=[$'naglosy-edycja'.B401]" office:value-type="string" office:string-value="wkr" calcext:value-type="string">
            <text:p>wkr</text:p>
          </table:table-cell>
          <table:table-cell table:formula="of:=[$'naglosy-edycja'.C401]" office:value-type="string" office:string-value="FKR" calcext:value-type="string">
            <text:p>FKR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R" calcext:value-type="string">
            <text:p>FKR</text:p>
          </table:table-cell>
          <table:table-cell table:number-columns-repeated="2"/>
          <table:table-cell table:formula="of:=CONCATENATE([$przecinki.$A$2];[.E400];[$przecinki.$A$2];[$przecinki.$B$2];[$przecinki.$C$2];[$przecinki.$A$2];[.E400];[$przecinki.$A$2];[$przecinki.$D$2])" office:value-type="string" office:string-value="&quot;FKR&quot;: &quot;FKR&quot;," calcext:value-type="string">
            <text:p>"FKR": "FKR",</text:p>
          </table:table-cell>
        </table:table-row>
        <table:table-row table:style-name="ro2">
          <table:table-cell table:formula="of:=[$'naglosy-edycja'.B402]" office:value-type="string" office:string-value="wkrz" calcext:value-type="string">
            <text:p>wkrz</text:p>
          </table:table-cell>
          <table:table-cell table:formula="of:=[$'naglosy-edycja'.C402]" office:value-type="float" office:value="0" calcext:value-type="float">
            <text:p>0</text:p>
          </table:table-cell>
          <table:table-cell table:formula="of:=[$'naglosy-edycja'.D402]" office:value-type="string" office:string-value="FKRJ" calcext:value-type="string">
            <text:p>FKRJ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J" calcext:value-type="string">
            <text:p>FKRJ</text:p>
          </table:table-cell>
          <table:table-cell table:number-columns-repeated="2"/>
          <table:table-cell table:formula="of:=CONCATENATE([$przecinki.$A$2];[.E401];[$przecinki.$A$2];[$przecinki.$B$2];[$przecinki.$C$2];[$przecinki.$A$2];[.E401];[$przecinki.$A$2];[$przecinki.$D$2])" office:value-type="string" office:string-value="&quot;FKRJ&quot;: &quot;FKRJ&quot;," calcext:value-type="string">
            <text:p>"FKRJ": "FKRJ",</text:p>
          </table:table-cell>
        </table:table-row>
        <table:table-row table:style-name="ro2">
          <table:table-cell table:formula="of:=[$'naglosy-edycja'.B403]" office:value-type="string" office:string-value="wl" calcext:value-type="string">
            <text:p>wl</text:p>
          </table:table-cell>
          <table:table-cell table:formula="of:=[$'naglosy-edycja'.C403]" office:value-type="string" office:string-value="VL" calcext:value-type="string">
            <text:p>VL</text:p>
          </table:table-cell>
          <table:table-cell table:formula="of:=[$'naglosy-edycja'.D403]" office:value-type="float" office:value="0" calcext:value-type="float">
            <text:p>0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VL" calcext:value-type="string">
            <text:p>VL</text:p>
          </table:table-cell>
          <table:table-cell table:number-columns-repeated="2"/>
          <table:table-cell table:formula="of:=CONCATENATE([$przecinki.$A$2];[.E402];[$przecinki.$A$2];[$przecinki.$B$2];[$przecinki.$C$2];[$przecinki.$A$2];[.E402];[$przecinki.$A$2];[$przecinki.$D$2])" office:value-type="string" office:string-value="&quot;VL&quot;: &quot;VL&quot;," calcext:value-type="string">
            <text:p>"VL": "VL",</text:p>
          </table:table-cell>
        </table:table-row>
        <table:table-row table:style-name="ro2">
          <table:table-cell table:formula="of:=[$'naglosy-edycja'.B404]" office:value-type="string" office:string-value="wł" calcext:value-type="string">
            <text:p>wł</text:p>
          </table:table-cell>
          <table:table-cell table:formula="of:=[$'naglosy-edycja'.C404]" office:value-type="string" office:string-value="VLJ" calcext:value-type="string">
            <text:p>VLJ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J" calcext:value-type="string">
            <text:p>VLJ</text:p>
          </table:table-cell>
          <table:table-cell table:number-columns-repeated="2"/>
          <table:table-cell table:formula="of:=CONCATENATE([$przecinki.$A$2];[.E403];[$przecinki.$A$2];[$przecinki.$B$2];[$przecinki.$C$2];[$przecinki.$A$2];[.E403];[$przecinki.$A$2];[$przecinki.$D$2])" office:value-type="string" office:string-value="&quot;VLJ&quot;: &quot;VLJ&quot;," calcext:value-type="string">
            <text:p>"VLJ": "VLJ",</text:p>
          </table:table-cell>
        </table:table-row>
        <table:table-row table:style-name="ro2">
          <table:table-cell table:formula="of:=[$'naglosy-edycja'.B405]" office:value-type="string" office:string-value="wm" calcext:value-type="string">
            <text:p>wm</text:p>
          </table:table-cell>
          <table:table-cell table:formula="of:=[$'naglosy-edycja'.C405]" office:value-type="string" office:string-value="FTV" calcext:value-type="string">
            <text:p>FTV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FTV" calcext:value-type="string">
            <text:p>FTV</text:p>
          </table:table-cell>
          <table:table-cell table:number-columns-repeated="2"/>
          <table:table-cell table:formula="of:=CONCATENATE([$przecinki.$A$2];[.E404];[$przecinki.$A$2];[$przecinki.$B$2];[$przecinki.$C$2];[$przecinki.$A$2];[.E404];[$przecinki.$A$2];[$przecinki.$D$2])" office:value-type="string" office:string-value="&quot;FTV&quot;: &quot;FTV&quot;," calcext:value-type="string">
            <text:p>"FTV": "FTV",</text:p>
          </table:table-cell>
        </table:table-row>
        <table:table-row table:style-name="ro2">
          <table:table-cell table:formula="of:=[$'naglosy-edycja'.B406]" office:value-type="string" office:string-value="wn" calcext:value-type="string">
            <text:p>wn</text:p>
          </table:table-cell>
          <table:table-cell table:formula="of:=[$'naglosy-edycja'.C406]" office:value-type="string" office:string-value="FLR" calcext:value-type="string">
            <text:p>FLR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LR" calcext:value-type="string">
            <text:p>FLR</text:p>
          </table:table-cell>
          <table:table-cell table:number-columns-repeated="2"/>
          <table:table-cell table:formula="of:=CONCATENATE([$przecinki.$A$2];[.E405];[$przecinki.$A$2];[$przecinki.$B$2];[$przecinki.$C$2];[$przecinki.$A$2];[.E405];[$przecinki.$A$2];[$przecinki.$D$2])" office:value-type="string" office:string-value="&quot;FLR&quot;: &quot;FLR&quot;," calcext:value-type="string">
            <text:p>"FLR": "FLR",</text:p>
          </table:table-cell>
        </table:table-row>
        <table:table-row table:style-name="ro2">
          <table:table-cell table:formula="of:=[$'naglosy-edycja'.B407]" office:value-type="string" office:string-value="wni" calcext:value-type="string">
            <text:p>wni</text:p>
          </table:table-cell>
          <table:table-cell table:formula="of:=[$'naglosy-edycja'.C407]" office:value-type="float" office:value="0" calcext:value-type="float">
            <text:p>0</text:p>
          </table:table-cell>
          <table:table-cell table:formula="of:=[$'naglosy-edycja'.D407]" office:value-type="string" office:string-value="FLRJ" calcext:value-type="string">
            <text:p>FLRJ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J" calcext:value-type="string">
            <text:p>FLRJ</text:p>
          </table:table-cell>
          <table:table-cell table:number-columns-repeated="2"/>
          <table:table-cell table:formula="of:=CONCATENATE([$przecinki.$A$2];[.E406];[$przecinki.$A$2];[$przecinki.$B$2];[$przecinki.$C$2];[$przecinki.$A$2];[.E406];[$przecinki.$A$2];[$przecinki.$D$2])" office:value-type="string" office:string-value="&quot;FLRJ&quot;: &quot;FLRJ&quot;," calcext:value-type="string">
            <text:p>"FLRJ": "FLRJ",</text:p>
          </table:table-cell>
        </table:table-row>
        <table:table-row table:style-name="ro2">
          <table:table-cell table:formula="of:=[$'naglosy-edycja'.B408]" office:value-type="string" office:string-value="wp" calcext:value-type="string">
            <text:p>wp</text:p>
          </table:table-cell>
          <table:table-cell table:formula="of:=[$'naglosy-edycja'.C408]" office:value-type="string" office:string-value="FP" calcext:value-type="string">
            <text:p>FP</text:p>
          </table:table-cell>
          <table:table-cell table:formula="of:=[$'naglosy-edycja'.D408]" office:value-type="float" office:value="0" calcext:value-type="float">
            <text:p>0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P" calcext:value-type="string">
            <text:p>FP</text:p>
          </table:table-cell>
          <table:table-cell table:number-columns-repeated="2"/>
          <table:table-cell table:formula="of:=CONCATENATE([$przecinki.$A$2];[.E407];[$przecinki.$A$2];[$przecinki.$B$2];[$przecinki.$C$2];[$przecinki.$A$2];[.E407];[$przecinki.$A$2];[$przecinki.$D$2])" office:value-type="string" office:string-value="&quot;FP&quot;: &quot;FP&quot;," calcext:value-type="string">
            <text:p>"FP": "FP",</text:p>
          </table:table-cell>
        </table:table-row>
        <table:table-row table:style-name="ro2">
          <table:table-cell table:formula="of:=[$'naglosy-edycja'.B409]" office:value-type="string" office:string-value="wpl" calcext:value-type="string">
            <text:p>wpl</text:p>
          </table:table-cell>
          <table:table-cell table:formula="of:=[$'naglosy-edycja'.C409]" office:value-type="string" office:string-value="FPL" calcext:value-type="string">
            <text:p>FPL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L" calcext:value-type="string">
            <text:p>FPL</text:p>
          </table:table-cell>
          <table:table-cell table:number-columns-repeated="2"/>
          <table:table-cell table:formula="of:=CONCATENATE([$przecinki.$A$2];[.E408];[$przecinki.$A$2];[$przecinki.$B$2];[$przecinki.$C$2];[$przecinki.$A$2];[.E408];[$przecinki.$A$2];[$przecinki.$D$2])" office:value-type="string" office:string-value="&quot;FPL&quot;: &quot;FPL&quot;," calcext:value-type="string">
            <text:p>"FPL": "FPL",</text:p>
          </table:table-cell>
        </table:table-row>
        <table:table-row table:style-name="ro2">
          <table:table-cell table:formula="of:=[$'naglosy-edycja'.B410]" office:value-type="string" office:string-value="wpł" calcext:value-type="string">
            <text:p>wpł</text:p>
          </table:table-cell>
          <table:table-cell table:formula="of:=[$'naglosy-edycja'.C410]" office:value-type="string" office:string-value="FPLJ" calcext:value-type="string">
            <text:p>FPLJ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J" calcext:value-type="string">
            <text:p>FPLJ</text:p>
          </table:table-cell>
          <table:table-cell table:number-columns-repeated="2"/>
          <table:table-cell table:formula="of:=CONCATENATE([$przecinki.$A$2];[.E409];[$przecinki.$A$2];[$przecinki.$B$2];[$przecinki.$C$2];[$przecinki.$A$2];[.E409];[$przecinki.$A$2];[$przecinki.$D$2])" office:value-type="string" office:string-value="&quot;FPLJ&quot;: &quot;FPLJ&quot;," calcext:value-type="string">
            <text:p>"FPLJ": "FPLJ",</text:p>
          </table:table-cell>
        </table:table-row>
        <table:table-row table:style-name="ro2">
          <table:table-cell table:formula="of:=[$'naglosy-edycja'.B411]" office:value-type="string" office:string-value="wpr" calcext:value-type="string">
            <text:p>wpr</text:p>
          </table:table-cell>
          <table:table-cell table:formula="of:=[$'naglosy-edycja'.C411]" office:value-type="string" office:string-value="FPR" calcext:value-type="string">
            <text:p>FPR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R" calcext:value-type="string">
            <text:p>FPR</text:p>
          </table:table-cell>
          <table:table-cell table:number-columns-repeated="2"/>
          <table:table-cell table:formula="of:=CONCATENATE([$przecinki.$A$2];[.E410];[$przecinki.$A$2];[$przecinki.$B$2];[$przecinki.$C$2];[$przecinki.$A$2];[.E410];[$przecinki.$A$2];[$przecinki.$D$2])" office:value-type="string" office:string-value="&quot;FPR&quot;: &quot;FPR&quot;," calcext:value-type="string">
            <text:p>"FPR": "FPR",</text:p>
          </table:table-cell>
        </table:table-row>
        <table:table-row table:style-name="ro2">
          <table:table-cell table:formula="of:=[$'naglosy-edycja'.B412]" office:value-type="string" office:string-value="wprz" calcext:value-type="string">
            <text:p>wprz</text:p>
          </table:table-cell>
          <table:table-cell table:formula="of:=[$'naglosy-edycja'.C412]" office:value-type="string" office:string-value="FPRJ" calcext:value-type="string">
            <text:p>FPRJ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J" calcext:value-type="string">
            <text:p>FPRJ</text:p>
          </table:table-cell>
          <table:table-cell table:number-columns-repeated="2"/>
          <table:table-cell table:formula="of:=CONCATENATE([$przecinki.$A$2];[.E411];[$przecinki.$A$2];[$przecinki.$B$2];[$przecinki.$C$2];[$przecinki.$A$2];[.E411];[$przecinki.$A$2];[$przecinki.$D$2])" office:value-type="string" office:string-value="&quot;FPRJ&quot;: &quot;FPRJ&quot;," calcext:value-type="string">
            <text:p>"FPRJ": "FPRJ",</text:p>
          </table:table-cell>
        </table:table-row>
        <table:table-row table:style-name="ro2">
          <table:table-cell table:formula="of:=[$'naglosy-edycja'.B413]" office:value-type="string" office:string-value="wr" calcext:value-type="string">
            <text:p>wr</text:p>
          </table:table-cell>
          <table:table-cell table:formula="of:=[$'naglosy-edycja'.C413]" office:value-type="string" office:string-value="VR" calcext:value-type="string">
            <text:p>VR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VR" calcext:value-type="string">
            <text:p>VR</text:p>
          </table:table-cell>
          <table:table-cell table:number-columns-repeated="2"/>
          <table:table-cell table:formula="of:=CONCATENATE([$przecinki.$A$2];[.E412];[$przecinki.$A$2];[$przecinki.$B$2];[$przecinki.$C$2];[$przecinki.$A$2];[.E412];[$przecinki.$A$2];[$przecinki.$D$2])" office:value-type="string" office:string-value="&quot;VR&quot;: &quot;VR&quot;," calcext:value-type="string">
            <text:p>"VR": "VR",</text:p>
          </table:table-cell>
        </table:table-row>
        <table:table-row table:style-name="ro2">
          <table:table-cell table:formula="of:=[$'naglosy-edycja'.B414]" office:value-type="string" office:string-value="wrz" calcext:value-type="string">
            <text:p>wrz</text:p>
          </table:table-cell>
          <table:table-cell table:formula="of:=[$'naglosy-edycja'.C414]" office:value-type="string" office:string-value="VRJ" calcext:value-type="string">
            <text:p>VRJ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J" calcext:value-type="string">
            <text:p>VRJ</text:p>
          </table:table-cell>
          <table:table-cell table:number-columns-repeated="2"/>
          <table:table-cell table:formula="of:=CONCATENATE([$przecinki.$A$2];[.E413];[$przecinki.$A$2];[$przecinki.$B$2];[$przecinki.$C$2];[$przecinki.$A$2];[.E413];[$przecinki.$A$2];[$przecinki.$D$2])" office:value-type="string" office:string-value="&quot;VRJ&quot;: &quot;VRJ&quot;," calcext:value-type="string">
            <text:p>"VRJ": "VRJ",</text:p>
          </table:table-cell>
        </table:table-row>
        <table:table-row table:style-name="ro2">
          <table:table-cell table:formula="of:=[$'naglosy-edycja'.B415]" office:value-type="string" office:string-value="ws" calcext:value-type="string">
            <text:p>ws</text:p>
          </table:table-cell>
          <table:table-cell table:formula="of:=[$'naglosy-edycja'.C415]" office:value-type="string" office:string-value="FS" calcext:value-type="string">
            <text:p>FS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FS" calcext:value-type="string">
            <text:p>FS</text:p>
          </table:table-cell>
          <table:table-cell table:number-columns-repeated="2"/>
          <table:table-cell table:formula="of:=CONCATENATE([$przecinki.$A$2];[.E414];[$przecinki.$A$2];[$przecinki.$B$2];[$przecinki.$C$2];[$przecinki.$A$2];[.E414];[$przecinki.$A$2];[$przecinki.$D$2])" office:value-type="string" office:string-value="&quot;FS&quot;: &quot;FS&quot;," calcext:value-type="string">
            <text:p>"FS": "FS",</text:p>
          </table:table-cell>
        </table:table-row>
        <table:table-row table:style-name="ro2">
          <table:table-cell table:formula="of:=[$'naglosy-edycja'.B416]" office:value-type="string" office:string-value="wsch" calcext:value-type="string">
            <text:p>wsch</text:p>
          </table:table-cell>
          <table:table-cell table:formula="of:=[$'naglosy-edycja'.C416]" office:value-type="string" office:string-value="FSKT" calcext:value-type="string">
            <text:p>FSKT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KT" calcext:value-type="string">
            <text:p>FSKT</text:p>
          </table:table-cell>
          <table:table-cell table:number-columns-repeated="2"/>
          <table:table-cell table:formula="of:=CONCATENATE([$przecinki.$A$2];[.E415];[$przecinki.$A$2];[$przecinki.$B$2];[$przecinki.$C$2];[$przecinki.$A$2];[.E415];[$przecinki.$A$2];[$przecinki.$D$2])" office:value-type="string" office:string-value="&quot;FSKT&quot;: &quot;FSKT&quot;," calcext:value-type="string">
            <text:p>"FSKT": "FSKT",</text:p>
          </table:table-cell>
        </table:table-row>
        <table:table-row table:style-name="ro2">
          <table:table-cell table:formula="of:=[$'naglosy-edycja'.B417]" office:value-type="string" office:string-value="wsk" calcext:value-type="string">
            <text:p>wsk</text:p>
          </table:table-cell>
          <table:table-cell table:formula="of:=[$'naglosy-edycja'.C417]" office:value-type="string" office:string-value="FSK" calcext:value-type="string">
            <text:p>FSK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" calcext:value-type="string">
            <text:p>FSK</text:p>
          </table:table-cell>
          <table:table-cell table:number-columns-repeated="2"/>
          <table:table-cell table:formula="of:=CONCATENATE([$przecinki.$A$2];[.E416];[$przecinki.$A$2];[$przecinki.$B$2];[$przecinki.$C$2];[$przecinki.$A$2];[.E416];[$przecinki.$A$2];[$przecinki.$D$2])" office:value-type="string" office:string-value="&quot;FSK&quot;: &quot;FSK&quot;," calcext:value-type="string">
            <text:p>"FSK": "FSK",</text:p>
          </table:table-cell>
        </table:table-row>
        <table:table-row table:style-name="ro2">
          <table:table-cell table:formula="of:=[$'naglosy-edycja'.B418]" office:value-type="string" office:string-value="wskr" calcext:value-type="string">
            <text:p>wskr</text:p>
          </table:table-cell>
          <table:table-cell table:formula="of:=[$'naglosy-edycja'.C418]" office:value-type="string" office:string-value="FSKR" calcext:value-type="string">
            <text:p>FSKR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R" calcext:value-type="string">
            <text:p>FSKR</text:p>
          </table:table-cell>
          <table:table-cell table:number-columns-repeated="2"/>
          <table:table-cell table:formula="of:=CONCATENATE([$przecinki.$A$2];[.E417];[$przecinki.$A$2];[$przecinki.$B$2];[$przecinki.$C$2];[$przecinki.$A$2];[.E417];[$przecinki.$A$2];[$przecinki.$D$2])" office:value-type="string" office:string-value="&quot;FSKR&quot;: &quot;FSKR&quot;," calcext:value-type="string">
            <text:p>"FSKR": "FSKR",</text:p>
          </table:table-cell>
        </table:table-row>
        <table:table-row table:style-name="ro2">
          <table:table-cell table:formula="of:=[$'naglosy-edycja'.B419]" office:value-type="string" office:string-value="wskrz" calcext:value-type="string">
            <text:p>wskrz</text:p>
          </table:table-cell>
          <table:table-cell table:formula="of:=[$'naglosy-edycja'.C419]" office:value-type="string" office:string-value="FSKRJ" calcext:value-type="string">
            <text:p>FSKRJ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J" calcext:value-type="string">
            <text:p>FSKRJ</text:p>
          </table:table-cell>
          <table:table-cell table:number-columns-repeated="2"/>
          <table:table-cell table:formula="of:=CONCATENATE([$przecinki.$A$2];[.E418];[$przecinki.$A$2];[$przecinki.$B$2];[$przecinki.$C$2];[$przecinki.$A$2];[.E418];[$przecinki.$A$2];[$przecinki.$D$2])" office:value-type="string" office:string-value="&quot;FSKRJ&quot;: &quot;FSKRJ&quot;," calcext:value-type="string">
            <text:p>"FSKRJ": "FSKRJ",</text:p>
          </table:table-cell>
        </table:table-row>
        <table:table-row table:style-name="ro2">
          <table:table-cell table:formula="of:=[$'naglosy-edycja'.B420]" office:value-type="string" office:string-value="wsł" calcext:value-type="string">
            <text:p>wsł</text:p>
          </table:table-cell>
          <table:table-cell table:formula="of:=[$'naglosy-edycja'.C420]" office:value-type="string" office:string-value="FSLJ" calcext:value-type="string">
            <text:p>FSL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LJ" calcext:value-type="string">
            <text:p>FSLJ</text:p>
          </table:table-cell>
          <table:table-cell table:number-columns-repeated="2"/>
          <table:table-cell table:formula="of:=CONCATENATE([$przecinki.$A$2];[.E419];[$przecinki.$A$2];[$przecinki.$B$2];[$przecinki.$C$2];[$przecinki.$A$2];[.E419];[$przecinki.$A$2];[$przecinki.$D$2])" office:value-type="string" office:string-value="&quot;FSLJ&quot;: &quot;FSLJ&quot;," calcext:value-type="string">
            <text:p>"FSLJ": "FSLJ",</text:p>
          </table:table-cell>
        </table:table-row>
        <table:table-row table:style-name="ro2">
          <table:table-cell table:formula="of:=[$'naglosy-edycja'.B421]" office:value-type="string" office:string-value="wsm" calcext:value-type="string">
            <text:p>wsm</text:p>
          </table:table-cell>
          <table:table-cell table:formula="of:=[$'naglosy-edycja'.C421]" office:value-type="string" office:string-value="FSTV" calcext:value-type="string">
            <text:p>FSTV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TV" calcext:value-type="string">
            <text:p>FSTV</text:p>
          </table:table-cell>
          <table:table-cell table:number-columns-repeated="2"/>
          <table:table-cell table:formula="of:=CONCATENATE([$przecinki.$A$2];[.E420];[$przecinki.$A$2];[$przecinki.$B$2];[$przecinki.$C$2];[$przecinki.$A$2];[.E420];[$przecinki.$A$2];[$przecinki.$D$2])" office:value-type="string" office:string-value="&quot;FSTV&quot;: &quot;FSTV&quot;," calcext:value-type="string">
            <text:p>"FSTV": "FSTV",</text:p>
          </table:table-cell>
        </table:table-row>
        <table:table-row table:style-name="ro2">
          <table:table-cell table:formula="of:=[$'naglosy-edycja'.B422]" office:value-type="string" office:string-value="wsn" calcext:value-type="string">
            <text:p>wsn</text:p>
          </table:table-cell>
          <table:table-cell table:formula="of:=[$'naglosy-edycja'.C422]" office:value-type="string" office:string-value="FSLR" calcext:value-type="string">
            <text:p>FSLR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LR" calcext:value-type="string">
            <text:p>FSLR</text:p>
          </table:table-cell>
          <table:table-cell table:number-columns-repeated="2"/>
          <table:table-cell table:formula="of:=CONCATENATE([$przecinki.$A$2];[.E421];[$przecinki.$A$2];[$przecinki.$B$2];[$przecinki.$C$2];[$przecinki.$A$2];[.E421];[$przecinki.$A$2];[$przecinki.$D$2])" office:value-type="string" office:string-value="&quot;FSLR&quot;: &quot;FSLR&quot;," calcext:value-type="string">
            <text:p>"FSLR": "FSLR",</text:p>
          </table:table-cell>
        </table:table-row>
        <table:table-row table:style-name="ro2">
          <table:table-cell table:formula="of:=[$'naglosy-edycja'.B423]" office:value-type="string" office:string-value="wsp" calcext:value-type="string">
            <text:p>wsp</text:p>
          </table:table-cell>
          <table:table-cell table:formula="of:=[$'naglosy-edycja'.C423]" office:value-type="string" office:string-value="FSP" calcext:value-type="string">
            <text:p>FSP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422];[$przecinki.$A$2];[$przecinki.$B$2];[$przecinki.$C$2];[$przecinki.$A$2];[.E422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424]" office:value-type="string" office:string-value="wspi" calcext:value-type="string">
            <text:p>wspi</text:p>
          </table:table-cell>
          <table:table-cell table:formula="of:=[$'naglosy-edycja'.C424]" office:value-type="float" office:value="0" calcext:value-type="float">
            <text:p>0</text:p>
          </table:table-cell>
          <table:table-cell table:formula="of:=[$'naglosy-edycja'.D424]" office:value-type="string" office:string-value="FSPJ" calcext:value-type="string">
            <text:p>FSPJ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J" calcext:value-type="string">
            <text:p>FSPJ</text:p>
          </table:table-cell>
          <table:table-cell table:number-columns-repeated="2"/>
          <table:table-cell table:formula="of:=CONCATENATE([$przecinki.$A$2];[.E423];[$przecinki.$A$2];[$przecinki.$B$2];[$przecinki.$C$2];[$przecinki.$A$2];[.E423];[$przecinki.$A$2];[$przecinki.$D$2])" office:value-type="string" office:string-value="&quot;FSPJ&quot;: &quot;FSPJ&quot;," calcext:value-type="string">
            <text:p>"FSPJ": "FSPJ",</text:p>
          </table:table-cell>
        </table:table-row>
        <table:table-row table:style-name="ro2">
          <table:table-cell table:formula="of:=[$'naglosy-edycja'.B425]" office:value-type="string" office:string-value="wspł" calcext:value-type="string">
            <text:p>wspł</text:p>
          </table:table-cell>
          <table:table-cell table:formula="of:=[$'naglosy-edycja'.C425]" office:value-type="string" office:string-value="FSPLJ" calcext:value-type="string">
            <text:p>FSPLJ</text:p>
          </table:table-cell>
          <table:table-cell table:formula="of:=[$'naglosy-edycja'.D425]" office:value-type="float" office:value="0" calcext:value-type="float">
            <text:p>0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LJ" calcext:value-type="string">
            <text:p>FSPLJ</text:p>
          </table:table-cell>
          <table:table-cell table:number-columns-repeated="2"/>
          <table:table-cell table:formula="of:=CONCATENATE([$przecinki.$A$2];[.E424];[$przecinki.$A$2];[$przecinki.$B$2];[$przecinki.$C$2];[$przecinki.$A$2];[.E424];[$przecinki.$A$2];[$przecinki.$D$2])" office:value-type="string" office:string-value="&quot;FSPLJ&quot;: &quot;FSPLJ&quot;," calcext:value-type="string">
            <text:p>"FSPLJ": "FSPLJ",</text:p>
          </table:table-cell>
        </table:table-row>
        <table:table-row table:style-name="ro2">
          <table:table-cell table:formula="of:=[$'naglosy-edycja'.B426]" office:value-type="string" office:string-value="wst" calcext:value-type="string">
            <text:p>wst</text:p>
          </table:table-cell>
          <table:table-cell table:formula="of:=[$'naglosy-edycja'.C426]" office:value-type="string" office:string-value="FST" calcext:value-type="string">
            <text:p>FST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T" calcext:value-type="string">
            <text:p>FST</text:p>
          </table:table-cell>
          <table:table-cell table:number-columns-repeated="2"/>
          <table:table-cell table:formula="of:=CONCATENATE([$przecinki.$A$2];[.E425];[$przecinki.$A$2];[$przecinki.$B$2];[$przecinki.$C$2];[$przecinki.$A$2];[.E425];[$przecinki.$A$2];[$przecinki.$D$2])" office:value-type="string" office:string-value="&quot;FST&quot;: &quot;FST&quot;," calcext:value-type="string">
            <text:p>"FST": "FST",</text:p>
          </table:table-cell>
        </table:table-row>
        <table:table-row table:style-name="ro2">
          <table:table-cell table:formula="of:=[$'naglosy-edycja'.B427]" office:value-type="string" office:string-value="wstr" calcext:value-type="string">
            <text:p>wstr</text:p>
          </table:table-cell>
          <table:table-cell table:formula="of:=[$'naglosy-edycja'.C427]" office:value-type="string" office:string-value="FSTR" calcext:value-type="string">
            <text:p>FSTR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R" calcext:value-type="string">
            <text:p>FSTR</text:p>
          </table:table-cell>
          <table:table-cell table:number-columns-repeated="2"/>
          <table:table-cell table:formula="of:=CONCATENATE([$przecinki.$A$2];[.E426];[$przecinki.$A$2];[$przecinki.$B$2];[$przecinki.$C$2];[$przecinki.$A$2];[.E426];[$przecinki.$A$2];[$przecinki.$D$2])" office:value-type="string" office:string-value="&quot;FSTR&quot;: &quot;FSTR&quot;," calcext:value-type="string">
            <text:p>"FSTR": "FSTR",</text:p>
          </table:table-cell>
        </table:table-row>
        <table:table-row table:style-name="ro2">
          <table:table-cell table:formula="of:=[$'naglosy-edycja'.B428]" office:value-type="string" office:string-value="wstrz" calcext:value-type="string">
            <text:p>wstrz</text:p>
          </table:table-cell>
          <table:table-cell table:formula="of:=[$'naglosy-edycja'.C428]" office:value-type="string" office:string-value="FSTRJ" calcext:value-type="string">
            <text:p>FSTRJ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J" calcext:value-type="string">
            <text:p>FSTRJ</text:p>
          </table:table-cell>
          <table:table-cell table:number-columns-repeated="2"/>
          <table:table-cell table:formula="of:=CONCATENATE([$przecinki.$A$2];[.E427];[$przecinki.$A$2];[$przecinki.$B$2];[$przecinki.$C$2];[$przecinki.$A$2];[.E427];[$przecinki.$A$2];[$przecinki.$D$2])" office:value-type="string" office:string-value="&quot;FSTRJ&quot;: &quot;FSTRJ&quot;," calcext:value-type="string">
            <text:p>"FSTRJ": "FSTRJ",</text:p>
          </table:table-cell>
        </table:table-row>
        <table:table-row table:style-name="ro2">
          <table:table-cell table:formula="of:=[$'naglosy-edycja'.B429]" office:value-type="string" office:string-value="wsz" calcext:value-type="string">
            <text:p>wsz</text:p>
          </table:table-cell>
          <table:table-cell table:formula="of:=[$'naglosy-edycja'.C429]" office:value-type="string" office:string-value="FTP" calcext:value-type="string">
            <text:p>FTP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string" office:string-value="FZS" calcext:value-type="string">
            <text:p>FZS</text:p>
          </table:table-cell>
          <table:table-cell table:formula="of:=IF([.B428]=0;[.C428];[.B428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28];[$przecinki.$A$2];[$przecinki.$B$2];[$przecinki.$C$2];[$przecinki.$A$2];[.E428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30]" office:value-type="string" office:string-value="wszl" calcext:value-type="string">
            <text:p>wszl</text:p>
          </table:table-cell>
          <table:table-cell table:formula="of:=[$'naglosy-edycja'.C430]" office:value-type="string" office:string-value="FTPL" calcext:value-type="string">
            <text:p>FTPL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L" calcext:value-type="string">
            <text:p>FZSL</text:p>
          </table:table-cell>
          <table:table-cell table:formula="of:=IF([.B429]=0;[.C429];[.B429])" office:value-type="string" office:string-value="FTPL" calcext:value-type="string">
            <text:p>FTPL</text:p>
          </table:table-cell>
          <table:table-cell table:number-columns-repeated="2"/>
          <table:table-cell table:formula="of:=CONCATENATE([$przecinki.$A$2];[.E429];[$przecinki.$A$2];[$przecinki.$B$2];[$przecinki.$C$2];[$przecinki.$A$2];[.E429];[$przecinki.$A$2];[$przecinki.$D$2])" office:value-type="string" office:string-value="&quot;FTPL&quot;: &quot;FTPL&quot;," calcext:value-type="string">
            <text:p>"FTPL": "FTPL",</text:p>
          </table:table-cell>
        </table:table-row>
        <table:table-row table:style-name="ro2">
          <table:table-cell table:formula="of:=[$'naglosy-edycja'.B431]" office:value-type="string" office:string-value="wszt" calcext:value-type="string">
            <text:p>wszt</text:p>
          </table:table-cell>
          <table:table-cell table:formula="of:=[$'naglosy-edycja'.C431]" office:value-type="string" office:string-value="FTP" calcext:value-type="string">
            <text:p>FTP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T" calcext:value-type="string">
            <text:p>FZST</text:p>
          </table:table-cell>
          <table:table-cell table:formula="of:=IF([.B430]=0;[.C430];[.B430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30];[$przecinki.$A$2];[$przecinki.$B$2];[$przecinki.$C$2];[$przecinki.$A$2];[.E430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32]" office:value-type="string" office:string-value="wszcz" calcext:value-type="string">
            <text:p>wszcz</text:p>
          </table:table-cell>
          <table:table-cell table:formula="of:=[$'naglosy-edycja'.C432]" office:value-type="string" office:string-value="FTPV" calcext:value-type="string">
            <text:p>FTPV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PV" calcext:value-type="string">
            <text:p>FZSPV</text:p>
          </table:table-cell>
          <table:table-cell table:formula="of:=IF([.B431]=0;[.C431];[.B431])" office:value-type="string" office:string-value="FTPV" calcext:value-type="string">
            <text:p>FTPV</text:p>
          </table:table-cell>
          <table:table-cell table:number-columns-repeated="2"/>
          <table:table-cell table:formula="of:=CONCATENATE([$przecinki.$A$2];[.E431];[$przecinki.$A$2];[$przecinki.$B$2];[$przecinki.$C$2];[$przecinki.$A$2];[.E431];[$przecinki.$A$2];[$przecinki.$D$2])" office:value-type="string" office:string-value="&quot;FTPV&quot;: &quot;FTPV&quot;," calcext:value-type="string">
            <text:p>"FTPV": "FTPV",</text:p>
          </table:table-cell>
        </table:table-row>
        <table:table-row table:style-name="ro2">
          <table:table-cell table:formula="of:=[$'naglosy-edycja'.B433]" office:value-type="string" office:string-value="wszczn" calcext:value-type="string">
            <text:p>wszczn</text:p>
          </table:table-cell>
          <table:table-cell table:formula="of:=[$'naglosy-edycja'.C433]" office:value-type="string" office:string-value="FTPVLR" calcext:value-type="string">
            <text:p>FTPVLR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LR" calcext:value-type="string">
            <text:p>FZSPVLR</text:p>
          </table:table-cell>
          <table:table-cell table:formula="of:=IF([.B432]=0;[.C432];[.B432])" office:value-type="string" office:string-value="FTPVLR" calcext:value-type="string">
            <text:p>FTPVLR</text:p>
          </table:table-cell>
          <table:table-cell table:number-columns-repeated="2"/>
          <table:table-cell table:formula="of:=CONCATENATE([$przecinki.$A$2];[.E432];[$przecinki.$A$2];[$przecinki.$B$2];[$przecinki.$C$2];[$przecinki.$A$2];[.E432];[$przecinki.$A$2];[$przecinki.$D$2])" office:value-type="string" office:string-value="&quot;FTPVLR&quot;: &quot;FTPVLR&quot;," calcext:value-type="string">
            <text:p>"FTPVLR": "FTPVLR",</text:p>
          </table:table-cell>
        </table:table-row>
        <table:table-row table:style-name="ro2">
          <table:table-cell table:formula="of:=[$'naglosy-edycja'.B434]" office:value-type="string" office:string-value="wści" calcext:value-type="string">
            <text:p>wści</text:p>
          </table:table-cell>
          <table:table-cell table:formula="of:=[$'naglosy-edycja'.C434]" office:value-type="string" office:string-value="FST" calcext:value-type="string">
            <text:p>FST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float" office:value="0" calcext:value-type="float">
            <text:p>0</text:p>
          </table:table-cell>
          <table:table-cell table:formula="of:=IF([.B433]=0;[.C433];[.B433])" office:value-type="string" office:string-value="FST" calcext:value-type="string">
            <text:p>FST</text:p>
          </table:table-cell>
          <table:table-cell table:number-columns-repeated="2"/>
          <table:table-cell table:formula="of:=CONCATENATE([$przecinki.$A$2];[.E433];[$przecinki.$A$2];[$przecinki.$B$2];[$przecinki.$C$2];[$przecinki.$A$2];[.E433];[$przecinki.$A$2];[$przecinki.$D$2])" office:value-type="string" office:string-value="&quot;FST&quot;: &quot;FST&quot;," calcext:value-type="string">
            <text:p>"FST": "FST",</text:p>
          </table:table-cell>
        </table:table-row>
        <table:table-row table:style-name="ro2">
          <table:table-cell table:formula="of:=[$'naglosy-edycja'.B435]" office:value-type="string" office:string-value="wśl" calcext:value-type="string">
            <text:p>wśl</text:p>
          </table:table-cell>
          <table:table-cell table:formula="of:=[$'naglosy-edycja'.C435]" office:value-type="string" office:string-value="FSL" calcext:value-type="string">
            <text:p>FSL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L" calcext:value-type="string">
            <text:p>FSL</text:p>
          </table:table-cell>
          <table:table-cell table:number-columns-repeated="2"/>
          <table:table-cell table:formula="of:=CONCATENATE([$przecinki.$A$2];[.E434];[$przecinki.$A$2];[$przecinki.$B$2];[$przecinki.$C$2];[$przecinki.$A$2];[.E434];[$przecinki.$A$2];[$przecinki.$D$2])" office:value-type="string" office:string-value="&quot;FSL&quot;: &quot;FSL&quot;," calcext:value-type="string">
            <text:p>"FSL": "FSL",</text:p>
          </table:table-cell>
        </table:table-row>
        <table:table-row table:style-name="ro2">
          <table:table-cell table:formula="of:=[$'naglosy-edycja'.B436]" office:value-type="string" office:string-value="wśp" calcext:value-type="string">
            <text:p>wśp</text:p>
          </table:table-cell>
          <table:table-cell table:formula="of:=[$'naglosy-edycja'.C436]" office:value-type="string" office:string-value="FSP" calcext:value-type="string">
            <text:p>FSP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435];[$przecinki.$A$2];[$przecinki.$B$2];[$przecinki.$C$2];[$przecinki.$A$2];[.E435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437]" office:value-type="string" office:string-value="wśr" calcext:value-type="string">
            <text:p>wśr</text:p>
          </table:table-cell>
          <table:table-cell table:formula="of:=[$'naglosy-edycja'.C437]" office:value-type="string" office:string-value="FSR" calcext:value-type="string">
            <text:p>FSR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R" calcext:value-type="string">
            <text:p>FSR</text:p>
          </table:table-cell>
          <table:table-cell table:number-columns-repeated="2"/>
          <table:table-cell table:formula="of:=CONCATENATE([$przecinki.$A$2];[.E436];[$przecinki.$A$2];[$przecinki.$B$2];[$przecinki.$C$2];[$przecinki.$A$2];[.E436];[$przecinki.$A$2];[$przecinki.$D$2])" office:value-type="string" office:string-value="&quot;FSR&quot;: &quot;FSR&quot;," calcext:value-type="string">
            <text:p>"FSR": "FSR",</text:p>
          </table:table-cell>
        </table:table-row>
        <table:table-row table:style-name="ro2">
          <table:table-cell table:formula="of:=[$'naglosy-edycja'.B438]" office:value-type="string" office:string-value="wśw" calcext:value-type="string">
            <text:p>wśw</text:p>
          </table:table-cell>
          <table:table-cell table:formula="of:=[$'naglosy-edycja'.C438]" office:value-type="string" office:string-value="FSV" calcext:value-type="string">
            <text:p>FSV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V" calcext:value-type="string">
            <text:p>FSV</text:p>
          </table:table-cell>
          <table:table-cell table:number-columns-repeated="2"/>
          <table:table-cell table:formula="of:=CONCATENATE([$przecinki.$A$2];[.E437];[$przecinki.$A$2];[$przecinki.$B$2];[$przecinki.$C$2];[$przecinki.$A$2];[.E437];[$przecinki.$A$2];[$przecinki.$D$2])" office:value-type="string" office:string-value="&quot;FSV&quot;: &quot;FSV&quot;," calcext:value-type="string">
            <text:p>"FSV": "FSV",</text:p>
          </table:table-cell>
        </table:table-row>
        <table:table-row table:style-name="ro2">
          <table:table-cell table:formula="of:=[$'naglosy-edycja'.B439]" office:value-type="string" office:string-value="wt" calcext:value-type="string">
            <text:p>wt</text:p>
          </table:table-cell>
          <table:table-cell table:formula="of:=[$'naglosy-edycja'.C439]" office:value-type="string" office:string-value="FT" calcext:value-type="string">
            <text:p>FT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T" calcext:value-type="string">
            <text:p>FT</text:p>
          </table:table-cell>
          <table:table-cell table:number-columns-repeated="2"/>
          <table:table-cell table:formula="of:=CONCATENATE([$przecinki.$A$2];[.E438];[$przecinki.$A$2];[$przecinki.$B$2];[$przecinki.$C$2];[$przecinki.$A$2];[.E438];[$przecinki.$A$2];[$przecinki.$D$2])" office:value-type="string" office:string-value="&quot;FT&quot;: &quot;FT&quot;," calcext:value-type="string">
            <text:p>"FT": "FT",</text:p>
          </table:table-cell>
        </table:table-row>
        <table:table-row table:style-name="ro2">
          <table:table-cell table:formula="of:=[$'naglosy-edycja'.B440]" office:value-type="string" office:string-value="wtł" calcext:value-type="string">
            <text:p>wtł</text:p>
          </table:table-cell>
          <table:table-cell table:formula="of:=[$'naglosy-edycja'.C440]" office:value-type="string" office:string-value="FTLJ" calcext:value-type="string">
            <text:p>FTLJ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LJ" calcext:value-type="string">
            <text:p>FTLJ</text:p>
          </table:table-cell>
          <table:table-cell table:number-columns-repeated="2"/>
          <table:table-cell table:formula="of:=CONCATENATE([$przecinki.$A$2];[.E439];[$przecinki.$A$2];[$przecinki.$B$2];[$przecinki.$C$2];[$przecinki.$A$2];[.E439];[$przecinki.$A$2];[$przecinki.$D$2])" office:value-type="string" office:string-value="&quot;FTLJ&quot;: &quot;FTLJ&quot;," calcext:value-type="string">
            <text:p>"FTLJ": "FTLJ",</text:p>
          </table:table-cell>
        </table:table-row>
        <table:table-row table:style-name="ro2">
          <table:table-cell table:formula="of:=[$'naglosy-edycja'.B441]" office:value-type="string" office:string-value="wtr" calcext:value-type="string">
            <text:p>wtr</text:p>
          </table:table-cell>
          <table:table-cell table:formula="of:=[$'naglosy-edycja'.C441]" office:value-type="string" office:string-value="FTR" calcext:value-type="string">
            <text:p>FTR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R" calcext:value-type="string">
            <text:p>FTR</text:p>
          </table:table-cell>
          <table:table-cell table:number-columns-repeated="2"/>
          <table:table-cell table:formula="of:=CONCATENATE([$przecinki.$A$2];[.E440];[$przecinki.$A$2];[$przecinki.$B$2];[$przecinki.$C$2];[$przecinki.$A$2];[.E440];[$przecinki.$A$2];[$przecinki.$D$2])" office:value-type="string" office:string-value="&quot;FTR&quot;: &quot;FTR&quot;," calcext:value-type="string">
            <text:p>"FTR": "FTR",</text:p>
          </table:table-cell>
        </table:table-row>
        <table:table-row table:style-name="ro2">
          <table:table-cell table:formula="of:=[$'naglosy-edycja'.B442]" office:value-type="string" office:string-value="wtrz" calcext:value-type="string">
            <text:p>wtrz</text:p>
          </table:table-cell>
          <table:table-cell table:formula="of:=[$'naglosy-edycja'.C442]" office:value-type="string" office:string-value="FTRJ" calcext:value-type="string">
            <text:p>FTRJ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J" calcext:value-type="string">
            <text:p>FTRJ</text:p>
          </table:table-cell>
          <table:table-cell table:number-columns-repeated="2"/>
          <table:table-cell table:formula="of:=CONCATENATE([$przecinki.$A$2];[.E441];[$przecinki.$A$2];[$przecinki.$B$2];[$przecinki.$C$2];[$przecinki.$A$2];[.E441];[$przecinki.$A$2];[$przecinki.$D$2])" office:value-type="string" office:string-value="&quot;FTRJ&quot;: &quot;FTRJ&quot;," calcext:value-type="string">
            <text:p>"FTRJ": "FTRJ",</text:p>
          </table:table-cell>
        </table:table-row>
        <table:table-row table:style-name="ro2">
          <table:table-cell table:formula="of:=[$'naglosy-edycja'.B443]" office:value-type="string" office:string-value="ww" calcext:value-type="string">
            <text:p>ww</text:p>
          </table:table-cell>
          <table:table-cell table:formula="of:=[$'naglosy-edycja'.C443]" office:value-type="string" office:string-value="FV" calcext:value-type="string">
            <text:p>FV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V" calcext:value-type="string">
            <text:p>FV</text:p>
          </table:table-cell>
          <table:table-cell table:number-columns-repeated="2"/>
          <table:table-cell table:formula="of:=CONCATENATE([$przecinki.$A$2];[.E442];[$przecinki.$A$2];[$przecinki.$B$2];[$przecinki.$C$2];[$przecinki.$A$2];[.E442];[$przecinki.$A$2];[$przecinki.$D$2])" office:value-type="string" office:string-value="&quot;FV&quot;: &quot;FV&quot;," calcext:value-type="string">
            <text:p>"FV": "FV",</text:p>
          </table:table-cell>
        </table:table-row>
        <table:table-row table:style-name="ro2">
          <table:table-cell table:formula="of:=[$'naglosy-edycja'.B444]" office:value-type="string" office:string-value="wwl" calcext:value-type="string">
            <text:p>wwl</text:p>
          </table:table-cell>
          <table:table-cell table:formula="of:=[$'naglosy-edycja'.C444]" office:value-type="string" office:string-value="FVL" calcext:value-type="string">
            <text:p>FVL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L" calcext:value-type="string">
            <text:p>FVL</text:p>
          </table:table-cell>
          <table:table-cell table:number-columns-repeated="2"/>
          <table:table-cell table:formula="of:=CONCATENATE([$przecinki.$A$2];[.E443];[$przecinki.$A$2];[$przecinki.$B$2];[$przecinki.$C$2];[$przecinki.$A$2];[.E443];[$przecinki.$A$2];[$przecinki.$D$2])" office:value-type="string" office:string-value="&quot;FVL&quot;: &quot;FVL&quot;," calcext:value-type="string">
            <text:p>"FVL": "FVL",</text:p>
          </table:table-cell>
        </table:table-row>
        <table:table-row table:style-name="ro2">
          <table:table-cell table:formula="of:=[$'naglosy-edycja'.B445]" office:value-type="string" office:string-value="wz" calcext:value-type="string">
            <text:p>wz</text:p>
          </table:table-cell>
          <table:table-cell table:formula="of:=[$'naglosy-edycja'.C445]" office:value-type="string" office:string-value="FS" calcext:value-type="string">
            <text:p>FS</text:p>
          </table:table-cell>
          <table:table-cell table:formula="of:=[$'naglosy-edycja'.D445]" office:value-type="string" office:string-value="XFS" calcext:value-type="string">
            <text:p>XFS</text:p>
          </table:table-cell>
          <table:table-cell table:formula="of:=[$'naglosy-edycja'.E445]" office:value-type="string" office:string-value="FZ" calcext:value-type="string">
            <text:p>FZ</text:p>
          </table:table-cell>
          <table:table-cell table:formula="of:=IF([.B444]=0;[.C444];[.B444])" office:value-type="string" office:string-value="FS" calcext:value-type="string">
            <text:p>FS</text:p>
          </table:table-cell>
          <table:table-cell table:number-columns-repeated="2"/>
          <table:table-cell table:formula="of:=CONCATENATE([$przecinki.$A$2];[.E444];[$przecinki.$A$2];[$przecinki.$B$2];[$przecinki.$C$2];[$przecinki.$A$2];[.E444];[$przecinki.$A$2];[$przecinki.$D$2])" office:value-type="string" office:string-value="&quot;FS&quot;: &quot;FS&quot;," calcext:value-type="string">
            <text:p>"FS": "FS",</text:p>
          </table:table-cell>
        </table:table-row>
        <table:table-row table:style-name="ro2">
          <table:table-cell table:formula="of:=[$'naglosy-edycja'.B446]" office:value-type="string" office:string-value="wzi" calcext:value-type="string">
            <text:p>wzi</text:p>
          </table:table-cell>
          <table:table-cell table:formula="of:=[$'naglosy-edycja'.C446]" office:value-type="float" office:value="0" calcext:value-type="float">
            <text:p>0</text:p>
          </table:table-cell>
          <table:table-cell table:formula="of:=[$'naglosy-edycja'.D446]" office:value-type="string" office:string-value="FSJ" calcext:value-type="string">
            <text:p>FSJ</text:p>
          </table:table-cell>
          <table:table-cell table:formula="of:=[$'naglosy-edycja'.E446]" office:value-type="string" office:string-value="FZJ" calcext:value-type="string">
            <text:p>FZJ</text:p>
          </table:table-cell>
          <table:table-cell table:formula="of:=IF([.B445]=0;[.C445];[.B445])" office:value-type="string" office:string-value="FSJ" calcext:value-type="string">
            <text:p>FSJ</text:p>
          </table:table-cell>
          <table:table-cell table:number-columns-repeated="2"/>
          <table:table-cell table:formula="of:=CONCATENATE([$przecinki.$A$2];[.E445];[$przecinki.$A$2];[$przecinki.$B$2];[$przecinki.$C$2];[$przecinki.$A$2];[.E445];[$przecinki.$A$2];[$przecinki.$D$2])" office:value-type="string" office:string-value="&quot;FSJ&quot;: &quot;FSJ&quot;," calcext:value-type="string">
            <text:p>"FSJ": "FSJ",</text:p>
          </table:table-cell>
        </table:table-row>
        <table:table-row table:style-name="ro2">
          <table:table-cell table:formula="of:=[$'naglosy-edycja'.B447]" office:value-type="string" office:string-value="wzb" calcext:value-type="string">
            <text:p>wzb</text:p>
          </table:table-cell>
          <table:table-cell table:formula="of:=[$'naglosy-edycja'.C447]" office:value-type="string" office:string-value="FSP" calcext:value-type="string">
            <text:p>FSP</text:p>
          </table:table-cell>
          <table:table-cell table:formula="of:=[$'naglosy-edycja'.D447]" office:value-type="string" office:string-value="XFSP" calcext:value-type="string">
            <text:p>XFSP</text:p>
          </table:table-cell>
          <table:table-cell table:formula="of:=[$'naglosy-edycja'.E447]" office:value-type="string" office:string-value="FZP" calcext:value-type="string">
            <text:p>FZP</text:p>
          </table:table-cell>
          <table:table-cell table:formula="of:=IF([.B446]=0;[.C446];[.B446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446];[$przecinki.$A$2];[$przecinki.$B$2];[$przecinki.$C$2];[$przecinki.$A$2];[.E446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448]" office:value-type="string" office:string-value="wzbi" calcext:value-type="string">
            <text:p>wzbi</text:p>
          </table:table-cell>
          <table:table-cell table:formula="of:=[$'naglosy-edycja'.C448]" office:value-type="float" office:value="0" calcext:value-type="float">
            <text:p>0</text:p>
          </table:table-cell>
          <table:table-cell table:formula="of:=[$'naglosy-edycja'.D448]" office:value-type="string" office:string-value="XFSPJ" calcext:value-type="string">
            <text:p>XFSPJ</text:p>
          </table:table-cell>
          <table:table-cell table:formula="of:=[$'naglosy-edycja'.E448]" office:value-type="float" office:value="0" calcext:value-type="float">
            <text:p>0</text:p>
          </table:table-cell>
          <table:table-cell table:formula="of:=IF([.B447]=0;[.C447];[.B447])" office:value-type="string" office:string-value="XFSPJ" calcext:value-type="string">
            <text:p>XFSPJ</text:p>
          </table:table-cell>
          <table:table-cell table:number-columns-repeated="2"/>
          <table:table-cell table:formula="of:=CONCATENATE([$przecinki.$A$2];[.E447];[$przecinki.$A$2];[$przecinki.$B$2];[$przecinki.$C$2];[$przecinki.$A$2];[.E447];[$przecinki.$A$2];[$przecinki.$D$2])" office:value-type="string" office:string-value="&quot;XFSPJ&quot;: &quot;XFSPJ&quot;," calcext:value-type="string">
            <text:p>"XFSPJ": "XFSPJ",</text:p>
          </table:table-cell>
        </table:table-row>
        <table:table-row table:style-name="ro2">
          <table:table-cell table:formula="of:=[$'naglosy-edycja'.B449]" office:value-type="string" office:string-value="wzbr" calcext:value-type="string">
            <text:p>wzbr</text:p>
          </table:table-cell>
          <table:table-cell table:formula="of:=[$'naglosy-edycja'.C449]" office:value-type="string" office:string-value="FSPR" calcext:value-type="string">
            <text:p>FSPR</text:p>
          </table:table-cell>
          <table:table-cell table:formula="of:=[$'naglosy-edycja'.D449]" office:value-type="string" office:string-value="XFSPR" calcext:value-type="string">
            <text:p>XFSPR</text:p>
          </table:table-cell>
          <table:table-cell table:formula="of:=[$'naglosy-edycja'.E449]" office:value-type="string" office:string-value="FZPR" calcext:value-type="string">
            <text:p>FZPR</text:p>
          </table:table-cell>
          <table:table-cell table:formula="of:=IF([.B448]=0;[.C448];[.B448])" office:value-type="string" office:string-value="FSPR" calcext:value-type="string">
            <text:p>FSPR</text:p>
          </table:table-cell>
          <table:table-cell table:number-columns-repeated="2"/>
          <table:table-cell table:formula="of:=CONCATENATE([$przecinki.$A$2];[.E448];[$przecinki.$A$2];[$przecinki.$B$2];[$przecinki.$C$2];[$przecinki.$A$2];[.E448];[$przecinki.$A$2];[$przecinki.$D$2])" office:value-type="string" office:string-value="&quot;FSPR&quot;: &quot;FSPR&quot;," calcext:value-type="string">
            <text:p>"FSPR": "FSPR",</text:p>
          </table:table-cell>
        </table:table-row>
        <table:table-row table:style-name="ro2">
          <table:table-cell table:formula="of:=[$'naglosy-edycja'.B450]" office:value-type="string" office:string-value="wzd" calcext:value-type="string">
            <text:p>wzd</text:p>
          </table:table-cell>
          <table:table-cell table:formula="of:=[$'naglosy-edycja'.C450]" office:value-type="string" office:string-value="FST" calcext:value-type="string">
            <text:p>FST</text:p>
          </table:table-cell>
          <table:table-cell table:formula="of:=[$'naglosy-edycja'.D450]" office:value-type="string" office:string-value="XFST" calcext:value-type="string">
            <text:p>XFST</text:p>
          </table:table-cell>
          <table:table-cell table:formula="of:=[$'naglosy-edycja'.E450]" office:value-type="string" office:string-value="FZT" calcext:value-type="string">
            <text:p>FZT</text:p>
          </table:table-cell>
          <table:table-cell table:formula="of:=IF([.B449]=0;[.C449];[.B449])" office:value-type="string" office:string-value="FST" calcext:value-type="string">
            <text:p>FST</text:p>
          </table:table-cell>
          <table:table-cell table:number-columns-repeated="2"/>
          <table:table-cell table:formula="of:=CONCATENATE([$przecinki.$A$2];[.E449];[$przecinki.$A$2];[$przecinki.$B$2];[$przecinki.$C$2];[$przecinki.$A$2];[.E449];[$przecinki.$A$2];[$przecinki.$D$2])" office:value-type="string" office:string-value="&quot;FST&quot;: &quot;FST&quot;," calcext:value-type="string">
            <text:p>"FST": "FST",</text:p>
          </table:table-cell>
        </table:table-row>
        <table:table-row table:style-name="ro2">
          <table:table-cell table:formula="of:=[$'naglosy-edycja'.B451]" office:value-type="string" office:string-value="wzdł" calcext:value-type="string">
            <text:p>wzdł</text:p>
          </table:table-cell>
          <table:table-cell table:formula="of:=[$'naglosy-edycja'.C451]" office:value-type="string" office:string-value="FSTLJ" calcext:value-type="string">
            <text:p>FSTLJ</text:p>
          </table:table-cell>
          <table:table-cell table:formula="of:=[$'naglosy-edycja'.D451]" office:value-type="string" office:string-value="XFSTLJ" calcext:value-type="string">
            <text:p>XFSTLJ</text:p>
          </table:table-cell>
          <table:table-cell table:formula="of:=[$'naglosy-edycja'.E451]" office:value-type="string" office:string-value="FZTLJ" calcext:value-type="string">
            <text:p>FZTLJ</text:p>
          </table:table-cell>
          <table:table-cell table:formula="of:=IF([.B450]=0;[.C450];[.B450])" office:value-type="string" office:string-value="FSTLJ" calcext:value-type="string">
            <text:p>FSTLJ</text:p>
          </table:table-cell>
          <table:table-cell table:number-columns-repeated="2"/>
          <table:table-cell table:formula="of:=CONCATENATE([$przecinki.$A$2];[.E450];[$przecinki.$A$2];[$przecinki.$B$2];[$przecinki.$C$2];[$przecinki.$A$2];[.E450];[$przecinki.$A$2];[$przecinki.$D$2])" office:value-type="string" office:string-value="&quot;FSTLJ&quot;: &quot;FSTLJ&quot;," calcext:value-type="string">
            <text:p>"FSTLJ": "FSTLJ",</text:p>
          </table:table-cell>
        </table:table-row>
        <table:table-row table:style-name="ro2">
          <table:table-cell table:formula="of:=[$'naglosy-edycja'.B452]" office:value-type="string" office:string-value="wzdr" calcext:value-type="string">
            <text:p>wzdr</text:p>
          </table:table-cell>
          <table:table-cell table:formula="of:=[$'naglosy-edycja'.C452]" office:value-type="string" office:string-value="FSTR" calcext:value-type="string">
            <text:p>FSTR</text:p>
          </table:table-cell>
          <table:table-cell table:formula="of:=[$'naglosy-edycja'.D452]" office:value-type="string" office:string-value="XFSTR" calcext:value-type="string">
            <text:p>XFSTR</text:p>
          </table:table-cell>
          <table:table-cell table:formula="of:=[$'naglosy-edycja'.E452]" office:value-type="string" office:string-value="FZTR" calcext:value-type="string">
            <text:p>FZTR</text:p>
          </table:table-cell>
          <table:table-cell table:formula="of:=IF([.B451]=0;[.C451];[.B451])" office:value-type="string" office:string-value="FSTR" calcext:value-type="string">
            <text:p>FSTR</text:p>
          </table:table-cell>
          <table:table-cell table:number-columns-repeated="2"/>
          <table:table-cell table:formula="of:=CONCATENATE([$przecinki.$A$2];[.E451];[$przecinki.$A$2];[$przecinki.$B$2];[$przecinki.$C$2];[$przecinki.$A$2];[.E451];[$przecinki.$A$2];[$przecinki.$D$2])" office:value-type="string" office:string-value="&quot;FSTR&quot;: &quot;FSTR&quot;," calcext:value-type="string">
            <text:p>"FSTR": "FSTR",</text:p>
          </table:table-cell>
        </table:table-row>
        <table:table-row table:style-name="ro2">
          <table:table-cell table:formula="of:=[$'naglosy-edycja'.B453]" office:value-type="string" office:string-value="wzg" calcext:value-type="string">
            <text:p>wzg</text:p>
          </table:table-cell>
          <table:table-cell table:formula="of:=[$'naglosy-edycja'.C453]" office:value-type="string" office:string-value="FSK" calcext:value-type="string">
            <text:p>FSK</text:p>
          </table:table-cell>
          <table:table-cell table:formula="of:=[$'naglosy-edycja'.D453]" office:value-type="string" office:string-value="XFSK" calcext:value-type="string">
            <text:p>XFSK</text:p>
          </table:table-cell>
          <table:table-cell table:formula="of:=[$'naglosy-edycja'.E453]" office:value-type="string" office:string-value="FZK" calcext:value-type="string">
            <text:p>FZK</text:p>
          </table:table-cell>
          <table:table-cell table:formula="of:=IF([.B452]=0;[.C452];[.B452])" office:value-type="string" office:string-value="FSK" calcext:value-type="string">
            <text:p>FSK</text:p>
          </table:table-cell>
          <table:table-cell table:number-columns-repeated="2"/>
          <table:table-cell table:formula="of:=CONCATENATE([$przecinki.$A$2];[.E452];[$przecinki.$A$2];[$przecinki.$B$2];[$przecinki.$C$2];[$przecinki.$A$2];[.E452];[$przecinki.$A$2];[$przecinki.$D$2])" office:value-type="string" office:string-value="&quot;FSK&quot;: &quot;FSK&quot;," calcext:value-type="string">
            <text:p>"FSK": "FSK",</text:p>
          </table:table-cell>
        </table:table-row>
        <table:table-row table:style-name="ro2">
          <table:table-cell table:formula="of:=[$'naglosy-edycja'.B454]" office:value-type="string" office:string-value="wzgl" calcext:value-type="string">
            <text:p>wzgl</text:p>
          </table:table-cell>
          <table:table-cell table:formula="of:=[$'naglosy-edycja'.C454]" office:value-type="string" office:string-value="FSKL" calcext:value-type="string">
            <text:p>FSKL</text:p>
          </table:table-cell>
          <table:table-cell table:formula="of:=[$'naglosy-edycja'.D454]" office:value-type="string" office:string-value="XFSKL" calcext:value-type="string">
            <text:p>XFSKL</text:p>
          </table:table-cell>
          <table:table-cell table:formula="of:=[$'naglosy-edycja'.E454]" office:value-type="string" office:string-value="FZKL" calcext:value-type="string">
            <text:p>FZKL</text:p>
          </table:table-cell>
          <table:table-cell table:formula="of:=IF([.B453]=0;[.C453];[.B453])" office:value-type="string" office:string-value="FSKL" calcext:value-type="string">
            <text:p>FSKL</text:p>
          </table:table-cell>
          <table:table-cell table:number-columns-repeated="2"/>
          <table:table-cell table:formula="of:=CONCATENATE([$przecinki.$A$2];[.E453];[$przecinki.$A$2];[$przecinki.$B$2];[$przecinki.$C$2];[$przecinki.$A$2];[.E453];[$przecinki.$A$2];[$przecinki.$D$2])" office:value-type="string" office:string-value="&quot;FSKL&quot;: &quot;FSKL&quot;," calcext:value-type="string">
            <text:p>"FSKL": "FSKL",</text:p>
          </table:table-cell>
        </table:table-row>
        <table:table-row table:style-name="ro2">
          <table:table-cell table:formula="of:=[$'naglosy-edycja'.B455]" office:value-type="string" office:string-value="wzl" calcext:value-type="string">
            <text:p>wzl</text:p>
          </table:table-cell>
          <table:table-cell table:formula="of:=[$'naglosy-edycja'.C455]" office:value-type="string" office:string-value="FSL" calcext:value-type="string">
            <text:p>FSL</text:p>
          </table:table-cell>
          <table:table-cell table:formula="of:=[$'naglosy-edycja'.D455]" office:value-type="string" office:string-value="XFSL" calcext:value-type="string">
            <text:p>XFSL</text:p>
          </table:table-cell>
          <table:table-cell table:formula="of:=[$'naglosy-edycja'.E455]" office:value-type="string" office:string-value="FZL" calcext:value-type="string">
            <text:p>FZL</text:p>
          </table:table-cell>
          <table:table-cell table:formula="of:=IF([.B454]=0;[.C454];[.B454])" office:value-type="string" office:string-value="FSL" calcext:value-type="string">
            <text:p>FSL</text:p>
          </table:table-cell>
          <table:table-cell table:number-columns-repeated="2"/>
          <table:table-cell table:formula="of:=CONCATENATE([$przecinki.$A$2];[.E454];[$przecinki.$A$2];[$przecinki.$B$2];[$przecinki.$C$2];[$przecinki.$A$2];[.E454];[$przecinki.$A$2];[$przecinki.$D$2])" office:value-type="string" office:string-value="&quot;FSL&quot;: &quot;FSL&quot;," calcext:value-type="string">
            <text:p>"FSL": "FSL",</text:p>
          </table:table-cell>
        </table:table-row>
        <table:table-row table:style-name="ro2">
          <table:table-cell table:formula="of:=[$'naglosy-edycja'.B456]" office:value-type="string" office:string-value="wzm" calcext:value-type="string">
            <text:p>wzm</text:p>
          </table:table-cell>
          <table:table-cell table:formula="of:=[$'naglosy-edycja'.C456]" office:value-type="string" office:string-value="FSTV" calcext:value-type="string">
            <text:p>FSTV</text:p>
          </table:table-cell>
          <table:table-cell table:formula="of:=[$'naglosy-edycja'.D456]" office:value-type="string" office:string-value="XFSTV" calcext:value-type="string">
            <text:p>XFSTV</text:p>
          </table:table-cell>
          <table:table-cell table:formula="of:=[$'naglosy-edycja'.E456]" office:value-type="string" office:string-value="FZTV" calcext:value-type="string">
            <text:p>FZTV</text:p>
          </table:table-cell>
          <table:table-cell table:formula="of:=IF([.B455]=0;[.C455];[.B455])" office:value-type="string" office:string-value="FSTV" calcext:value-type="string">
            <text:p>FSTV</text:p>
          </table:table-cell>
          <table:table-cell table:number-columns-repeated="2"/>
          <table:table-cell table:formula="of:=CONCATENATE([$przecinki.$A$2];[.E455];[$przecinki.$A$2];[$przecinki.$B$2];[$przecinki.$C$2];[$przecinki.$A$2];[.E455];[$przecinki.$A$2];[$przecinki.$D$2])" office:value-type="string" office:string-value="&quot;FSTV&quot;: &quot;FSTV&quot;," calcext:value-type="string">
            <text:p>"FSTV": "FSTV",</text:p>
          </table:table-cell>
        </table:table-row>
        <table:table-row table:style-name="ro2">
          <table:table-cell table:formula="of:=[$'naglosy-edycja'.B457]" office:value-type="string" office:string-value="wzn" calcext:value-type="string">
            <text:p>wzn</text:p>
          </table:table-cell>
          <table:table-cell table:formula="of:=[$'naglosy-edycja'.C457]" office:value-type="string" office:string-value="FSLR" calcext:value-type="string">
            <text:p>FSLR</text:p>
          </table:table-cell>
          <table:table-cell table:formula="of:=[$'naglosy-edycja'.D457]" office:value-type="string" office:string-value="XFSLR" calcext:value-type="string">
            <text:p>XFSLR</text:p>
          </table:table-cell>
          <table:table-cell table:formula="of:=[$'naglosy-edycja'.E457]" office:value-type="string" office:string-value="FZLR" calcext:value-type="string">
            <text:p>FZLR</text:p>
          </table:table-cell>
          <table:table-cell table:formula="of:=IF([.B456]=0;[.C456];[.B456])" office:value-type="string" office:string-value="FSLR" calcext:value-type="string">
            <text:p>FSLR</text:p>
          </table:table-cell>
          <table:table-cell table:number-columns-repeated="2"/>
          <table:table-cell table:formula="of:=CONCATENATE([$przecinki.$A$2];[.E456];[$przecinki.$A$2];[$przecinki.$B$2];[$przecinki.$C$2];[$przecinki.$A$2];[.E456];[$przecinki.$A$2];[$przecinki.$D$2])" office:value-type="string" office:string-value="&quot;FSLR&quot;: &quot;FSLR&quot;," calcext:value-type="string">
            <text:p>"FSLR": "FSLR",</text:p>
          </table:table-cell>
        </table:table-row>
        <table:table-row table:style-name="ro2">
          <table:table-cell table:formula="of:=[$'naglosy-edycja'.B458]" office:value-type="string" office:string-value="wzr" calcext:value-type="string">
            <text:p>wzr</text:p>
          </table:table-cell>
          <table:table-cell table:formula="of:=[$'naglosy-edycja'.C458]" office:value-type="string" office:string-value="FSR" calcext:value-type="string">
            <text:p>FSR</text:p>
          </table:table-cell>
          <table:table-cell table:formula="of:=[$'naglosy-edycja'.D458]" office:value-type="string" office:string-value="XFSR" calcext:value-type="string">
            <text:p>XFSR</text:p>
          </table:table-cell>
          <table:table-cell table:formula="of:=[$'naglosy-edycja'.E458]" office:value-type="string" office:string-value="FZR" calcext:value-type="string">
            <text:p>FZR</text:p>
          </table:table-cell>
          <table:table-cell table:formula="of:=IF([.B457]=0;[.C457];[.B457])" office:value-type="string" office:string-value="FSR" calcext:value-type="string">
            <text:p>FSR</text:p>
          </table:table-cell>
          <table:table-cell table:number-columns-repeated="2"/>
          <table:table-cell table:formula="of:=CONCATENATE([$przecinki.$A$2];[.E457];[$przecinki.$A$2];[$przecinki.$B$2];[$przecinki.$C$2];[$przecinki.$A$2];[.E457];[$przecinki.$A$2];[$przecinki.$D$2])" office:value-type="string" office:string-value="&quot;FSR&quot;: &quot;FSR&quot;," calcext:value-type="string">
            <text:p>"FSR": "FSR",</text:p>
          </table:table-cell>
        </table:table-row>
        <table:table-row table:style-name="ro2">
          <table:table-cell table:formula="of:=[$'naglosy-edycja'.B459]" office:value-type="string" office:string-value="wzsz" calcext:value-type="string">
            <text:p>wzsz</text:p>
          </table:table-cell>
          <table:table-cell table:formula="of:=[$'naglosy-edycja'.C459]" office:value-type="string" office:string-value="FSTP" calcext:value-type="string">
            <text:p>FSTP</text:p>
          </table:table-cell>
          <table:table-cell table:formula="of:=[$'naglosy-edycja'.D459]" office:value-type="string" office:string-value="XFZSTP" calcext:value-type="string">
            <text:p>XFZSTP</text:p>
          </table:table-cell>
          <table:table-cell table:formula="of:=[$'naglosy-edycja'.E459]" office:value-type="string" office:string-value="FZSTP" calcext:value-type="string">
            <text:p>FZSTP</text:p>
          </table:table-cell>
          <table:table-cell table:formula="of:=IF([.B458]=0;[.C458];[.B458])" office:value-type="string" office:string-value="FSTP" calcext:value-type="string">
            <text:p>FSTP</text:p>
          </table:table-cell>
          <table:table-cell table:number-columns-repeated="2"/>
          <table:table-cell table:formula="of:=CONCATENATE([$przecinki.$A$2];[.E458];[$przecinki.$A$2];[$przecinki.$B$2];[$przecinki.$C$2];[$przecinki.$A$2];[.E458];[$przecinki.$A$2];[$przecinki.$D$2])" office:value-type="string" office:string-value="&quot;FSTP&quot;: &quot;FSTP&quot;," calcext:value-type="string">
            <text:p>"FSTP": "FSTP",</text:p>
          </table:table-cell>
        </table:table-row>
        <table:table-row table:style-name="ro2">
          <table:table-cell table:formula="of:=[$'naglosy-edycja'.B460]" office:value-type="string" office:string-value="wzw" calcext:value-type="string">
            <text:p>wzw</text:p>
          </table:table-cell>
          <table:table-cell table:formula="of:=[$'naglosy-edycja'.C460]" office:value-type="string" office:string-value="FSV" calcext:value-type="string">
            <text:p>FSV</text:p>
          </table:table-cell>
          <table:table-cell table:formula="of:=[$'naglosy-edycja'.D460]" office:value-type="string" office:string-value="XFSV" calcext:value-type="string">
            <text:p>XFSV</text:p>
          </table:table-cell>
          <table:table-cell table:formula="of:=[$'naglosy-edycja'.E460]" office:value-type="string" office:string-value="FZV" calcext:value-type="string">
            <text:p>FZV</text:p>
          </table:table-cell>
          <table:table-cell table:formula="of:=IF([.B459]=0;[.C459];[.B459])" office:value-type="string" office:string-value="FSV" calcext:value-type="string">
            <text:p>FSV</text:p>
          </table:table-cell>
          <table:table-cell table:number-columns-repeated="2"/>
          <table:table-cell table:formula="of:=CONCATENATE([$przecinki.$A$2];[.E459];[$przecinki.$A$2];[$przecinki.$B$2];[$przecinki.$C$2];[$przecinki.$A$2];[.E459];[$przecinki.$A$2];[$przecinki.$D$2])" office:value-type="string" office:string-value="&quot;FSV&quot;: &quot;FSV&quot;," calcext:value-type="string">
            <text:p>"FSV": "FSV",</text:p>
          </table:table-cell>
        </table:table-row>
        <table:table-row table:style-name="ro2">
          <table:table-cell table:formula="of:=[$'naglosy-edycja'.B461]" office:value-type="string" office:string-value="wż" calcext:value-type="string">
            <text:p>wż</text:p>
          </table:table-cell>
          <table:table-cell table:formula="of:=[$'naglosy-edycja'.C461]" office:value-type="string" office:string-value="FTP" calcext:value-type="string">
            <text:p>FTP</text:p>
          </table:table-cell>
          <table:table-cell table:formula="of:=[$'naglosy-edycja'.D461]" office:value-type="string" office:string-value="XFTP" calcext:value-type="string">
            <text:p>XFTP</text:p>
          </table:table-cell>
          <table:table-cell table:formula="of:=[$'naglosy-edycja'.E461]" office:value-type="string" office:string-value="FRJ" calcext:value-type="string">
            <text:p>FRJ</text:p>
          </table:table-cell>
          <table:table-cell table:formula="of:=IF([.B460]=0;[.C460];[.B460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60];[$przecinki.$A$2];[$przecinki.$B$2];[$przecinki.$C$2];[$przecinki.$A$2];[.E460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62]" office:value-type="string" office:string-value="wżd" calcext:value-type="string">
            <text:p>wżd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TRJ" calcext:value-type="string">
            <text:p>FT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61];[$przecinki.$A$2];[$przecinki.$B$2];[$przecinki.$C$2];[$przecinki.$A$2];[.E461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63]" office:value-type="string" office:string-value="x" calcext:value-type="string">
            <text:p>x</text:p>
          </table:table-cell>
          <table:table-cell table:formula="of:=[$'naglosy-edycja'.C463]" office:value-type="float" office:value="0" calcext:value-type="float">
            <text:p>0</text:p>
          </table:table-cell>
          <table:table-cell table:formula="of:=[$'naglosy-edycja'.D463]" office:value-type="string" office:string-value="SK" calcext:value-type="string">
            <text:p>SK</text:p>
          </table:table-cell>
          <table:table-cell table:formula="of:=[$'naglosy-edycja'.E463]" office:value-type="float" office:value="0" calcext:value-type="float">
            <text:p>0</text:p>
          </table:table-cell>
          <table:table-cell table:formula="of:=IF([.B462]=0;[.C462];[.B462])" office:value-type="string" office:string-value="SK" calcext:value-type="string">
            <text:p>SK</text:p>
          </table:table-cell>
          <table:table-cell table:number-columns-repeated="2"/>
          <table:table-cell table:formula="of:=CONCATENATE([$przecinki.$A$2];[.E462];[$przecinki.$A$2];[$przecinki.$B$2];[$przecinki.$C$2];[$przecinki.$A$2];[.E462];[$przecinki.$A$2];[$przecinki.$D$2])" office:value-type="string" office:string-value="&quot;SK&quot;: &quot;SK&quot;," calcext:value-type="string">
            <text:p>"SK": "SK",</text:p>
          </table:table-cell>
        </table:table-row>
        <table:table-row table:style-name="ro2">
          <table:table-cell table:formula="of:=[$'naglosy-edycja'.B464]" office:value-type="string" office:string-value="z" calcext:value-type="string">
            <text:p>z</text:p>
          </table:table-cell>
          <table:table-cell table:formula="of:=[$'naglosy-edycja'.C464]" office:value-type="string" office:string-value="Z" calcext:value-type="string">
            <text:p>Z</text:p>
          </table:table-cell>
          <table:table-cell table:formula="of:=[$'naglosy-edycja'.D464]" office:value-type="float" office:value="0" calcext:value-type="float">
            <text:p>0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Z" calcext:value-type="string">
            <text:p>Z</text:p>
          </table:table-cell>
          <table:table-cell table:number-columns-repeated="2"/>
          <table:table-cell table:formula="of:=CONCATENATE([$przecinki.$A$2];[.E463];[$przecinki.$A$2];[$przecinki.$B$2];[$przecinki.$C$2];[$przecinki.$A$2];[.E463];[$przecinki.$A$2];[$przecinki.$D$2])" office:value-type="string" office:string-value="&quot;Z&quot;: &quot;Z&quot;," calcext:value-type="string">
            <text:p>"Z": "Z",</text:p>
          </table:table-cell>
        </table:table-row>
        <table:table-row table:style-name="ro2">
          <table:table-cell table:formula="of:=[$'naglosy-edycja'.B465]" office:value-type="string" office:string-value="zi / ź" calcext:value-type="string">
            <text:p>zi / ź</text:p>
          </table:table-cell>
          <table:table-cell table:formula="of:=[$'naglosy-edycja'.C465]" office:value-type="float" office:value="0" calcext:value-type="float">
            <text:p>0</text:p>
          </table:table-cell>
          <table:table-cell table:formula="of:=[$'naglosy-edycja'.D465]" office:value-type="string" office:string-value="ZJ / ZI" calcext:value-type="string">
            <text:p>ZJ / ZI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J / ZI" calcext:value-type="string">
            <text:p>ZJ / ZI</text:p>
          </table:table-cell>
          <table:table-cell table:number-columns-repeated="2"/>
          <table:table-cell table:formula="of:=CONCATENATE([$przecinki.$A$2];[.E464];[$przecinki.$A$2];[$przecinki.$B$2];[$przecinki.$C$2];[$przecinki.$A$2];[.E464];[$przecinki.$A$2];[$przecinki.$D$2])" office:value-type="string" office:string-value="&quot;ZJ / ZI&quot;: &quot;ZJ / ZI&quot;," calcext:value-type="string">
            <text:p>"ZJ / ZI": "ZJ / ZI",</text:p>
          </table:table-cell>
        </table:table-row>
        <table:table-row table:style-name="ro2">
          <table:table-cell table:formula="of:=[$'naglosy-edycja'.B466]" office:value-type="string" office:string-value="zb" calcext:value-type="string">
            <text:p>zb</text:p>
          </table:table-cell>
          <table:table-cell table:formula="of:=[$'naglosy-edycja'.C466]" office:value-type="string" office:string-value="XZP" calcext:value-type="string">
            <text:p>XZP</text:p>
          </table:table-cell>
          <table:table-cell table:formula="of:=[$'naglosy-edycja'.D466]" office:value-type="float" office:value="0" calcext:value-type="float">
            <text:p>0</text:p>
          </table:table-cell>
          <table:table-cell table:formula="of:=[$'naglosy-edycja'.E466]" office:value-type="float" office:value="0" calcext:value-type="float">
            <text:p>0</text:p>
          </table:table-cell>
          <table:table-cell table:formula="of:=IF([.B465]=0;[.C465];[.B465])" office:value-type="string" office:string-value="XZP" calcext:value-type="string">
            <text:p>XZP</text:p>
          </table:table-cell>
          <table:table-cell table:number-columns-repeated="2"/>
          <table:table-cell table:formula="of:=CONCATENATE([$przecinki.$A$2];[.E465];[$przecinki.$A$2];[$przecinki.$B$2];[$przecinki.$C$2];[$przecinki.$A$2];[.E465];[$przecinki.$A$2];[$przecinki.$D$2])" office:value-type="string" office:string-value="&quot;XZP&quot;: &quot;XZP&quot;," calcext:value-type="string">
            <text:p>"XZP": "XZP",</text:p>
          </table:table-cell>
        </table:table-row>
        <table:table-row table:style-name="ro2">
          <table:table-cell table:formula="of:=[$'naglosy-edycja'.B467]" office:value-type="string" office:string-value="zbl" calcext:value-type="string">
            <text:p>zbl</text:p>
          </table:table-cell>
          <table:table-cell table:formula="of:=[$'naglosy-edycja'.C467]" office:value-type="string" office:string-value="ZPL" calcext:value-type="string">
            <text:p>ZPL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ZPL" calcext:value-type="string">
            <text:p>ZPL</text:p>
          </table:table-cell>
          <table:table-cell table:number-columns-repeated="2"/>
          <table:table-cell table:formula="of:=CONCATENATE([$przecinki.$A$2];[.E466];[$przecinki.$A$2];[$przecinki.$B$2];[$przecinki.$C$2];[$przecinki.$A$2];[.E466];[$przecinki.$A$2];[$przecinki.$D$2])" office:value-type="string" office:string-value="&quot;ZPL&quot;: &quot;ZPL&quot;," calcext:value-type="string">
            <text:p>"ZPL": "ZPL",</text:p>
          </table:table-cell>
        </table:table-row>
        <table:table-row table:style-name="ro2">
          <table:table-cell table:formula="of:=[$'naglosy-edycja'.B468]" office:value-type="string" office:string-value="zbł" calcext:value-type="string">
            <text:p>zbł</text:p>
          </table:table-cell>
          <table:table-cell table:formula="of:=[$'naglosy-edycja'.C468]" office:value-type="string" office:string-value="ZPLJ" calcext:value-type="string">
            <text:p>ZPLJ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J" calcext:value-type="string">
            <text:p>ZPLJ</text:p>
          </table:table-cell>
          <table:table-cell table:number-columns-repeated="2"/>
          <table:table-cell table:formula="of:=CONCATENATE([$przecinki.$A$2];[.E467];[$przecinki.$A$2];[$przecinki.$B$2];[$przecinki.$C$2];[$przecinki.$A$2];[.E467];[$przecinki.$A$2];[$przecinki.$D$2])" office:value-type="string" office:string-value="&quot;ZPLJ&quot;: &quot;ZPLJ&quot;," calcext:value-type="string">
            <text:p>"ZPLJ": "ZPLJ",</text:p>
          </table:table-cell>
        </table:table-row>
        <table:table-row table:style-name="ro2">
          <table:table-cell table:formula="of:=[$'naglosy-edycja'.B469]" office:value-type="string" office:string-value="zbr" calcext:value-type="string">
            <text:p>zbr</text:p>
          </table:table-cell>
          <table:table-cell table:formula="of:=[$'naglosy-edycja'.C469]" office:value-type="string" office:string-value="ZPR" calcext:value-type="string">
            <text:p>ZPR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R" calcext:value-type="string">
            <text:p>ZPR</text:p>
          </table:table-cell>
          <table:table-cell table:number-columns-repeated="2"/>
          <table:table-cell table:formula="of:=CONCATENATE([$przecinki.$A$2];[.E468];[$przecinki.$A$2];[$przecinki.$B$2];[$przecinki.$C$2];[$przecinki.$A$2];[.E468];[$przecinki.$A$2];[$przecinki.$D$2])" office:value-type="string" office:string-value="&quot;ZPR&quot;: &quot;ZPR&quot;," calcext:value-type="string">
            <text:p>"ZPR": "ZPR",</text:p>
          </table:table-cell>
        </table:table-row>
        <table:table-row table:style-name="ro2">
          <table:table-cell table:formula="of:=[$'naglosy-edycja'.B470]" office:value-type="string" office:string-value="zbrz" calcext:value-type="string">
            <text:p>zbrz</text:p>
          </table:table-cell>
          <table:table-cell table:formula="of:=[$'naglosy-edycja'.C470]" office:value-type="string" office:string-value="ZPRJ" calcext:value-type="string">
            <text:p>ZPRJ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J" calcext:value-type="string">
            <text:p>ZPRJ</text:p>
          </table:table-cell>
          <table:table-cell table:number-columns-repeated="2"/>
          <table:table-cell table:formula="of:=CONCATENATE([$przecinki.$A$2];[.E469];[$przecinki.$A$2];[$przecinki.$B$2];[$przecinki.$C$2];[$przecinki.$A$2];[.E469];[$przecinki.$A$2];[$przecinki.$D$2])" office:value-type="string" office:string-value="&quot;ZPRJ&quot;: &quot;ZPRJ&quot;," calcext:value-type="string">
            <text:p>"ZPRJ": "ZPRJ",</text:p>
          </table:table-cell>
        </table:table-row>
        <table:table-row table:style-name="ro2">
          <table:table-cell table:formula="of:=[$'naglosy-edycja'.B471]" office:value-type="string" office:string-value="zbz" calcext:value-type="string">
            <text:p>zbz</text:p>
          </table:table-cell>
          <table:table-cell table:formula="of:=[$'naglosy-edycja'.C471]" office:value-type="string" office:string-value="ZSP" calcext:value-type="string">
            <text:p>ZSP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SP" calcext:value-type="string">
            <text:p>ZSP</text:p>
          </table:table-cell>
          <table:table-cell table:number-columns-repeated="2"/>
          <table:table-cell table:formula="of:=CONCATENATE([$przecinki.$A$2];[.E470];[$przecinki.$A$2];[$przecinki.$B$2];[$przecinki.$C$2];[$przecinki.$A$2];[.E470];[$przecinki.$A$2];[$przecinki.$D$2])" office:value-type="string" office:string-value="&quot;ZSP&quot;: &quot;ZSP&quot;," calcext:value-type="string">
            <text:p>"ZSP": "ZSP",</text:p>
          </table:table-cell>
        </table:table-row>
        <table:table-row table:style-name="ro2">
          <table:table-cell table:formula="of:=[$'naglosy-edycja'.B472]" office:value-type="string" office:string-value="zbzi" calcext:value-type="string">
            <text:p>zbzi</text:p>
          </table:table-cell>
          <table:table-cell table:formula="of:=[$'naglosy-edycja'.C472]" office:value-type="float" office:value="0" calcext:value-type="float">
            <text:p>0</text:p>
          </table:table-cell>
          <table:table-cell table:formula="of:=[$'naglosy-edycja'.D472]" office:value-type="string" office:string-value="ZSPJ" calcext:value-type="string">
            <text:p>ZSPJ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J" calcext:value-type="string">
            <text:p>ZSPJ</text:p>
          </table:table-cell>
          <table:table-cell table:number-columns-repeated="2"/>
          <table:table-cell table:formula="of:=CONCATENATE([$przecinki.$A$2];[.E471];[$przecinki.$A$2];[$przecinki.$B$2];[$przecinki.$C$2];[$przecinki.$A$2];[.E471];[$przecinki.$A$2];[$przecinki.$D$2])" office:value-type="string" office:string-value="&quot;ZSPJ&quot;: &quot;ZSPJ&quot;," calcext:value-type="string">
            <text:p>"ZSPJ": "ZSPJ",</text:p>
          </table:table-cell>
        </table:table-row>
        <table:table-row table:style-name="ro2">
          <table:table-cell table:formula="of:=[$'naglosy-edycja'.B473]" office:value-type="string" office:string-value="zd" calcext:value-type="string">
            <text:p>zd</text:p>
          </table:table-cell>
          <table:table-cell table:formula="of:=[$'naglosy-edycja'.C473]" office:value-type="string" office:string-value="XZT" calcext:value-type="string">
            <text:p>XZT</text:p>
          </table:table-cell>
          <table:table-cell table:formula="of:=[$'naglosy-edycja'.D473]" office:value-type="float" office:value="0" calcext:value-type="float">
            <text:p>0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XZT" calcext:value-type="string">
            <text:p>XZT</text:p>
          </table:table-cell>
          <table:table-cell table:number-columns-repeated="2"/>
          <table:table-cell table:formula="of:=CONCATENATE([$przecinki.$A$2];[.E472];[$przecinki.$A$2];[$przecinki.$B$2];[$przecinki.$C$2];[$przecinki.$A$2];[.E472];[$przecinki.$A$2];[$przecinki.$D$2])" office:value-type="string" office:string-value="&quot;XZT&quot;: &quot;XZT&quot;," calcext:value-type="string">
            <text:p>"XZT": "XZT",</text:p>
          </table:table-cell>
        </table:table-row>
        <table:table-row table:style-name="ro2">
          <table:table-cell table:formula="of:=[$'naglosy-edycja'.B474]" office:value-type="string" office:string-value="zdj" calcext:value-type="string">
            <text:p>zdj</text:p>
          </table:table-cell>
          <table:table-cell table:formula="of:=[$'naglosy-edycja'.C474]" office:value-type="string" office:string-value="XZTJ" calcext:value-type="string">
            <text:p>XZTJ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J" calcext:value-type="string">
            <text:p>XZTJ</text:p>
          </table:table-cell>
          <table:table-cell table:number-columns-repeated="2"/>
          <table:table-cell table:formula="of:=CONCATENATE([$przecinki.$A$2];[.E473];[$przecinki.$A$2];[$przecinki.$B$2];[$przecinki.$C$2];[$przecinki.$A$2];[.E473];[$przecinki.$A$2];[$przecinki.$D$2])" office:value-type="string" office:string-value="&quot;XZTJ&quot;: &quot;XZTJ&quot;," calcext:value-type="string">
            <text:p>"XZTJ": "XZTJ",</text:p>
          </table:table-cell>
        </table:table-row>
        <table:table-row table:style-name="ro2">
          <table:table-cell table:formula="of:=[$'naglosy-edycja'.B475]" office:value-type="string" office:string-value="zdł" calcext:value-type="string">
            <text:p>zdł</text:p>
          </table:table-cell>
          <table:table-cell table:formula="of:=[$'naglosy-edycja'.C475]" office:value-type="float" office:value="0" calcext:value-type="float">
            <text:p>0</text:p>
          </table:table-cell>
          <table:table-cell table:formula="of:=[$'naglosy-edycja'.D475]" office:value-type="string" office:string-value="ZTLJ" calcext:value-type="string">
            <text:p>ZTLJ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ZTLJ" calcext:value-type="string">
            <text:p>ZTLJ</text:p>
          </table:table-cell>
          <table:table-cell table:number-columns-repeated="2"/>
          <table:table-cell table:formula="of:=CONCATENATE([$przecinki.$A$2];[.E474];[$przecinki.$A$2];[$przecinki.$B$2];[$przecinki.$C$2];[$przecinki.$A$2];[.E474];[$przecinki.$A$2];[$przecinki.$D$2])" office:value-type="string" office:string-value="&quot;ZTLJ&quot;: &quot;ZTLJ&quot;," calcext:value-type="string">
            <text:p>"ZTLJ": "ZTLJ",</text:p>
          </table:table-cell>
        </table:table-row>
        <table:table-row table:style-name="ro2">
          <table:table-cell table:formula="of:=[$'naglosy-edycja'.B476]" office:value-type="string" office:string-value="zdm" calcext:value-type="string">
            <text:p>zdm</text:p>
          </table:table-cell>
          <table:table-cell table:formula="of:=[$'naglosy-edycja'.C476]" office:value-type="string" office:string-value="XZTV" calcext:value-type="string">
            <text:p>XZTV</text:p>
          </table:table-cell>
          <table:table-cell table:formula="of:=[$'naglosy-edycja'.D476]" office:value-type="float" office:value="0" calcext:value-type="float">
            <text:p>0</text:p>
          </table:table-cell>
          <table:table-cell table:formula="of:=[$'naglosy-edycja'.E476]" office:value-type="string" office:string-value="ZTV" calcext:value-type="string">
            <text:p>ZTV</text:p>
          </table:table-cell>
          <table:table-cell table:formula="of:=IF([.B475]=0;[.C475];[.B475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475];[$przecinki.$A$2];[$przecinki.$B$2];[$przecinki.$C$2];[$przecinki.$A$2];[.E475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477]" office:value-type="string" office:string-value="zdr" calcext:value-type="string">
            <text:p>zdr</text:p>
          </table:table-cell>
          <table:table-cell table:formula="of:=[$'naglosy-edycja'.C477]" office:value-type="string" office:string-value="XZTR" calcext:value-type="string">
            <text:p>XZTR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R" calcext:value-type="string">
            <text:p>ZTR</text:p>
          </table:table-cell>
          <table:table-cell table:formula="of:=IF([.B476]=0;[.C476];[.B476])" office:value-type="string" office:string-value="XZTR" calcext:value-type="string">
            <text:p>XZTR</text:p>
          </table:table-cell>
          <table:table-cell table:number-columns-repeated="2"/>
          <table:table-cell table:formula="of:=CONCATENATE([$przecinki.$A$2];[.E476];[$przecinki.$A$2];[$przecinki.$B$2];[$przecinki.$C$2];[$przecinki.$A$2];[.E476];[$przecinki.$A$2];[$przecinki.$D$2])" office:value-type="string" office:string-value="&quot;XZTR&quot;: &quot;XZTR&quot;," calcext:value-type="string">
            <text:p>"XZTR": "XZTR",</text:p>
          </table:table-cell>
        </table:table-row>
        <table:table-row table:style-name="ro2">
          <table:table-cell table:formula="of:=[$'naglosy-edycja'.B478]" office:value-type="string" office:string-value="zdrz" calcext:value-type="string">
            <text:p>zdrz</text:p>
          </table:table-cell>
          <table:table-cell table:formula="of:=[$'naglosy-edycja'.C478]" office:value-type="string" office:string-value="XZTRJ" calcext:value-type="string">
            <text:p>XZTRJ</text:p>
          </table:table-cell>
          <table:table-cell table:formula="of:=[$'naglosy-edycja'.D478]" office:value-type="string" office:string-value="ZTRJ" calcext:value-type="string">
            <text:p>ZTRJ</text:p>
          </table:table-cell>
          <table:table-cell table:formula="of:=[$'naglosy-edycja'.E478]" office:value-type="string" office:string-value="ZTRJ" calcext:value-type="string">
            <text:p>ZTRJ</text:p>
          </table:table-cell>
          <table:table-cell table:formula="of:=IF([.B477]=0;[.C477];[.B477])" office:value-type="string" office:string-value="XZTRJ" calcext:value-type="string">
            <text:p>XZTRJ</text:p>
          </table:table-cell>
          <table:table-cell table:number-columns-repeated="2"/>
          <table:table-cell table:formula="of:=CONCATENATE([$przecinki.$A$2];[.E477];[$przecinki.$A$2];[$przecinki.$B$2];[$przecinki.$C$2];[$przecinki.$A$2];[.E477];[$przecinki.$A$2];[$przecinki.$D$2])" office:value-type="string" office:string-value="&quot;XZTRJ&quot;: &quot;XZTRJ&quot;," calcext:value-type="string">
            <text:p>"XZTRJ": "XZTRJ",</text:p>
          </table:table-cell>
        </table:table-row>
        <table:table-row table:style-name="ro2">
          <table:table-cell table:formula="of:=[$'naglosy-edycja'.B479]" office:value-type="string" office:string-value="zdw" calcext:value-type="string">
            <text:p>zdw</text:p>
          </table:table-cell>
          <table:table-cell table:formula="of:=[$'naglosy-edycja'.C479]" office:value-type="string" office:string-value="XZTV" calcext:value-type="string">
            <text:p>XZTV</text:p>
          </table:table-cell>
          <table:table-cell table:formula="of:=[$'naglosy-edycja'.D479]" office:value-type="float" office:value="0" calcext:value-type="float">
            <text:p>0</text:p>
          </table:table-cell>
          <table:table-cell table:formula="of:=[$'naglosy-edycja'.E479]" office:value-type="string" office:string-value="ZTV" calcext:value-type="string">
            <text:p>ZTV</text:p>
          </table:table-cell>
          <table:table-cell table:formula="of:=IF([.B478]=0;[.C478];[.B478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478];[$przecinki.$A$2];[$przecinki.$B$2];[$przecinki.$C$2];[$przecinki.$A$2];[.E478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480]" office:value-type="string" office:string-value="zdz" calcext:value-type="string">
            <text:p>zdz</text:p>
          </table:table-cell>
          <table:table-cell table:formula="of:=[$'naglosy-edycja'.C480]" office:value-type="string" office:string-value="ZST" calcext:value-type="string">
            <text:p>ZST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float" office:value="0" calcext:value-type="float">
            <text:p>0</text:p>
          </table:table-cell>
          <table:table-cell table:formula="of:=IF([.B479]=0;[.C479];[.B479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479];[$przecinki.$A$2];[$przecinki.$B$2];[$przecinki.$C$2];[$przecinki.$A$2];[.E479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481]" office:value-type="string" office:string-value="zdzi" calcext:value-type="string">
            <text:p>zdzi</text:p>
          </table:table-cell>
          <table:table-cell table:formula="of:=[$'naglosy-edycja'.C481]" office:value-type="float" office:value="0" calcext:value-type="float">
            <text:p>0</text:p>
          </table:table-cell>
          <table:table-cell table:formula="of:=[$'naglosy-edycja'.D481]" office:value-type="string" office:string-value="ZSTJ" calcext:value-type="string">
            <text:p>ZSTJ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J" calcext:value-type="string">
            <text:p>ZSTJ</text:p>
          </table:table-cell>
          <table:table-cell table:number-columns-repeated="2"/>
          <table:table-cell table:formula="of:=CONCATENATE([$przecinki.$A$2];[.E480];[$przecinki.$A$2];[$przecinki.$B$2];[$przecinki.$C$2];[$przecinki.$A$2];[.E480];[$przecinki.$A$2];[$przecinki.$D$2])" office:value-type="string" office:string-value="&quot;ZSTJ&quot;: &quot;ZSTJ&quot;," calcext:value-type="string">
            <text:p>"ZSTJ": "ZSTJ",</text:p>
          </table:table-cell>
        </table:table-row>
        <table:table-row table:style-name="ro2">
          <table:table-cell table:formula="of:=[$'naglosy-edycja'.B482]" office:value-type="string" office:string-value="zdzw" calcext:value-type="string">
            <text:p>zdzw</text:p>
          </table:table-cell>
          <table:table-cell table:formula="of:=[$'naglosy-edycja'.C482]" office:value-type="string" office:string-value="ZSTV" calcext:value-type="string">
            <text:p>ZSTV</text:p>
          </table:table-cell>
          <table:table-cell table:formula="of:=[$'naglosy-edycja'.D482]" office:value-type="float" office:value="0" calcext:value-type="float">
            <text:p>0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V" calcext:value-type="string">
            <text:p>ZSTV</text:p>
          </table:table-cell>
          <table:table-cell table:number-columns-repeated="2"/>
          <table:table-cell table:formula="of:=CONCATENATE([$przecinki.$A$2];[.E481];[$przecinki.$A$2];[$przecinki.$B$2];[$przecinki.$C$2];[$przecinki.$A$2];[.E481];[$przecinki.$A$2];[$przecinki.$D$2])" office:value-type="string" office:string-value="&quot;ZSTV&quot;: &quot;ZSTV&quot;," calcext:value-type="string">
            <text:p>"ZSTV": "ZSTV",</text:p>
          </table:table-cell>
        </table:table-row>
        <table:table-row table:style-name="ro2">
          <table:table-cell table:formula="of:=[$'naglosy-edycja'.B483]" office:value-type="string" office:string-value="zdźw" calcext:value-type="string">
            <text:p>zdź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number-columns-repeated="2"/>
          <table:table-cell table:formula="of:=CONCATENATE([$przecinki.$A$2];[.E482];[$przecinki.$A$2];[$przecinki.$B$2];[$przecinki.$C$2];[$przecinki.$A$2];[.E482];[$przecinki.$A$2];[$przecinki.$D$2])" office:value-type="string" office:string-value="&quot;ZSTV&quot;: &quot;ZSTV&quot;," calcext:value-type="string">
            <text:p>"ZSTV": "ZSTV",</text:p>
          </table:table-cell>
        </table:table-row>
        <table:table-row table:style-name="ro2">
          <table:table-cell table:formula="of:=[$'naglosy-edycja'.B484]" office:value-type="string" office:string-value="zdż" calcext:value-type="string">
            <text:p>zdż</text:p>
          </table:table-cell>
          <table:table-cell table:formula="of:=[$'naglosy-edycja'.C484]" office:value-type="string" office:string-value="ZTRJ" calcext:value-type="string">
            <text:p>ZTRJ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TRJ" calcext:value-type="string">
            <text:p>ZTRJ</text:p>
          </table:table-cell>
          <table:table-cell table:number-columns-repeated="2"/>
          <table:table-cell table:formula="of:=CONCATENATE([$przecinki.$A$2];[.E483];[$przecinki.$A$2];[$przecinki.$B$2];[$przecinki.$C$2];[$przecinki.$A$2];[.E483];[$przecinki.$A$2];[$przecinki.$D$2])" office:value-type="string" office:string-value="&quot;ZTRJ&quot;: &quot;ZTRJ&quot;," calcext:value-type="string">
            <text:p>"ZTRJ": "ZTRJ",</text:p>
          </table:table-cell>
        </table:table-row>
        <table:table-row table:style-name="ro2">
          <table:table-cell table:formula="of:=[$'naglosy-edycja'.B485]" office:value-type="string" office:string-value="zg" calcext:value-type="string">
            <text:p>zg</text:p>
          </table:table-cell>
          <table:table-cell table:formula="of:=[$'naglosy-edycja'.C485]" office:value-type="string" office:string-value="XZK" calcext:value-type="string">
            <text:p>XZK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484];[$przecinki.$A$2];[$przecinki.$B$2];[$przecinki.$C$2];[$przecinki.$A$2];[.E484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486]" office:value-type="string" office:string-value="zgb" calcext:value-type="string">
            <text:p>zgb</text:p>
          </table:table-cell>
          <table:table-cell table:formula="of:=[$'naglosy-edycja'.C486]" office:value-type="string" office:string-value="ZKP" calcext:value-type="string">
            <text:p>ZKP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ZKP" calcext:value-type="string">
            <text:p>ZKP</text:p>
          </table:table-cell>
          <table:table-cell table:number-columns-repeated="2"/>
          <table:table-cell table:formula="of:=CONCATENATE([$przecinki.$A$2];[.E485];[$przecinki.$A$2];[$przecinki.$B$2];[$przecinki.$C$2];[$przecinki.$A$2];[.E485];[$przecinki.$A$2];[$przecinki.$D$2])" office:value-type="string" office:string-value="&quot;ZKP&quot;: &quot;ZKP&quot;," calcext:value-type="string">
            <text:p>"ZKP": "ZKP",</text:p>
          </table:table-cell>
        </table:table-row>
        <table:table-row table:style-name="ro2">
          <table:table-cell table:formula="of:=[$'naglosy-edycja'.B487]" office:value-type="string" office:string-value="zgl" calcext:value-type="string">
            <text:p>zgl</text:p>
          </table:table-cell>
          <table:table-cell table:formula="of:=[$'naglosy-edycja'.C487]" office:value-type="string" office:string-value="ZKL" calcext:value-type="string">
            <text:p>ZKL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L" calcext:value-type="string">
            <text:p>ZKL</text:p>
          </table:table-cell>
          <table:table-cell table:number-columns-repeated="2"/>
          <table:table-cell table:formula="of:=CONCATENATE([$przecinki.$A$2];[.E486];[$przecinki.$A$2];[$przecinki.$B$2];[$przecinki.$C$2];[$przecinki.$A$2];[.E486];[$przecinki.$A$2];[$przecinki.$D$2])" office:value-type="string" office:string-value="&quot;ZKL&quot;: &quot;ZKL&quot;," calcext:value-type="string">
            <text:p>"ZKL": "ZKL",</text:p>
          </table:table-cell>
        </table:table-row>
        <table:table-row table:style-name="ro2">
          <table:table-cell table:formula="of:=[$'naglosy-edycja'.B488]" office:value-type="string" office:string-value="zgł" calcext:value-type="string">
            <text:p>zgł</text:p>
          </table:table-cell>
          <table:table-cell table:formula="of:=[$'naglosy-edycja'.C488]" office:value-type="string" office:string-value="ZKLJ" calcext:value-type="string">
            <text:p>ZKLJ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J" calcext:value-type="string">
            <text:p>ZKLJ</text:p>
          </table:table-cell>
          <table:table-cell table:number-columns-repeated="2"/>
          <table:table-cell table:formula="of:=CONCATENATE([$przecinki.$A$2];[.E487];[$przecinki.$A$2];[$przecinki.$B$2];[$przecinki.$C$2];[$przecinki.$A$2];[.E487];[$przecinki.$A$2];[$przecinki.$D$2])" office:value-type="string" office:string-value="&quot;ZKLJ&quot;: &quot;ZKLJ&quot;," calcext:value-type="string">
            <text:p>"ZKLJ": "ZKLJ",</text:p>
          </table:table-cell>
        </table:table-row>
        <table:table-row table:style-name="ro2">
          <table:table-cell table:formula="of:=[$'naglosy-edycja'.B489]" office:value-type="string" office:string-value="zgn" calcext:value-type="string">
            <text:p>zgn</text:p>
          </table:table-cell>
          <table:table-cell table:formula="of:=[$'naglosy-edycja'.C489]" office:value-type="string" office:string-value="ZKLR" calcext:value-type="string">
            <text:p>ZKLR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R" calcext:value-type="string">
            <text:p>ZKLR</text:p>
          </table:table-cell>
          <table:table-cell table:number-columns-repeated="2"/>
          <table:table-cell table:formula="of:=CONCATENATE([$przecinki.$A$2];[.E488];[$przecinki.$A$2];[$przecinki.$B$2];[$przecinki.$C$2];[$przecinki.$A$2];[.E488];[$przecinki.$A$2];[$przecinki.$D$2])" office:value-type="string" office:string-value="&quot;ZKLR&quot;: &quot;ZKLR&quot;," calcext:value-type="string">
            <text:p>"ZKLR": "ZKLR",</text:p>
          </table:table-cell>
        </table:table-row>
        <table:table-row table:style-name="ro2">
          <table:table-cell table:formula="of:=[$'naglosy-edycja'.B490]" office:value-type="string" office:string-value="zgr" calcext:value-type="string">
            <text:p>zgr</text:p>
          </table:table-cell>
          <table:table-cell table:formula="of:=[$'naglosy-edycja'.C490]" office:value-type="string" office:string-value="ZKR" calcext:value-type="string">
            <text:p>ZK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R" calcext:value-type="string">
            <text:p>ZKR</text:p>
          </table:table-cell>
          <table:table-cell table:number-columns-repeated="2"/>
          <table:table-cell table:formula="of:=CONCATENATE([$przecinki.$A$2];[.E489];[$przecinki.$A$2];[$przecinki.$B$2];[$przecinki.$C$2];[$przecinki.$A$2];[.E489];[$przecinki.$A$2];[$przecinki.$D$2])" office:value-type="string" office:string-value="&quot;ZKR&quot;: &quot;ZKR&quot;," calcext:value-type="string">
            <text:p>"ZKR": "ZKR",</text:p>
          </table:table-cell>
        </table:table-row>
        <table:table-row table:style-name="ro2">
          <table:table-cell table:formula="of:=[$'naglosy-edycja'.B491]" office:value-type="string" office:string-value="zgrz" calcext:value-type="string">
            <text:p>zgrz</text:p>
          </table:table-cell>
          <table:table-cell table:formula="of:=[$'naglosy-edycja'.C491]" office:value-type="string" office:string-value="ZKRJ" calcext:value-type="string">
            <text:p>ZKRJ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J" calcext:value-type="string">
            <text:p>ZKRJ</text:p>
          </table:table-cell>
          <table:table-cell table:number-columns-repeated="2"/>
          <table:table-cell table:formula="of:=CONCATENATE([$przecinki.$A$2];[.E490];[$przecinki.$A$2];[$przecinki.$B$2];[$przecinki.$C$2];[$przecinki.$A$2];[.E490];[$przecinki.$A$2];[$przecinki.$D$2])" office:value-type="string" office:string-value="&quot;ZKRJ&quot;: &quot;ZKRJ&quot;," calcext:value-type="string">
            <text:p>"ZKRJ": "ZKRJ",</text:p>
          </table:table-cell>
        </table:table-row>
        <table:table-row table:style-name="ro2">
          <table:table-cell table:formula="of:=[$'naglosy-edycja'.B492]" office:value-type="string" office:string-value="zgw" calcext:value-type="string">
            <text:p>zgw</text:p>
          </table:table-cell>
          <table:table-cell table:formula="of:=[$'naglosy-edycja'.C492]" office:value-type="string" office:string-value="ZKV" calcext:value-type="string">
            <text:p>ZKV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V" calcext:value-type="string">
            <text:p>ZKV</text:p>
          </table:table-cell>
          <table:table-cell table:number-columns-repeated="2"/>
          <table:table-cell table:formula="of:=CONCATENATE([$przecinki.$A$2];[.E491];[$przecinki.$A$2];[$przecinki.$B$2];[$przecinki.$C$2];[$przecinki.$A$2];[.E491];[$przecinki.$A$2];[$przecinki.$D$2])" office:value-type="string" office:string-value="&quot;ZKV&quot;: &quot;ZKV&quot;," calcext:value-type="string">
            <text:p>"ZKV": "ZKV",</text:p>
          </table:table-cell>
        </table:table-row>
        <table:table-row table:style-name="ro2">
          <table:table-cell table:formula="of:=[$'naglosy-edycja'.B493]" office:value-type="string" office:string-value="zh" calcext:value-type="string">
            <text:p>zh</text:p>
          </table:table-cell>
          <table:table-cell table:formula="of:=[$'naglosy-edycja'.C493]" office:value-type="string" office:string-value="ZKT" calcext:value-type="string">
            <text:p>ZKT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492];[$przecinki.$A$2];[$przecinki.$B$2];[$przecinki.$C$2];[$przecinki.$A$2];[.E492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494]" office:value-type="string" office:string-value="zj" calcext:value-type="string">
            <text:p>zj</text:p>
          </table:table-cell>
          <table:table-cell table:formula="of:=[$'naglosy-edycja'.C494]" office:value-type="string" office:string-value="ZJ" calcext:value-type="string">
            <text:p>ZJ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J" calcext:value-type="string">
            <text:p>ZJ</text:p>
          </table:table-cell>
          <table:table-cell table:number-columns-repeated="2"/>
          <table:table-cell table:formula="of:=CONCATENATE([$przecinki.$A$2];[.E493];[$przecinki.$A$2];[$przecinki.$B$2];[$przecinki.$C$2];[$przecinki.$A$2];[.E493];[$przecinki.$A$2];[$przecinki.$D$2])" office:value-type="string" office:string-value="&quot;ZJ&quot;: &quot;ZJ&quot;," calcext:value-type="string">
            <text:p>"ZJ": "ZJ",</text:p>
          </table:table-cell>
        </table:table-row>
        <table:table-row table:style-name="ro2">
          <table:table-cell table:formula="of:=[$'naglosy-edycja'.B495]" office:value-type="string" office:string-value="zl" calcext:value-type="string">
            <text:p>zl</text:p>
          </table:table-cell>
          <table:table-cell table:formula="of:=[$'naglosy-edycja'.C495]" office:value-type="string" office:string-value="ZL" calcext:value-type="string">
            <text:p>ZL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L" calcext:value-type="string">
            <text:p>ZL</text:p>
          </table:table-cell>
          <table:table-cell table:number-columns-repeated="2"/>
          <table:table-cell table:formula="of:=CONCATENATE([$przecinki.$A$2];[.E494];[$przecinki.$A$2];[$przecinki.$B$2];[$przecinki.$C$2];[$przecinki.$A$2];[.E494];[$przecinki.$A$2];[$przecinki.$D$2])" office:value-type="string" office:string-value="&quot;ZL&quot;: &quot;ZL&quot;," calcext:value-type="string">
            <text:p>"ZL": "ZL",</text:p>
          </table:table-cell>
        </table:table-row>
        <table:table-row table:style-name="ro2">
          <table:table-cell table:formula="of:=[$'naglosy-edycja'.B496]" office:value-type="string" office:string-value="zł" calcext:value-type="string">
            <text:p>zł</text:p>
          </table:table-cell>
          <table:table-cell table:formula="of:=[$'naglosy-edycja'.C496]" office:value-type="string" office:string-value="ZLJ" calcext:value-type="string">
            <text:p>ZLJ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J" calcext:value-type="string">
            <text:p>ZLJ</text:p>
          </table:table-cell>
          <table:table-cell table:number-columns-repeated="2"/>
          <table:table-cell table:formula="of:=CONCATENATE([$przecinki.$A$2];[.E495];[$przecinki.$A$2];[$przecinki.$B$2];[$przecinki.$C$2];[$przecinki.$A$2];[.E495];[$przecinki.$A$2];[$przecinki.$D$2])" office:value-type="string" office:string-value="&quot;ZLJ&quot;: &quot;ZLJ&quot;," calcext:value-type="string">
            <text:p>"ZLJ": "ZLJ",</text:p>
          </table:table-cell>
        </table:table-row>
        <table:table-row table:style-name="ro2">
          <table:table-cell table:formula="of:=[$'naglosy-edycja'.B497]" office:value-type="string" office:string-value="zm" calcext:value-type="string">
            <text:p>zm</text:p>
          </table:table-cell>
          <table:table-cell table:formula="of:=[$'naglosy-edycja'.C497]" office:value-type="string" office:string-value="ZTV" calcext:value-type="string">
            <text:p>ZTV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496];[$przecinki.$A$2];[$przecinki.$B$2];[$przecinki.$C$2];[$przecinki.$A$2];[.E496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498]" office:value-type="string" office:string-value="zmł" calcext:value-type="string">
            <text:p>zmł</text:p>
          </table:table-cell>
          <table:table-cell table:formula="of:=[$'naglosy-edycja'.C498]" office:value-type="string" office:string-value="ZTVLJ" calcext:value-type="string">
            <text:p>ZTVLJ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LJ" calcext:value-type="string">
            <text:p>ZTVLJ</text:p>
          </table:table-cell>
          <table:table-cell table:number-columns-repeated="2"/>
          <table:table-cell table:formula="of:=CONCATENATE([$przecinki.$A$2];[.E497];[$przecinki.$A$2];[$przecinki.$B$2];[$przecinki.$C$2];[$przecinki.$A$2];[.E497];[$przecinki.$A$2];[$przecinki.$D$2])" office:value-type="string" office:string-value="&quot;ZTVLJ&quot;: &quot;ZTVLJ&quot;," calcext:value-type="string">
            <text:p>"ZTVLJ": "ZTVLJ",</text:p>
          </table:table-cell>
        </table:table-row>
        <table:table-row table:style-name="ro2">
          <table:table-cell table:formula="of:=[$'naglosy-edycja'.B499]" office:value-type="string" office:string-value="zmn" calcext:value-type="string">
            <text:p>zmn</text:p>
          </table:table-cell>
          <table:table-cell table:formula="of:=[$'naglosy-edycja'.C499]" office:value-type="string" office:string-value="ZTVLR" calcext:value-type="string">
            <text:p>ZTVLR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R" calcext:value-type="string">
            <text:p>ZTVLR</text:p>
          </table:table-cell>
          <table:table-cell table:number-columns-repeated="2"/>
          <table:table-cell table:formula="of:=CONCATENATE([$przecinki.$A$2];[.E498];[$przecinki.$A$2];[$przecinki.$B$2];[$przecinki.$C$2];[$przecinki.$A$2];[.E498];[$przecinki.$A$2];[$przecinki.$D$2])" office:value-type="string" office:string-value="&quot;ZTVLR&quot;: &quot;ZTVLR&quot;," calcext:value-type="string">
            <text:p>"ZTVLR": "ZTVLR",</text:p>
          </table:table-cell>
        </table:table-row>
        <table:table-row table:style-name="ro2">
          <table:table-cell table:formula="of:=[$'naglosy-edycja'.B500]" office:value-type="string" office:string-value="zmr" calcext:value-type="string">
            <text:p>zmr</text:p>
          </table:table-cell>
          <table:table-cell table:formula="of:=[$'naglosy-edycja'.C500]" office:value-type="string" office:string-value="ZTVR" calcext:value-type="string">
            <text:p>ZTV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R" calcext:value-type="string">
            <text:p>ZTVR</text:p>
          </table:table-cell>
          <table:table-cell table:number-columns-repeated="2"/>
          <table:table-cell table:formula="of:=CONCATENATE([$przecinki.$A$2];[.E499];[$przecinki.$A$2];[$przecinki.$B$2];[$przecinki.$C$2];[$przecinki.$A$2];[.E499];[$przecinki.$A$2];[$przecinki.$D$2])" office:value-type="string" office:string-value="&quot;ZTVR&quot;: &quot;ZTVR&quot;," calcext:value-type="string">
            <text:p>"ZTVR": "ZTVR",</text:p>
          </table:table-cell>
        </table:table-row>
        <table:table-row table:style-name="ro2">
          <table:table-cell table:formula="of:=[$'naglosy-edycja'.B501]" office:value-type="string" office:string-value="zn" calcext:value-type="string">
            <text:p>zn</text:p>
          </table:table-cell>
          <table:table-cell table:formula="of:=[$'naglosy-edycja'.C501]" office:value-type="string" office:string-value="ZLR" calcext:value-type="string">
            <text:p>ZL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LR" calcext:value-type="string">
            <text:p>ZLR</text:p>
          </table:table-cell>
          <table:table-cell table:number-columns-repeated="2"/>
          <table:table-cell table:formula="of:=CONCATENATE([$przecinki.$A$2];[.E500];[$przecinki.$A$2];[$przecinki.$B$2];[$przecinki.$C$2];[$przecinki.$A$2];[.E500];[$przecinki.$A$2];[$przecinki.$D$2])" office:value-type="string" office:string-value="&quot;ZLR&quot;: &quot;ZLR&quot;," calcext:value-type="string">
            <text:p>"ZLR": "ZLR",</text:p>
          </table:table-cell>
        </table:table-row>
        <table:table-row table:style-name="ro2">
          <table:table-cell table:formula="of:=[$'naglosy-edycja'.B502]" office:value-type="string" office:string-value="zni" calcext:value-type="string">
            <text:p>zni</text:p>
          </table:table-cell>
          <table:table-cell table:formula="of:=[$'naglosy-edycja'.C502]" office:value-type="string" office:string-value="ZLRJ" calcext:value-type="string">
            <text:p>ZLRJ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J" calcext:value-type="string">
            <text:p>ZLRJ</text:p>
          </table:table-cell>
          <table:table-cell table:number-columns-repeated="2"/>
          <table:table-cell table:formula="of:=CONCATENATE([$przecinki.$A$2];[.E501];[$przecinki.$A$2];[$przecinki.$B$2];[$przecinki.$C$2];[$przecinki.$A$2];[.E501];[$przecinki.$A$2];[$przecinki.$D$2])" office:value-type="string" office:string-value="&quot;ZLRJ&quot;: &quot;ZLRJ&quot;," calcext:value-type="string">
            <text:p>"ZLRJ": "ZLRJ",</text:p>
          </table:table-cell>
        </table:table-row>
        <table:table-row table:style-name="ro2">
          <table:table-cell table:formula="of:=[$'naglosy-edycja'.B503]" office:value-type="string" office:string-value="zr" calcext:value-type="string">
            <text:p>zr</text:p>
          </table:table-cell>
          <table:table-cell table:formula="of:=[$'naglosy-edycja'.C503]" office:value-type="string" office:string-value="ZR" calcext:value-type="string">
            <text:p>ZR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R" calcext:value-type="string">
            <text:p>ZR</text:p>
          </table:table-cell>
          <table:table-cell table:number-columns-repeated="2"/>
          <table:table-cell table:formula="of:=CONCATENATE([$przecinki.$A$2];[.E502];[$przecinki.$A$2];[$przecinki.$B$2];[$przecinki.$C$2];[$przecinki.$A$2];[.E502];[$przecinki.$A$2];[$przecinki.$D$2])" office:value-type="string" office:string-value="&quot;ZR&quot;: &quot;ZR&quot;," calcext:value-type="string">
            <text:p>"ZR": "ZR",</text:p>
          </table:table-cell>
        </table:table-row>
        <table:table-row table:style-name="ro2">
          <table:table-cell table:formula="of:=[$'naglosy-edycja'.B504]" office:value-type="string" office:string-value="zrz" calcext:value-type="string">
            <text:p>zrz</text:p>
          </table:table-cell>
          <table:table-cell table:formula="of:=[$'naglosy-edycja'.C504]" office:value-type="string" office:string-value="ZRJ" calcext:value-type="string">
            <text:p>ZRJ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J" calcext:value-type="string">
            <text:p>ZRJ</text:p>
          </table:table-cell>
          <table:table-cell table:number-columns-repeated="2"/>
          <table:table-cell table:formula="of:=CONCATENATE([$przecinki.$A$2];[.E503];[$przecinki.$A$2];[$przecinki.$B$2];[$przecinki.$C$2];[$przecinki.$A$2];[.E503];[$przecinki.$A$2];[$przecinki.$D$2])" office:value-type="string" office:string-value="&quot;ZRJ&quot;: &quot;ZRJ&quot;," calcext:value-type="string">
            <text:p>"ZRJ": "ZRJ",</text:p>
          </table:table-cell>
        </table:table-row>
        <table:table-row table:style-name="ro2">
          <table:table-cell table:formula="of:=[$'naglosy-edycja'.B505]" office:value-type="string" office:string-value="zs" calcext:value-type="string">
            <text:p>zs</text:p>
          </table:table-cell>
          <table:table-cell table:formula="of:=[$'naglosy-edycja'.C505]" office:value-type="string" office:string-value="ZS" calcext:value-type="string">
            <text:p>ZS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string" office:string-value="XZS" calcext:value-type="string">
            <text:p>XZS</text:p>
          </table:table-cell>
          <table:table-cell table:formula="of:=IF([.B504]=0;[.C504];[.B504])" office:value-type="string" office:string-value="ZS" calcext:value-type="string">
            <text:p>ZS</text:p>
          </table:table-cell>
          <table:table-cell table:number-columns-repeated="2"/>
          <table:table-cell table:formula="of:=CONCATENATE([$przecinki.$A$2];[.E504];[$przecinki.$A$2];[$przecinki.$B$2];[$przecinki.$C$2];[$przecinki.$A$2];[.E504];[$przecinki.$A$2];[$przecinki.$D$2])" office:value-type="string" office:string-value="&quot;ZS&quot;: &quot;ZS&quot;," calcext:value-type="string">
            <text:p>"ZS": "ZS",</text:p>
          </table:table-cell>
        </table:table-row>
        <table:table-row table:style-name="ro2">
          <table:table-cell table:formula="of:=[$'naglosy-edycja'.B506]" office:value-type="string" office:string-value="zst" calcext:value-type="string">
            <text:p>zst</text:p>
          </table:table-cell>
          <table:table-cell table:formula="of:=[$'naglosy-edycja'.C506]" office:value-type="string" office:string-value="ZST" calcext:value-type="string">
            <text:p>ZST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float" office:value="0" calcext:value-type="float">
            <text:p>0</text:p>
          </table:table-cell>
          <table:table-cell table:formula="of:=IF([.B505]=0;[.C505];[.B505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505];[$przecinki.$A$2];[$przecinki.$B$2];[$przecinki.$C$2];[$przecinki.$A$2];[.E505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507]" office:value-type="string" office:string-value="zsz" calcext:value-type="string">
            <text:p>zsz</text:p>
          </table:table-cell>
          <table:table-cell table:formula="of:=[$'naglosy-edycja'.C507]" office:value-type="string" office:string-value="ZTP" calcext:value-type="string">
            <text:p>ZTP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string" office:string-value="ZSTP" calcext:value-type="string">
            <text:p>ZSTP</text:p>
          </table:table-cell>
          <table:table-cell table:formula="of:=IF([.B506]=0;[.C506];[.B506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506];[$przecinki.$A$2];[$przecinki.$B$2];[$przecinki.$C$2];[$przecinki.$A$2];[.E506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508]" office:value-type="string" office:string-value="zw" calcext:value-type="string">
            <text:p>zw</text:p>
          </table:table-cell>
          <table:table-cell table:formula="of:=[$'naglosy-edycja'.C508]" office:value-type="string" office:string-value="ZV" calcext:value-type="string">
            <text:p>ZV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float" office:value="0" calcext:value-type="float">
            <text:p>0</text:p>
          </table:table-cell>
          <table:table-cell table:formula="of:=IF([.B507]=0;[.C507];[.B507])" office:value-type="string" office:string-value="ZV" calcext:value-type="string">
            <text:p>ZV</text:p>
          </table:table-cell>
          <table:table-cell table:number-columns-repeated="2"/>
          <table:table-cell table:formula="of:=CONCATENATE([$przecinki.$A$2];[.E507];[$przecinki.$A$2];[$przecinki.$B$2];[$przecinki.$C$2];[$przecinki.$A$2];[.E507];[$przecinki.$A$2];[$przecinki.$D$2])" office:value-type="string" office:string-value="&quot;ZV&quot;: &quot;ZV&quot;," calcext:value-type="string">
            <text:p>"ZV": "ZV",</text:p>
          </table:table-cell>
        </table:table-row>
        <table:table-row table:style-name="ro2">
          <table:table-cell table:formula="of:=[$'naglosy-edycja'.B509]" office:value-type="string" office:string-value="zwi" calcext:value-type="string">
            <text:p>zwi</text:p>
          </table:table-cell>
          <table:table-cell table:formula="of:=[$'naglosy-edycja'.C509]" office:value-type="string" office:string-value="ZVJ" calcext:value-type="string">
            <text:p>ZVJ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J" calcext:value-type="string">
            <text:p>ZVJ</text:p>
          </table:table-cell>
          <table:table-cell table:number-columns-repeated="2"/>
          <table:table-cell table:formula="of:=CONCATENATE([$przecinki.$A$2];[.E508];[$przecinki.$A$2];[$przecinki.$B$2];[$przecinki.$C$2];[$przecinki.$A$2];[.E508];[$przecinki.$A$2];[$przecinki.$D$2])" office:value-type="string" office:string-value="&quot;ZVJ&quot;: &quot;ZVJ&quot;," calcext:value-type="string">
            <text:p>"ZVJ": "ZVJ",</text:p>
          </table:table-cell>
        </table:table-row>
        <table:table-row table:style-name="ro2">
          <table:table-cell table:formula="of:=[$'naglosy-edycja'.B510]" office:value-type="string" office:string-value="zwl" calcext:value-type="string">
            <text:p>zwl</text:p>
          </table:table-cell>
          <table:table-cell table:formula="of:=[$'naglosy-edycja'.C510]" office:value-type="string" office:string-value="ZVL" calcext:value-type="string">
            <text:p>ZVL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L" calcext:value-type="string">
            <text:p>ZVL</text:p>
          </table:table-cell>
          <table:table-cell table:number-columns-repeated="2"/>
          <table:table-cell table:formula="of:=CONCATENATE([$przecinki.$A$2];[.E509];[$przecinki.$A$2];[$przecinki.$B$2];[$przecinki.$C$2];[$przecinki.$A$2];[.E509];[$przecinki.$A$2];[$przecinki.$D$2])" office:value-type="string" office:string-value="&quot;ZVL&quot;: &quot;ZVL&quot;," calcext:value-type="string">
            <text:p>"ZVL": "ZVL",</text:p>
          </table:table-cell>
        </table:table-row>
        <table:table-row table:style-name="ro2">
          <table:table-cell table:formula="of:=[$'naglosy-edycja'.B511]" office:value-type="string" office:string-value="zwł" calcext:value-type="string">
            <text:p>zwł</text:p>
          </table:table-cell>
          <table:table-cell table:formula="of:=[$'naglosy-edycja'.C511]" office:value-type="string" office:string-value="ZWLJ" calcext:value-type="string">
            <text:p>ZWLJ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WLJ" calcext:value-type="string">
            <text:p>ZWLJ</text:p>
          </table:table-cell>
          <table:table-cell table:number-columns-repeated="2"/>
          <table:table-cell table:formula="of:=CONCATENATE([$przecinki.$A$2];[.E510];[$przecinki.$A$2];[$przecinki.$B$2];[$przecinki.$C$2];[$przecinki.$A$2];[.E510];[$przecinki.$A$2];[$przecinki.$D$2])" office:value-type="string" office:string-value="&quot;ZWLJ&quot;: &quot;ZWLJ&quot;," calcext:value-type="string">
            <text:p>"ZWLJ": "ZWLJ",</text:p>
          </table:table-cell>
        </table:table-row>
        <table:table-row table:style-name="ro2">
          <table:table-cell table:formula="of:=[$'naglosy-edycja'.B512]" office:value-type="string" office:string-value="zwr" calcext:value-type="string">
            <text:p>zwr</text:p>
          </table:table-cell>
          <table:table-cell table:formula="of:=[$'naglosy-edycja'.C512]" office:value-type="string" office:string-value="ZVR" calcext:value-type="string">
            <text:p>ZVR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VR" calcext:value-type="string">
            <text:p>ZVR</text:p>
          </table:table-cell>
          <table:table-cell table:number-columns-repeated="2"/>
          <table:table-cell table:formula="of:=CONCATENATE([$przecinki.$A$2];[.E511];[$przecinki.$A$2];[$przecinki.$B$2];[$przecinki.$C$2];[$przecinki.$A$2];[.E511];[$przecinki.$A$2];[$przecinki.$D$2])" office:value-type="string" office:string-value="&quot;ZVR&quot;: &quot;ZVR&quot;," calcext:value-type="string">
            <text:p>"ZVR": "ZVR",</text:p>
          </table:table-cell>
        </table:table-row>
        <table:table-row table:style-name="ro2">
          <table:table-cell table:formula="of:=[$'naglosy-edycja'.B513]" office:value-type="string" office:string-value="zz" calcext:value-type="string">
            <text:p>zz</text:p>
          </table:table-cell>
          <table:table-cell table:formula="of:=[$'naglosy-edycja'.C513]" office:value-type="string" office:string-value="ZS" calcext:value-type="string">
            <text:p>ZS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S" calcext:value-type="string">
            <text:p>ZS</text:p>
          </table:table-cell>
          <table:table-cell table:number-columns-repeated="2"/>
          <table:table-cell table:formula="of:=CONCATENATE([$przecinki.$A$2];[.E512];[$przecinki.$A$2];[$przecinki.$B$2];[$przecinki.$C$2];[$przecinki.$A$2];[.E512];[$przecinki.$A$2];[$przecinki.$D$2])" office:value-type="string" office:string-value="&quot;ZS&quot;: &quot;ZS&quot;," calcext:value-type="string">
            <text:p>"ZS": "ZS",</text:p>
          </table:table-cell>
        </table:table-row>
        <table:table-row table:style-name="ro2">
          <table:table-cell table:formula="of:=[$'naglosy-edycja'.B514]" office:value-type="string" office:string-value="zż" calcext:value-type="string">
            <text:p>zż</text:p>
          </table:table-cell>
          <table:table-cell table:formula="of:=[$'naglosy-edycja'.C514]" office:value-type="string" office:string-value="ZTP" calcext:value-type="string">
            <text:p>ZTP</text:p>
          </table:table-cell>
          <table:table-cell table:formula="of:=[$'naglosy-edycja'.D514]" office:value-type="string" office:string-value="XZTP" calcext:value-type="string">
            <text:p>XZTP</text:p>
          </table:table-cell>
          <table:table-cell table:formula="of:=[$'naglosy-edycja'.E514]" office:value-type="string" office:string-value="XZSTP" calcext:value-type="string">
            <text:p>XZSTP</text:p>
          </table:table-cell>
          <table:table-cell table:formula="of:=IF([.B513]=0;[.C513];[.B513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513];[$przecinki.$A$2];[$przecinki.$B$2];[$przecinki.$C$2];[$przecinki.$A$2];[.E513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515]" office:value-type="string" office:string-value="ździ" calcext:value-type="string">
            <text:p>ździ</text:p>
          </table:table-cell>
          <table:table-cell table:formula="of:=[$'naglosy-edycja'.C515]" office:value-type="string" office:string-value="ZST" calcext:value-type="string">
            <text:p>ZST</text:p>
          </table:table-cell>
          <table:table-cell table:formula="of:=[$'naglosy-edycja'.D515]" office:value-type="float" office:value="0" calcext:value-type="float">
            <text:p>0</text:p>
          </table:table-cell>
          <table:table-cell table:formula="of:=[$'naglosy-edycja'.E515]" office:value-type="float" office:value="0" calcext:value-type="float">
            <text:p>0</text:p>
          </table:table-cell>
          <table:table-cell table:formula="of:=IF([.B514]=0;[.C514];[.B514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514];[$przecinki.$A$2];[$przecinki.$B$2];[$przecinki.$C$2];[$przecinki.$A$2];[.E514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516]" office:value-type="string" office:string-value="źdźb" calcext:value-type="string">
            <text:p>źdźb</text:p>
          </table:table-cell>
          <table:table-cell table:formula="of:=[$'naglosy-edycja'.C516]" office:value-type="string" office:string-value="ZSTP" calcext:value-type="string">
            <text:p>ZSTP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P" calcext:value-type="string">
            <text:p>ZSTP</text:p>
          </table:table-cell>
          <table:table-cell table:number-columns-repeated="2"/>
          <table:table-cell table:formula="of:=CONCATENATE([$przecinki.$A$2];[.E515];[$przecinki.$A$2];[$przecinki.$B$2];[$przecinki.$C$2];[$przecinki.$A$2];[.E515];[$przecinki.$A$2];[$przecinki.$D$2])" office:value-type="string" office:string-value="&quot;ZSTP&quot;: &quot;ZSTP&quot;," calcext:value-type="string">
            <text:p>"ZSTP": "ZSTP",</text:p>
          </table:table-cell>
        </table:table-row>
        <table:table-row table:style-name="ro2">
          <table:table-cell table:formula="of:=[$'naglosy-edycja'.B517]" office:value-type="string" office:string-value="źdźbl" calcext:value-type="string">
            <text:p>źdźbl</text:p>
          </table:table-cell>
          <table:table-cell table:formula="of:=[$'naglosy-edycja'.C517]" office:value-type="string" office:string-value="ZSTPL" calcext:value-type="string">
            <text:p>ZSTPL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L" calcext:value-type="string">
            <text:p>ZSTPL</text:p>
          </table:table-cell>
          <table:table-cell table:number-columns-repeated="2"/>
          <table:table-cell table:formula="of:=CONCATENATE([$przecinki.$A$2];[.E516];[$przecinki.$A$2];[$przecinki.$B$2];[$przecinki.$C$2];[$przecinki.$A$2];[.E516];[$przecinki.$A$2];[$przecinki.$D$2])" office:value-type="string" office:string-value="&quot;ZSTPL&quot;: &quot;ZSTPL&quot;," calcext:value-type="string">
            <text:p>"ZSTPL": "ZSTPL",</text:p>
          </table:table-cell>
        </table:table-row>
        <table:table-row table:style-name="ro2">
          <table:table-cell table:formula="of:=[$'naglosy-edycja'.B518]" office:value-type="string" office:string-value="źdźbł" calcext:value-type="string">
            <text:p>źdźbł</text:p>
          </table:table-cell>
          <table:table-cell table:formula="of:=[$'naglosy-edycja'.C518]" office:value-type="string" office:string-value="ZSTPLJ" calcext:value-type="string">
            <text:p>ZSTPLJ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J" calcext:value-type="string">
            <text:p>ZSTPLJ</text:p>
          </table:table-cell>
          <table:table-cell table:number-columns-repeated="2"/>
          <table:table-cell table:formula="of:=CONCATENATE([$przecinki.$A$2];[.E517];[$przecinki.$A$2];[$przecinki.$B$2];[$przecinki.$C$2];[$przecinki.$A$2];[.E517];[$przecinki.$A$2];[$przecinki.$D$2])" office:value-type="string" office:string-value="&quot;ZSTPLJ&quot;: &quot;ZSTPLJ&quot;," calcext:value-type="string">
            <text:p>"ZSTPLJ": "ZSTPLJ",</text:p>
          </table:table-cell>
        </table:table-row>
        <table:table-row table:style-name="ro2">
          <table:table-cell table:formula="of:=[$'naglosy-edycja'.B519]" office:value-type="string" office:string-value="źg" calcext:value-type="string">
            <text:p>źg</text:p>
          </table:table-cell>
          <table:table-cell table:formula="of:=[$'naglosy-edycja'.C519]" office:value-type="string" office:string-value="XZK" calcext:value-type="string">
            <text:p>XZK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518];[$przecinki.$A$2];[$przecinki.$B$2];[$przecinki.$C$2];[$przecinki.$A$2];[.E518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520]" office:value-type="string" office:string-value="źgn" calcext:value-type="string">
            <text:p>źgn</text:p>
          </table:table-cell>
          <table:table-cell table:formula="of:=[$'naglosy-edycja'.C520]" office:value-type="string" office:string-value="XZKLR" calcext:value-type="string">
            <text:p>XZKLR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LR" calcext:value-type="string">
            <text:p>XZKLR</text:p>
          </table:table-cell>
          <table:table-cell table:number-columns-repeated="2"/>
          <table:table-cell table:formula="of:=CONCATENATE([$przecinki.$A$2];[.E519];[$przecinki.$A$2];[$przecinki.$B$2];[$przecinki.$C$2];[$przecinki.$A$2];[.E519];[$przecinki.$A$2];[$przecinki.$D$2])" office:value-type="string" office:string-value="&quot;XZKLR&quot;: &quot;XZKLR&quot;," calcext:value-type="string">
            <text:p>"XZKLR": "XZKLR",</text:p>
          </table:table-cell>
        </table:table-row>
        <table:table-row table:style-name="ro2">
          <table:table-cell table:formula="of:=[$'naglosy-edycja'.B521]" office:value-type="string" office:string-value="źl" calcext:value-type="string">
            <text:p>źl</text:p>
          </table:table-cell>
          <table:table-cell table:formula="of:=[$'naglosy-edycja'.C521]" office:value-type="string" office:string-value="ZL" calcext:value-type="string">
            <text:p>ZL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ZL" calcext:value-type="string">
            <text:p>ZL</text:p>
          </table:table-cell>
          <table:table-cell table:number-columns-repeated="2"/>
          <table:table-cell table:formula="of:=CONCATENATE([$przecinki.$A$2];[.E520];[$przecinki.$A$2];[$przecinki.$B$2];[$przecinki.$C$2];[$przecinki.$A$2];[.E520];[$przecinki.$A$2];[$przecinki.$D$2])" office:value-type="string" office:string-value="&quot;ZL&quot;: &quot;ZL&quot;," calcext:value-type="string">
            <text:p>"ZL": "ZL",</text:p>
          </table:table-cell>
        </table:table-row>
        <table:table-row table:style-name="ro2">
          <table:table-cell table:formula="of:=[$'naglosy-edycja'.B522]" office:value-type="string" office:string-value="źr" calcext:value-type="string">
            <text:p>źr</text:p>
          </table:table-cell>
          <table:table-cell table:formula="of:=[$'naglosy-edycja'.C522]" office:value-type="string" office:string-value="ZR" calcext:value-type="string">
            <text:p>ZR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R" calcext:value-type="string">
            <text:p>ZR</text:p>
          </table:table-cell>
          <table:table-cell table:number-columns-repeated="2"/>
          <table:table-cell table:formula="of:=CONCATENATE([$przecinki.$A$2];[.E521];[$przecinki.$A$2];[$przecinki.$B$2];[$przecinki.$C$2];[$przecinki.$A$2];[.E521];[$przecinki.$A$2];[$przecinki.$D$2])" office:value-type="string" office:string-value="&quot;ZR&quot;: &quot;ZR&quot;," calcext:value-type="string">
            <text:p>"ZR": "ZR",</text:p>
          </table:table-cell>
        </table:table-row>
        <table:table-row table:style-name="ro2">
          <table:table-cell table:formula="of:=[$'naglosy-edycja'.B523]" office:value-type="string" office:string-value="źrz" calcext:value-type="string">
            <text:p>źrz</text:p>
          </table:table-cell>
          <table:table-cell table:formula="of:=[$'naglosy-edycja'.C523]" office:value-type="string" office:string-value="ZRJ" calcext:value-type="string">
            <text:p>ZRJ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J" calcext:value-type="string">
            <text:p>ZRJ</text:p>
          </table:table-cell>
          <table:table-cell table:number-columns-repeated="2"/>
          <table:table-cell table:formula="of:=CONCATENATE([$przecinki.$A$2];[.E522];[$przecinki.$A$2];[$przecinki.$B$2];[$przecinki.$C$2];[$przecinki.$A$2];[.E522];[$przecinki.$A$2];[$przecinki.$D$2])" office:value-type="string" office:string-value="&quot;ZRJ&quot;: &quot;ZRJ&quot;," calcext:value-type="string">
            <text:p>"ZRJ": "ZRJ",</text:p>
          </table:table-cell>
        </table:table-row>
        <table:table-row table:style-name="ro2">
          <table:table-cell table:formula="of:=[$'naglosy-edycja'.B524]" office:value-type="string" office:string-value="ż" calcext:value-type="string">
            <text:p>ż</text:p>
          </table:table-cell>
          <table:table-cell table:formula="of:=[$'naglosy-edycja'.C524]" office:value-type="string" office:string-value="XTP" calcext:value-type="string">
            <text:p>XTP</text:p>
          </table:table-cell>
          <table:table-cell table:formula="of:=[$'naglosy-edycja'.D524]" office:value-type="string" office:string-value="ZKP" calcext:value-type="string">
            <text:p>ZKP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XTP" calcext:value-type="string">
            <text:p>XTP</text:p>
          </table:table-cell>
          <table:table-cell table:number-columns-repeated="2"/>
          <table:table-cell table:formula="of:=CONCATENATE([$przecinki.$A$2];[.E523];[$przecinki.$A$2];[$przecinki.$B$2];[$przecinki.$C$2];[$przecinki.$A$2];[.E523];[$przecinki.$A$2];[$przecinki.$D$2])" office:value-type="string" office:string-value="&quot;XTP&quot;: &quot;XTP&quot;," calcext:value-type="string">
            <text:p>"XTP": "XTP",</text:p>
          </table:table-cell>
        </table:table-row>
        <table:table-row table:style-name="ro2">
          <table:table-cell table:formula="of:=[$'naglosy-edycja'.B525]" office:value-type="string" office:string-value="żb" calcext:value-type="string">
            <text:p>żb</text:p>
          </table:table-cell>
          <table:table-cell table:formula="of:=[$'naglosy-edycja'.C525]" office:value-type="string" office:string-value="XPRJ" calcext:value-type="string">
            <text:p>XPRJ</text:p>
          </table:table-cell>
          <table:table-cell table:formula="of:=[$'naglosy-edycja'.D525]" office:value-type="float" office:value="0" calcext:value-type="float">
            <text:p>0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PRJ" calcext:value-type="string">
            <text:p>XPRJ</text:p>
          </table:table-cell>
          <table:table-cell table:number-columns-repeated="2"/>
          <table:table-cell table:formula="of:=CONCATENATE([$przecinki.$A$2];[.E524];[$przecinki.$A$2];[$przecinki.$B$2];[$przecinki.$C$2];[$przecinki.$A$2];[.E524];[$przecinki.$A$2];[$przecinki.$D$2])" office:value-type="string" office:string-value="&quot;XPRJ&quot;: &quot;XPRJ&quot;," calcext:value-type="string">
            <text:p>"XPRJ": "XPRJ",</text:p>
          </table:table-cell>
        </table:table-row>
        <table:table-row table:style-name="ro2">
          <table:table-cell table:formula="of:=[$'naglosy-edycja'.B526]" office:value-type="string" office:string-value="żd" calcext:value-type="string">
            <text:p>żd</text:p>
          </table:table-cell>
          <table:table-cell table:formula="of:=[$'naglosy-edycja'.C526]" office:value-type="string" office:string-value="XPV" calcext:value-type="string">
            <text:p>XPV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V" calcext:value-type="string">
            <text:p>XPV</text:p>
          </table:table-cell>
          <table:table-cell table:number-columns-repeated="2"/>
          <table:table-cell table:formula="of:=CONCATENATE([$przecinki.$A$2];[.E525];[$przecinki.$A$2];[$przecinki.$B$2];[$przecinki.$C$2];[$przecinki.$A$2];[.E525];[$przecinki.$A$2];[$przecinki.$D$2])" office:value-type="string" office:string-value="&quot;XPV&quot;: &quot;XPV&quot;," calcext:value-type="string">
            <text:p>"XPV": "XPV",</text:p>
          </table:table-cell>
        </table:table-row>
        <table:table-row table:style-name="ro2">
          <table:table-cell table:formula="of:=[$'naglosy-edycja'.B527]" office:value-type="string" office:string-value="żg" calcext:value-type="string">
            <text:p>żg</text:p>
          </table:table-cell>
          <table:table-cell table:formula="of:=[$'naglosy-edycja'.C527]" office:value-type="string" office:string-value="XKRJ" calcext:value-type="string">
            <text:p>XKRJ</text:p>
          </table:table-cell>
          <table:table-cell table:formula="of:=[$'naglosy-edycja'.D527]" office:value-type="string" office:string-value="ZKTP" calcext:value-type="string">
            <text:p>ZKTP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526];[$przecinki.$A$2];[$przecinki.$B$2];[$przecinki.$C$2];[$przecinki.$A$2];[.E526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528]" office:value-type="string" office:string-value="żgn" calcext:value-type="string">
            <text:p>żgn</text:p>
          </table:table-cell>
          <table:table-cell table:formula="of:=[$'naglosy-edycja'.C528]" office:value-type="string" office:string-value="ZKTPLR" calcext:value-type="string">
            <text:p>ZKTPLR</text:p>
          </table:table-cell>
          <table:table-cell table:formula="of:=[$'naglosy-edycja'.D528]" office:value-type="float" office:value="0" calcext:value-type="float">
            <text:p>0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ZKTPLR" calcext:value-type="string">
            <text:p>ZKTPLR</text:p>
          </table:table-cell>
          <table:table-cell table:number-columns-repeated="2"/>
          <table:table-cell table:formula="of:=CONCATENATE([$przecinki.$A$2];[.E527];[$przecinki.$A$2];[$przecinki.$B$2];[$przecinki.$C$2];[$przecinki.$A$2];[.E527];[$przecinki.$A$2];[$przecinki.$D$2])" office:value-type="string" office:string-value="&quot;ZKTPLR&quot;: &quot;ZKTPLR&quot;," calcext:value-type="string">
            <text:p>"ZKTPLR": "ZKTPLR",</text:p>
          </table:table-cell>
        </table:table-row>
        <table:table-row table:style-name="ro2">
          <table:table-cell table:formula="of:=[$'naglosy-edycja'.B529]" office:value-type="string" office:string-value="żl" calcext:value-type="string">
            <text:p>żl</text:p>
          </table:table-cell>
          <table:table-cell table:formula="of:=[$'naglosy-edycja'.C529]" office:value-type="string" office:string-value="ZTPL" calcext:value-type="string">
            <text:p>ZTPL</text:p>
          </table:table-cell>
          <table:table-cell table:formula="of:=[$'naglosy-edycja'.D529]" office:value-type="string" office:string-value="ZKPL" calcext:value-type="string">
            <text:p>ZKPL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TPL" calcext:value-type="string">
            <text:p>ZTPL</text:p>
          </table:table-cell>
          <table:table-cell table:number-columns-repeated="2"/>
          <table:table-cell table:formula="of:=CONCATENATE([$przecinki.$A$2];[.E528];[$przecinki.$A$2];[$przecinki.$B$2];[$przecinki.$C$2];[$przecinki.$A$2];[.E528];[$przecinki.$A$2];[$przecinki.$D$2])" office:value-type="string" office:string-value="&quot;ZTPL&quot;: &quot;ZTPL&quot;," calcext:value-type="string">
            <text:p>"ZTPL": "ZTPL",</text:p>
          </table:table-cell>
        </table:table-row>
        <table:table-row table:style-name="ro2">
          <table:table-cell table:formula="of:=[$'naglosy-edycja'.B530]" office:value-type="string" office:string-value="żł" calcext:value-type="string">
            <text:p>żł</text:p>
          </table:table-cell>
          <table:table-cell table:formula="of:=[$'naglosy-edycja'.C530]" office:value-type="string" office:string-value="ZTPLJ" calcext:value-type="string">
            <text:p>ZTPLJ</text:p>
          </table:table-cell>
          <table:table-cell table:formula="of:=[$'naglosy-edycja'.D530]" office:value-type="string" office:string-value="ZKPLJ" calcext:value-type="string">
            <text:p>ZKPLJ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J" calcext:value-type="string">
            <text:p>ZTPLJ</text:p>
          </table:table-cell>
          <table:table-cell table:number-columns-repeated="2"/>
          <table:table-cell table:formula="of:=CONCATENATE([$przecinki.$A$2];[.E529];[$przecinki.$A$2];[$przecinki.$B$2];[$przecinki.$C$2];[$przecinki.$A$2];[.E529];[$przecinki.$A$2];[$przecinki.$D$2])" office:value-type="string" office:string-value="&quot;ZTPLJ&quot;: &quot;ZTPLJ&quot;," calcext:value-type="string">
            <text:p>"ZTPLJ": "ZTPLJ",</text:p>
          </table:table-cell>
        </table:table-row>
        <table:table-row table:style-name="ro2">
          <table:table-cell table:formula="of:=[$'naglosy-edycja'.B531]" office:value-type="string" office:string-value="żm" calcext:value-type="string">
            <text:p>żm</text:p>
          </table:table-cell>
          <table:table-cell table:formula="of:=[$'naglosy-edycja'.C531]" office:value-type="string" office:string-value="XTPV" calcext:value-type="string">
            <text:p>XTPV</text:p>
          </table:table-cell>
          <table:table-cell table:formula="of:=[$'naglosy-edycja'.D531]" office:value-type="string" office:string-value="ZKPV" calcext:value-type="string">
            <text:p>ZKPV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XTPV" calcext:value-type="string">
            <text:p>XTPV</text:p>
          </table:table-cell>
          <table:table-cell table:number-columns-repeated="2"/>
          <table:table-cell table:formula="of:=CONCATENATE([$przecinki.$A$2];[.E530];[$przecinki.$A$2];[$przecinki.$B$2];[$przecinki.$C$2];[$przecinki.$A$2];[.E530];[$przecinki.$A$2];[$przecinki.$D$2])" office:value-type="string" office:string-value="&quot;XTPV&quot;: &quot;XTPV&quot;," calcext:value-type="string">
            <text:p>"XTPV": "XTPV",</text:p>
          </table:table-cell>
        </table:table-row>
        <table:table-row table:style-name="ro2">
          <table:table-cell table:formula="of:=[$'naglosy-edycja'.B532]" office:value-type="string" office:string-value="żmi" calcext:value-type="string">
            <text:p>żmi</text:p>
          </table:table-cell>
          <table:table-cell table:formula="of:=[$'naglosy-edycja'.C532]" office:value-type="float" office:value="0" calcext:value-type="float">
            <text:p>0</text:p>
          </table:table-cell>
          <table:table-cell table:formula="of:=[$'naglosy-edycja'.D532]" office:value-type="string" office:string-value="ZKPVJ" calcext:value-type="string">
            <text:p>ZKPVJ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ZKPVJ" calcext:value-type="string">
            <text:p>ZKPVJ</text:p>
          </table:table-cell>
          <table:table-cell table:number-columns-repeated="2"/>
          <table:table-cell table:formula="of:=CONCATENATE([$przecinki.$A$2];[.E531];[$przecinki.$A$2];[$przecinki.$B$2];[$przecinki.$C$2];[$przecinki.$A$2];[.E531];[$przecinki.$A$2];[$przecinki.$D$2])" office:value-type="string" office:string-value="&quot;ZKPVJ&quot;: &quot;ZKPVJ&quot;," calcext:value-type="string">
            <text:p>"ZKPVJ": "ZKPVJ",</text:p>
          </table:table-cell>
        </table:table-row>
        <table:table-row table:style-name="ro2">
          <table:table-cell table:formula="of:=[$'naglosy-edycja'.B533]" office:value-type="string" office:string-value="żn" calcext:value-type="string">
            <text:p>żn</text:p>
          </table:table-cell>
          <table:table-cell table:formula="of:=[$'naglosy-edycja'.C533]" office:value-type="string" office:string-value="XTPLR" calcext:value-type="string">
            <text:p>XTPLR</text:p>
          </table:table-cell>
          <table:table-cell table:formula="of:=[$'naglosy-edycja'.D533]" office:value-type="string" office:string-value="ZKPLR" calcext:value-type="string">
            <text:p>ZKPLR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XTPLR" calcext:value-type="string">
            <text:p>XTPLR</text:p>
          </table:table-cell>
          <table:table-cell table:number-columns-repeated="2"/>
          <table:table-cell table:formula="of:=CONCATENATE([$przecinki.$A$2];[.E532];[$przecinki.$A$2];[$przecinki.$B$2];[$przecinki.$C$2];[$przecinki.$A$2];[.E532];[$przecinki.$A$2];[$przecinki.$D$2])" office:value-type="string" office:string-value="&quot;XTPLR&quot;: &quot;XTPLR&quot;," calcext:value-type="string">
            <text:p>"XTPLR": "XTPLR",</text:p>
          </table:table-cell>
        </table:table-row>
        <table:table-row table:style-name="ro2">
          <table:table-cell table:formula="of:=[$'naglosy-edycja'.B534]" office:value-type="string" office:string-value="żni" calcext:value-type="string">
            <text:p>żni</text:p>
          </table:table-cell>
          <table:table-cell table:formula="of:=[$'naglosy-edycja'.C534]" office:value-type="float" office:value="0" calcext:value-type="float">
            <text:p>0</text:p>
          </table:table-cell>
          <table:table-cell table:formula="of:=[$'naglosy-edycja'.D534]" office:value-type="string" office:string-value="ZKPLRJ" calcext:value-type="string">
            <text:p>ZKPLRJ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ZKPLRJ" calcext:value-type="string">
            <text:p>ZKPLRJ</text:p>
          </table:table-cell>
          <table:table-cell table:number-columns-repeated="2"/>
          <table:table-cell table:formula="of:=CONCATENATE([$przecinki.$A$2];[.E533];[$przecinki.$A$2];[$przecinki.$B$2];[$przecinki.$C$2];[$przecinki.$A$2];[.E533];[$przecinki.$A$2];[$przecinki.$D$2])" office:value-type="string" office:string-value="&quot;ZKPLRJ&quot;: &quot;ZKPLRJ&quot;," calcext:value-type="string">
            <text:p>"ZKPLRJ": "ZKPLRJ",</text:p>
          </table:table-cell>
        </table:table-row>
        <table:table-row table:style-name="ro2">
          <table:table-cell table:formula="of:=[$'naglosy-edycja'.B535]" office:value-type="string" office:string-value="żr" calcext:value-type="string">
            <text:p>żr</text:p>
          </table:table-cell>
          <table:table-cell table:formula="of:=[$'naglosy-edycja'.C535]" office:value-type="string" office:string-value="XTPR" calcext:value-type="string">
            <text:p>XTPR</text:p>
          </table:table-cell>
          <table:table-cell table:formula="of:=[$'naglosy-edycja'.D535]" office:value-type="string" office:string-value="ZKPR" calcext:value-type="string">
            <text:p>ZKPR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534];[$przecinki.$A$2];[$przecinki.$B$2];[$przecinki.$C$2];[$przecinki.$A$2];[.E534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536]" office:value-type="string" office:string-value="żw" calcext:value-type="string">
            <text:p>żw</text:p>
          </table:table-cell>
          <table:table-cell table:formula="of:=[$'naglosy-edycja'.C536]" office:value-type="string" office:string-value="XTPV" calcext:value-type="string">
            <text:p>XTPV</text:p>
          </table:table-cell>
          <table:table-cell table:formula="of:=[$'naglosy-edycja'.D536]" office:value-type="string" office:string-value="ZKPV" calcext:value-type="string">
            <text:p>ZKPV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V" calcext:value-type="string">
            <text:p>XTPV</text:p>
          </table:table-cell>
          <table:table-cell table:number-columns-repeated="2"/>
          <table:table-cell table:formula="of:=CONCATENATE([$przecinki.$A$2];[.E535];[$przecinki.$A$2];[$przecinki.$B$2];[$przecinki.$C$2];[$przecinki.$A$2];[.E535];[$przecinki.$A$2];[$przecinki.$D$2])" office:value-type="string" office:string-value="&quot;XTPV&quot;: &quot;XTPV&quot;," calcext:value-type="string">
            <text:p>"XTPV": "XTPV",</text:p>
          </table:table-cell>
        </table:table-row>
        <table:table-row table:style-name="ro2">
          <table:table-cell table:formula="of:=[$'naglosy-edycja'.B537]" office:value-type="string" office:string-value="rz" calcext:value-type="string">
            <text:p>rz</text:p>
          </table:table-cell>
          <table:table-cell table:formula="of:=[$'naglosy-edycja'.C537]" office:value-type="string" office:string-value="RJ" calcext:value-type="string">
            <text:p>RJ</text:p>
          </table:table-cell>
          <table:table-cell table:formula="of:=[$'naglosy-edycja'.D537]" office:value-type="float" office:value="0" calcext:value-type="float">
            <text:p>0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RJ" calcext:value-type="string">
            <text:p>RJ</text:p>
          </table:table-cell>
          <table:table-cell table:number-columns-repeated="2"/>
          <table:table-cell table:formula="of:=CONCATENATE([$przecinki.$A$2];[.E536];[$przecinki.$A$2];[$przecinki.$B$2];[$przecinki.$C$2];[$przecinki.$A$2];[.E536];[$przecinki.$A$2];[$przecinki.$D$2])" office:value-type="string" office:string-value="&quot;RJ&quot;: &quot;RJ&quot;," calcext:value-type="string">
            <text:p>"RJ": "RJ",</text:p>
          </table:table-cell>
        </table:table-row>
        <table:table-row table:style-name="ro2">
          <table:table-cell table:formula="of:=[$'naglosy-edycja'.B538]" office:value-type="string" office:string-value="rzg" calcext:value-type="string">
            <text:p>rzg</text:p>
          </table:table-cell>
          <table:table-cell table:formula="of:=[$'naglosy-edycja'.C538]" office:value-type="string" office:string-value="XKRJ" calcext:value-type="string">
            <text:p>XK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537];[$przecinki.$A$2];[$przecinki.$B$2];[$przecinki.$C$2];[$przecinki.$A$2];[.E537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539]" office:value-type="string" office:string-value="rzn" calcext:value-type="string">
            <text:p>rzn</text:p>
          </table:table-cell>
          <table:table-cell table:formula="of:=[$'naglosy-edycja'.C539]" office:value-type="string" office:string-value="XTPLR" calcext:value-type="string">
            <text:p>XTPLR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TPLR" calcext:value-type="string">
            <text:p>XTPLR</text:p>
          </table:table-cell>
          <table:table-cell table:number-columns-repeated="2"/>
          <table:table-cell table:formula="of:=CONCATENATE([$przecinki.$A$2];[.E538];[$przecinki.$A$2];[$przecinki.$B$2];[$przecinki.$C$2];[$przecinki.$A$2];[.E538];[$przecinki.$A$2];[$przecinki.$D$2])" office:value-type="string" office:string-value="&quot;XTPLR&quot;: &quot;XTPLR&quot;," calcext:value-type="string">
            <text:p>"XTPLR": "XTPLR",</text:p>
          </table:table-cell>
        </table:table-row>
        <table:table-row table:style-name="ro2">
          <table:table-cell table:formula="of:=[$'naglosy-edycja'.B540]" office:value-type="string" office:string-value="rzni" calcext:value-type="string">
            <text:p>rzni</text:p>
          </table:table-cell>
          <table:table-cell table:formula="of:=[$'naglosy-edycja'.C540]" office:value-type="float" office:value="0" calcext:value-type="float">
            <text:p>0</text:p>
          </table:table-cell>
          <table:table-cell table:formula="of:=[$'naglosy-edycja'.D540]" office:value-type="string" office:string-value="XTPLRJ" calcext:value-type="string">
            <text:p>XTPLRJ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J" calcext:value-type="string">
            <text:p>XTPLRJ</text:p>
          </table:table-cell>
          <table:table-cell table:number-columns-repeated="2"/>
          <table:table-cell table:formula="of:=CONCATENATE([$przecinki.$A$2];[.E539];[$przecinki.$A$2];[$przecinki.$B$2];[$przecinki.$C$2];[$przecinki.$A$2];[.E539];[$przecinki.$A$2];[$przecinki.$D$2])" office:value-type="string" office:string-value="&quot;XTPLRJ&quot;: &quot;XTPLRJ&quot;," calcext:value-type="string">
            <text:p>"XTPLRJ": "XTPLRJ",</text:p>
          </table:table-cell>
        </table:table-row>
        <table:table-row table:style-name="ro2">
          <table:table-cell table:formula="of:=[$'naglosy-edycja'.B541]" office:value-type="string" office:string-value="wgrz" calcext:value-type="string">
            <text:p>wgrz</text:p>
          </table:table-cell>
          <table:table-cell table:formula="of:=[$'naglosy-edycja'.C541]" office:value-type="string" office:string-value="FKRJ" calcext:value-type="string">
            <text:p>FKRJ</text:p>
          </table:table-cell>
          <table:table-cell table:formula="of:=[$'naglosy-edycja'.D541]" office:value-type="string" office:string-value="XFKRJ" calcext:value-type="string">
            <text:p>XFK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FKRJ" calcext:value-type="string">
            <text:p>FKRJ</text:p>
          </table:table-cell>
          <table:table-cell table:number-columns-repeated="2"/>
          <table:table-cell table:formula="of:=CONCATENATE([$przecinki.$A$2];[.E540];[$przecinki.$A$2];[$przecinki.$B$2];[$przecinki.$C$2];[$przecinki.$A$2];[.E540];[$przecinki.$A$2];[$przecinki.$D$2])" office:value-type="string" office:string-value="&quot;FKRJ&quot;: &quot;FKRJ&quot;," calcext:value-type="string">
            <text:p>"FKRJ": "FKRJ"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1];[$przecinki.$A$2];[$przecinki.$B$2];[$przecinki.$C$2];[$przecinki.$A$2];[.E54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2];[$przecinki.$A$2];[$przecinki.$B$2];[$przecinki.$C$2];[$przecinki.$A$2];[.E54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3];[$przecinki.$A$2];[$przecinki.$B$2];[$przecinki.$C$2];[$przecinki.$A$2];[.E543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4];[$przecinki.$A$2];[$przecinki.$B$2];[$przecinki.$C$2];[$przecinki.$A$2];[.E544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5];[$przecinki.$A$2];[$przecinki.$B$2];[$przecinki.$C$2];[$przecinki.$A$2];[.E545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6];[$przecinki.$A$2];[$przecinki.$B$2];[$przecinki.$C$2];[$przecinki.$A$2];[.E546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7];[$przecinki.$A$2];[$przecinki.$B$2];[$przecinki.$C$2];[$przecinki.$A$2];[.E547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8];[$przecinki.$A$2];[$przecinki.$B$2];[$przecinki.$C$2];[$przecinki.$A$2];[.E548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9];[$przecinki.$A$2];[$przecinki.$B$2];[$przecinki.$C$2];[$przecinki.$A$2];[.E549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50];[$przecinki.$A$2];[$przecinki.$B$2];[$przecinki.$C$2];[$przecinki.$A$2];[.E55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51];[$przecinki.$A$2];[$przecinki.$B$2];[$przecinki.$C$2];[$przecinki.$A$2];[.E55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52];[$przecinki.$A$2];[$przecinki.$B$2];[$przecinki.$C$2];[$przecinki.$A$2];[.E55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 table:number-rows-repeated="104802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zecinki" table:style-name="ta1">
        <table:table-column table:style-name="co7" table:number-columns-repeated="4" table:default-cell-style-name="ce56"/>
        <table:table-column table:style-name="co7" table:number-columns-repeated="1020" table:default-cell-style-name="ce33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  <table:table-cell office:value-type="string" calcext:value-type="string">
            <text:p>nawias-l</text:p>
          </table:table-cell>
          <table:table-cell office:value-type="string" calcext:value-type="string">
            <text:p>nawias-p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gwiazdka</text:p>
          </table:table-cell>
          <table:table-cell office:value-type="string" calcext:value-type="string">
            <text:p>tylda</text:p>
          </table:table-cell>
          <table:table-cell table:number-columns-repeated="1015"/>
        </table:table-row>
        <table:table-row table:style-name="ro3">
          <table:table-cell table:style-name="ce57" office:value-type="string" calcext:value-type="string">
            <text:p>"</text:p>
          </table:table-cell>
          <table:table-cell table:style-name="ce57" office:value-type="string" calcext:value-type="string">
            <text:p>:</text:p>
          </table:table-cell>
          <table:table-cell table:style-name="ce57" office:value-type="string" calcext:value-type="string">
            <text:p><text:s/></text:p>
          </table:table-cell>
          <table:table-cell table:style-name="ce57" office:value-type="string" calcext:value-type="string">
            <text:p>,</text:p>
          </table:table-cell>
          <table:table-cell table:style-name="ce57" office:value-type="string" calcext:value-type="string">
            <text:p>{</text:p>
          </table:table-cell>
          <table:table-cell table:style-name="ce57" office:value-type="string" calcext:value-type="string">
            <text:p>}</text:p>
          </table:table-cell>
          <table:table-cell table:style-name="ce57" office:value-type="string" calcext:value-type="string">
            <text:p>&amp;</text:p>
          </table:table-cell>
          <table:table-cell table:style-name="ce57" office:value-type="string" calcext:value-type="string">
            <text:p>*</text:p>
          </table:table-cell>
          <table:table-cell table:style-name="ce57" office:value-type="string" calcext:value-type="string">
            <text:p>~</text:p>
          </table:table-cell>
          <table:table-cell table:style-name="Default" table:number-columns-repeated="1015"/>
        </table:table-row>
      </table:table>
      <table:named-expressions/>
      <table:database-ranges>
        <table:database-range table:name="__Anonymous_Sheet_DB__1" table:target-range-address="'naglosy-edycja'.A1:'naglosy-edycja'.F54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.00.0000</text:date>, <text:time style:data-style-name="N2" text:time-value="17:50:05.6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1-29T18:03:40.403000000</dc:date>
    <meta:editing-duration>P1DT10H41M44S</meta:editing-duration>
    <meta:editing-cycles>49</meta:editing-cycles>
    <meta:generator>LibreOffice/7.0.3.1$Windows_X86_64 LibreOffice_project/d7547858d014d4cf69878db179d326fc3483e082</meta:generator>
    <meta:document-statistic meta:table-count="4" meta:cell-count="5890" meta:object-count="0"/>
  </office:meta>
</office:document-meta>
</file>